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2.847cm"/>
    </style:style>
    <style:style style:name="Tableau1.B" style:family="table-column">
      <style:table-column-properties style:column-width="8.156cm"/>
    </style:style>
    <style:style style:name="Tableau1.C" style:family="table-column">
      <style:table-column-properties style:column-width="5.997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2.731cm"/>
    </style:style>
    <style:style style:name="Tableau2.B" style:family="table-column">
      <style:table-column-properties style:column-width="2.311cm"/>
    </style:style>
    <style:style style:name="Tableau2.C" style:family="table-column">
      <style:table-column-properties style:column-width="3.364cm"/>
    </style:style>
    <style:style style:name="Tableau2.D" style:family="table-column">
      <style:table-column-properties style:column-width="3.316cm"/>
    </style:style>
    <style:style style:name="Tableau2.E" style:family="table-column">
      <style:table-column-properties style:column-width="5.279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2.134cm"/>
    </style:style>
    <style:style style:name="Tableau3.B" style:family="table-column">
      <style:table-column-properties style:column-width="6.336cm"/>
    </style:style>
    <style:style style:name="Tableau3.C" style:family="table-column">
      <style:table-column-properties style:column-width="8.53cm"/>
    </style:style>
    <style:style style:name="Tableau3.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7f8f2"/>
    </style:style>
    <style:style style:name="P5" style:family="paragraph" style:parent-style-name="Standard">
      <style:paragraph-properties fo:text-align="start" style:justify-single-word="false"/>
      <style:text-properties officeooo:paragraph-rsid="001c4c64"/>
    </style:style>
    <style:style style:name="P6" style:family="paragraph" style:parent-style-name="Standard">
      <style:paragraph-properties fo:margin-top="0cm" fo:margin-bottom="0.499cm" style:contextual-spacing="false" fo:text-align="start" style:justify-single-word="false"/>
    </style:style>
    <style:style style:name="P7" style:family="paragraph" style:parent-style-name="Standard">
      <style:paragraph-properties fo:text-align="start" style:justify-single-word="false"/>
      <style:text-properties officeooo:paragraph-rsid="001eb327"/>
    </style:style>
    <style:style style:name="P8" style:family="paragraph" style:parent-style-name="Text_20_body">
      <style:paragraph-properties fo:text-align="start" style:justify-single-word="false"/>
    </style:style>
    <style:style style:name="P9" style:family="paragraph" style:parent-style-name="Text_20_body">
      <style:text-properties officeooo:rsid="0017f8f2" officeooo:paragraph-rsid="0017f8f2"/>
    </style:style>
    <style:style style:name="P10" style:family="paragraph" style:parent-style-name="Standard">
      <style:text-properties officeooo:rsid="001acef2" officeooo:paragraph-rsid="001acef2"/>
    </style:style>
    <style:style style:name="P11" style:family="paragraph" style:parent-style-name="Standard">
      <style:paragraph-properties fo:text-align="start" style:justify-single-word="false"/>
      <style:text-properties officeooo:rsid="001e0bc4" officeooo:paragraph-rsid="001e0bc4"/>
    </style:style>
    <style:style style:name="P12" style:family="paragraph" style:parent-style-name="Text_20_body">
      <style:text-properties officeooo:rsid="001e0bc4" officeooo:paragraph-rsid="001e0bc4"/>
    </style:style>
    <style:style style:name="P13" style:family="paragraph" style:parent-style-name="Text_20_body">
      <style:paragraph-properties fo:margin-top="0cm" fo:margin-bottom="0cm" style:contextual-spacing="false"/>
    </style:style>
    <style:style style:name="P14" style:family="paragraph" style:parent-style-name="Text_20_body">
      <style:text-properties officeooo:paragraph-rsid="001cc637"/>
    </style:style>
    <style:style style:name="P15" style:family="paragraph" style:parent-style-name="Heading_20_6">
      <style:text-properties officeooo:paragraph-rsid="002308c0"/>
    </style:style>
    <style:style style:name="P16" style:family="paragraph" style:parent-style-name="Standard">
      <style:paragraph-properties fo:text-align="start" style:justify-single-word="false"/>
    </style:style>
    <style:style style:name="P17" style:family="paragraph" style:parent-style-name="Standard">
      <style:paragraph-properties fo:margin-top="0cm" fo:margin-bottom="0.499cm" style:contextual-spacing="false" fo:text-align="start" style:justify-single-word="false"/>
    </style:style>
    <style:style style:name="P18" style:family="paragraph" style:parent-style-name="Standard">
      <style:paragraph-properties fo:text-align="start" style:justify-single-word="false"/>
      <style:text-properties officeooo:paragraph-rsid="002a203c"/>
    </style:style>
    <style:style style:name="P19" style:family="paragraph" style:parent-style-name="Standard">
      <style:paragraph-properties fo:text-align="start" style:justify-single-word="false"/>
      <style:text-properties officeooo:rsid="002a203c" officeooo:paragraph-rsid="002a203c"/>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6"/>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10"/>
    <style:style style:name="P38" style:family="paragraph" style:parent-style-name="Text_20_body" style:list-style-name="L10">
      <style:paragraph-properties fo:margin-top="0cm" fo:margin-bottom="0cm" style:contextual-spacing="false"/>
    </style:style>
    <style:style style:name="P39" style:family="paragraph" style:parent-style-name="Text_20_body" style:list-style-name="L11"/>
    <style:style style:name="P40" style:family="paragraph" style:parent-style-name="Text_20_body" style:list-style-name="L11">
      <style:paragraph-properties fo:margin-top="0cm" fo:margin-bottom="0cm" style:contextual-spacing="false"/>
    </style:style>
    <style:style style:name="P41" style:family="paragraph" style:parent-style-name="Text_20_body" style:list-style-name="L12"/>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3"/>
    <style:style style:name="P44" style:family="paragraph" style:parent-style-name="Text_20_body" style:list-style-name="L13">
      <style:paragraph-properties fo:margin-top="0cm" fo:margin-bottom="0cm" style:contextual-spacing="false"/>
    </style:style>
    <style:style style:name="P45" style:family="paragraph" style:parent-style-name="Text_20_body" style:list-style-name="L14"/>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list-style-name="L15"/>
    <style:style style:name="P48" style:family="paragraph" style:parent-style-name="Text_20_body" style:list-style-name="L15">
      <style:paragraph-properties fo:margin-top="0cm" fo:margin-bottom="0cm" style:contextual-spacing="false"/>
    </style:style>
    <style:style style:name="P49" style:family="paragraph" style:parent-style-name="Text_20_body" style:list-style-name="L16"/>
    <style:style style:name="P50" style:family="paragraph" style:parent-style-name="Text_20_body" style:list-style-name="L16">
      <style:paragraph-properties fo:margin-top="0cm" fo:margin-bottom="0cm" style:contextual-spacing="false"/>
    </style:style>
    <style:style style:name="P51" style:family="paragraph" style:parent-style-name="Text_20_body" style:list-style-name="L17"/>
    <style:style style:name="P52" style:family="paragraph" style:parent-style-name="Text_20_body" style:list-style-name="L17">
      <style:paragraph-properties fo:margin-top="0cm" fo:margin-bottom="0cm" style:contextual-spacing="false"/>
    </style:style>
    <style:style style:name="P53" style:family="paragraph" style:parent-style-name="Text_20_body" style:list-style-name="L18"/>
    <style:style style:name="P54" style:family="paragraph" style:parent-style-name="Text_20_body" style:list-style-name="L18">
      <style:paragraph-properties fo:margin-top="0cm" fo:margin-bottom="0cm" style:contextual-spacing="false"/>
    </style:style>
    <style:style style:name="P55" style:family="paragraph" style:parent-style-name="Text_20_body" style:list-style-name="L19"/>
    <style:style style:name="P56" style:family="paragraph" style:parent-style-name="Text_20_body" style:list-style-name="L19">
      <style:paragraph-properties fo:margin-top="0cm" fo:margin-bottom="0cm" style:contextual-spacing="false"/>
    </style:style>
    <style:style style:name="P57" style:family="paragraph" style:parent-style-name="Text_20_body" style:list-style-name="L20"/>
    <style:style style:name="P58" style:family="paragraph" style:parent-style-name="Text_20_body" style:list-style-name="L20">
      <style:paragraph-properties fo:margin-top="0cm" fo:margin-bottom="0cm" style:contextual-spacing="false"/>
    </style:style>
    <style:style style:name="P59" style:family="paragraph" style:parent-style-name="Text_20_body" style:list-style-name="L21"/>
    <style:style style:name="P60" style:family="paragraph" style:parent-style-name="Text_20_body" style:list-style-name="L21">
      <style:paragraph-properties fo:margin-top="0cm" fo:margin-bottom="0cm" style:contextual-spacing="false"/>
    </style:style>
    <style:style style:name="P61" style:family="paragraph" style:parent-style-name="Text_20_body" style:list-style-name="L22"/>
    <style:style style:name="P62" style:family="paragraph" style:parent-style-name="Text_20_body" style:list-style-name="L22">
      <style:paragraph-properties fo:margin-top="0cm" fo:margin-bottom="0cm" style:contextual-spacing="false"/>
    </style:style>
    <style:style style:name="P63" style:family="paragraph" style:parent-style-name="Text_20_body" style:list-style-name="L23"/>
    <style:style style:name="P64" style:family="paragraph" style:parent-style-name="Text_20_body" style:list-style-name="L23">
      <style:paragraph-properties fo:margin-top="0cm" fo:margin-bottom="0cm" style:contextual-spacing="false"/>
    </style:style>
    <style:style style:name="P65" style:family="paragraph" style:parent-style-name="Text_20_body" style:list-style-name="L24"/>
    <style:style style:name="P66" style:family="paragraph" style:parent-style-name="Text_20_body" style:list-style-name="L24">
      <style:paragraph-properties fo:margin-top="0cm" fo:margin-bottom="0cm" style:contextual-spacing="false"/>
    </style:style>
    <style:style style:name="P67" style:family="paragraph" style:parent-style-name="Text_20_body" style:list-style-name="L25"/>
    <style:style style:name="P68" style:family="paragraph" style:parent-style-name="Text_20_body" style:list-style-name="L25">
      <style:paragraph-properties fo:margin-top="0cm" fo:margin-bottom="0cm" style:contextual-spacing="false"/>
    </style:style>
    <style:style style:name="P69" style:family="paragraph" style:parent-style-name="Text_20_body" style:list-style-name="L26"/>
    <style:style style:name="P70" style:family="paragraph" style:parent-style-name="Text_20_body" style:list-style-name="L26">
      <style:paragraph-properties fo:margin-top="0cm" fo:margin-bottom="0cm" style:contextual-spacing="false"/>
    </style:style>
    <style:style style:name="P71" style:family="paragraph" style:parent-style-name="Text_20_body" style:list-style-name="L27"/>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8"/>
    <style:style style:name="P74" style:family="paragraph" style:parent-style-name="Text_20_body" style:list-style-name="L28">
      <style:paragraph-properties fo:margin-top="0cm" fo:margin-bottom="0cm" style:contextual-spacing="false"/>
    </style:style>
    <style:style style:name="P75" style:family="paragraph" style:parent-style-name="Text_20_body" style:list-style-name="L29"/>
    <style:style style:name="P76" style:family="paragraph" style:parent-style-name="Text_20_body" style:list-style-name="L29">
      <style:paragraph-properties fo:margin-top="0cm" fo:margin-bottom="0cm" style:contextual-spacing="false"/>
    </style:style>
    <style:style style:name="P77" style:family="paragraph" style:parent-style-name="Text_20_body" style:list-style-name="L30"/>
    <style:style style:name="P78" style:family="paragraph" style:parent-style-name="Text_20_body" style:list-style-name="L30">
      <style:paragraph-properties fo:margin-top="0cm" fo:margin-bottom="0cm" style:contextual-spacing="false"/>
    </style:style>
    <style:style style:name="P79" style:family="paragraph" style:parent-style-name="Text_20_body" style:list-style-name="L31"/>
    <style:style style:name="P80" style:family="paragraph" style:parent-style-name="Text_20_body" style:list-style-name="L31">
      <style:paragraph-properties fo:margin-top="0cm" fo:margin-bottom="0cm" style:contextual-spacing="false"/>
    </style:style>
    <style:style style:name="P81" style:family="paragraph" style:parent-style-name="Text_20_body" style:list-style-name="L32"/>
    <style:style style:name="P82" style:family="paragraph" style:parent-style-name="Text_20_body" style:list-style-name="L32">
      <style:paragraph-properties fo:margin-top="0cm" fo:margin-bottom="0cm" style:contextual-spacing="false"/>
    </style:style>
    <style:style style:name="P83" style:family="paragraph" style:parent-style-name="Text_20_body" style:list-style-name="L33"/>
    <style:style style:name="P84" style:family="paragraph" style:parent-style-name="Text_20_body" style:list-style-name="L33">
      <style:paragraph-properties fo:margin-top="0cm" fo:margin-bottom="0cm" style:contextual-spacing="false"/>
    </style:style>
    <style:style style:name="P85" style:family="paragraph" style:parent-style-name="Text_20_body" style:list-style-name="L34"/>
    <style:style style:name="P86" style:family="paragraph" style:parent-style-name="Text_20_body" style:list-style-name="L34">
      <style:paragraph-properties fo:margin-top="0cm" fo:margin-bottom="0cm" style:contextual-spacing="false"/>
    </style:style>
    <style:style style:name="P87" style:family="paragraph" style:parent-style-name="Text_20_body" style:list-style-name="L35"/>
    <style:style style:name="P88" style:family="paragraph" style:parent-style-name="Text_20_body" style:list-style-name="L35">
      <style:paragraph-properties fo:margin-top="0cm" fo:margin-bottom="0cm" style:contextual-spacing="false"/>
    </style:style>
    <style:style style:name="P89" style:family="paragraph" style:parent-style-name="Text_20_body" style:list-style-name="L36"/>
    <style:style style:name="P90" style:family="paragraph" style:parent-style-name="Text_20_body" style:list-style-name="L36">
      <style:paragraph-properties fo:margin-top="0cm" fo:margin-bottom="0cm" style:contextual-spacing="false"/>
    </style:style>
    <style:style style:name="P91" style:family="paragraph" style:parent-style-name="Text_20_body" style:list-style-name="L37"/>
    <style:style style:name="P92" style:family="paragraph" style:parent-style-name="Text_20_body" style:list-style-name="L37">
      <style:paragraph-properties fo:margin-top="0cm" fo:margin-bottom="0cm" style:contextual-spacing="false"/>
    </style:style>
    <style:style style:name="P93" style:family="paragraph" style:parent-style-name="Text_20_body" style:list-style-name="L38"/>
    <style:style style:name="P94" style:family="paragraph" style:parent-style-name="Text_20_body" style:list-style-name="L38">
      <style:paragraph-properties fo:margin-top="0cm" fo:margin-bottom="0cm" style:contextual-spacing="false"/>
    </style:style>
    <style:style style:name="P95" style:family="paragraph" style:parent-style-name="Text_20_body" style:list-style-name="L39"/>
    <style:style style:name="P96" style:family="paragraph" style:parent-style-name="Text_20_body" style:list-style-name="L39">
      <style:paragraph-properties fo:margin-top="0cm" fo:margin-bottom="0cm" style:contextual-spacing="false"/>
    </style:style>
    <style:style style:name="P97" style:family="paragraph" style:parent-style-name="Text_20_body" style:list-style-name="L40"/>
    <style:style style:name="P98" style:family="paragraph" style:parent-style-name="Text_20_body" style:list-style-name="L40">
      <style:paragraph-properties fo:margin-top="0cm" fo:margin-bottom="0cm" style:contextual-spacing="false"/>
    </style:style>
    <style:style style:name="P99" style:family="paragraph" style:parent-style-name="Text_20_body" style:list-style-name="L41"/>
    <style:style style:name="P100" style:family="paragraph" style:parent-style-name="Text_20_body" style:list-style-name="L41">
      <style:paragraph-properties fo:margin-top="0cm" fo:margin-bottom="0cm" style:contextual-spacing="false"/>
    </style:style>
    <style:style style:name="P101" style:family="paragraph" style:parent-style-name="Text_20_body" style:list-style-name="L42"/>
    <style:style style:name="P102" style:family="paragraph" style:parent-style-name="Text_20_body" style:list-style-name="L42">
      <style:paragraph-properties fo:margin-top="0cm" fo:margin-bottom="0cm" style:contextual-spacing="false"/>
    </style:style>
    <style:style style:name="P103" style:family="paragraph" style:parent-style-name="Text_20_body" style:list-style-name="L43"/>
    <style:style style:name="P104" style:family="paragraph" style:parent-style-name="Text_20_body" style:list-style-name="L43">
      <style:paragraph-properties fo:margin-top="0cm" fo:margin-bottom="0cm" style:contextual-spacing="false"/>
    </style:style>
    <style:style style:name="P105" style:family="paragraph" style:parent-style-name="Text_20_body" style:list-style-name="L44"/>
    <style:style style:name="P106" style:family="paragraph" style:parent-style-name="Text_20_body" style:list-style-name="L44">
      <style:paragraph-properties fo:margin-top="0cm" fo:margin-bottom="0cm" style:contextual-spacing="false"/>
    </style:style>
    <style:style style:name="P107" style:family="paragraph" style:parent-style-name="Text_20_body" style:list-style-name="L45"/>
    <style:style style:name="P108" style:family="paragraph" style:parent-style-name="Text_20_body" style:list-style-name="L45">
      <style:paragraph-properties fo:margin-top="0cm" fo:margin-bottom="0cm" style:contextual-spacing="false"/>
    </style:style>
    <style:style style:name="P109" style:family="paragraph" style:parent-style-name="Text_20_body" style:list-style-name="L46"/>
    <style:style style:name="P110" style:family="paragraph" style:parent-style-name="Text_20_body" style:list-style-name="L46">
      <style:paragraph-properties fo:margin-top="0cm" fo:margin-bottom="0cm" style:contextual-spacing="false"/>
    </style:style>
    <style:style style:name="P111" style:family="paragraph" style:parent-style-name="Text_20_body" style:list-style-name="L47"/>
    <style:style style:name="P112" style:family="paragraph" style:parent-style-name="Text_20_body" style:list-style-name="L47">
      <style:paragraph-properties fo:margin-top="0cm" fo:margin-bottom="0cm" style:contextual-spacing="false"/>
    </style:style>
    <style:style style:name="P113" style:family="paragraph" style:parent-style-name="Text_20_body" style:list-style-name="L48"/>
    <style:style style:name="P114" style:family="paragraph" style:parent-style-name="Text_20_body" style:list-style-name="L48">
      <style:paragraph-properties fo:margin-top="0cm" fo:margin-bottom="0cm" style:contextual-spacing="false"/>
    </style:style>
    <style:style style:name="P115" style:family="paragraph" style:parent-style-name="Text_20_body" style:list-style-name="L49"/>
    <style:style style:name="P116" style:family="paragraph" style:parent-style-name="Text_20_body" style:list-style-name="L49">
      <style:paragraph-properties fo:margin-top="0cm" fo:margin-bottom="0cm" style:contextual-spacing="false"/>
    </style:style>
    <style:style style:name="P117" style:family="paragraph" style:parent-style-name="Text_20_body" style:list-style-name="L50"/>
    <style:style style:name="P118" style:family="paragraph" style:parent-style-name="Text_20_body" style:list-style-name="L50">
      <style:paragraph-properties fo:margin-top="0cm" fo:margin-bottom="0cm" style:contextual-spacing="false"/>
    </style:style>
    <style:style style:name="P119" style:family="paragraph" style:parent-style-name="Text_20_body" style:list-style-name="L51"/>
    <style:style style:name="P120" style:family="paragraph" style:parent-style-name="Text_20_body" style:list-style-name="L51">
      <style:paragraph-properties fo:margin-top="0cm" fo:margin-bottom="0cm" style:contextual-spacing="false"/>
    </style:style>
    <style:style style:name="P121" style:family="paragraph" style:parent-style-name="Text_20_body" style:list-style-name="L52"/>
    <style:style style:name="P122" style:family="paragraph" style:parent-style-name="Text_20_body" style:list-style-name="L52">
      <style:paragraph-properties fo:margin-top="0cm" fo:margin-bottom="0cm" style:contextual-spacing="false"/>
    </style:style>
    <style:style style:name="P123" style:family="paragraph" style:parent-style-name="Text_20_body" style:list-style-name="L53"/>
    <style:style style:name="P124" style:family="paragraph" style:parent-style-name="Text_20_body" style:list-style-name="L53">
      <style:paragraph-properties fo:margin-top="0cm" fo:margin-bottom="0cm" style:contextual-spacing="false"/>
    </style:style>
    <style:style style:name="P125" style:family="paragraph" style:parent-style-name="Text_20_body" style:list-style-name="L54"/>
    <style:style style:name="P126" style:family="paragraph" style:parent-style-name="Text_20_body" style:list-style-name="L54">
      <style:paragraph-properties fo:margin-top="0cm" fo:margin-bottom="0cm" style:contextual-spacing="false"/>
    </style:style>
    <style:style style:name="P127" style:family="paragraph" style:parent-style-name="Text_20_body" style:list-style-name="L55"/>
    <style:style style:name="P128" style:family="paragraph" style:parent-style-name="Text_20_body" style:list-style-name="L55">
      <style:paragraph-properties fo:margin-top="0cm" fo:margin-bottom="0cm" style:contextual-spacing="false"/>
    </style:style>
    <style:style style:name="P129" style:family="paragraph" style:parent-style-name="Text_20_body" style:list-style-name="L56"/>
    <style:style style:name="P130" style:family="paragraph" style:parent-style-name="Text_20_body" style:list-style-name="L56">
      <style:paragraph-properties fo:margin-top="0cm" fo:margin-bottom="0cm" style:contextual-spacing="false"/>
    </style:style>
    <style:style style:name="P131" style:family="paragraph" style:parent-style-name="Text_20_body" style:list-style-name="L57"/>
    <style:style style:name="P132" style:family="paragraph" style:parent-style-name="Text_20_body" style:list-style-name="L57">
      <style:paragraph-properties fo:margin-top="0cm" fo:margin-bottom="0cm" style:contextual-spacing="false"/>
    </style:style>
    <style:style style:name="P133" style:family="paragraph" style:parent-style-name="Text_20_body" style:list-style-name="L58"/>
    <style:style style:name="P134" style:family="paragraph" style:parent-style-name="Text_20_body" style:list-style-name="L58">
      <style:paragraph-properties fo:margin-top="0cm" fo:margin-bottom="0cm" style:contextual-spacing="false"/>
    </style:style>
    <style:style style:name="P135" style:family="paragraph" style:parent-style-name="Text_20_body" style:list-style-name="L59"/>
    <style:style style:name="P136" style:family="paragraph" style:parent-style-name="Text_20_body" style:list-style-name="L59">
      <style:paragraph-properties fo:margin-top="0cm" fo:margin-bottom="0cm" style:contextual-spacing="false"/>
    </style:style>
    <style:style style:name="P137" style:family="paragraph" style:parent-style-name="Text_20_body" style:list-style-name="L60"/>
    <style:style style:name="P138" style:family="paragraph" style:parent-style-name="Text_20_body" style:list-style-name="L60">
      <style:paragraph-properties fo:margin-top="0cm" fo:margin-bottom="0cm" style:contextual-spacing="false"/>
    </style:style>
    <style:style style:name="P139" style:family="paragraph" style:parent-style-name="Text_20_body" style:list-style-name="L61"/>
    <style:style style:name="P140" style:family="paragraph" style:parent-style-name="Text_20_body" style:list-style-name="L61">
      <style:paragraph-properties fo:margin-top="0cm" fo:margin-bottom="0cm" style:contextual-spacing="false"/>
    </style:style>
    <style:style style:name="P141" style:family="paragraph" style:parent-style-name="Text_20_body" style:list-style-name="L62"/>
    <style:style style:name="P142" style:family="paragraph" style:parent-style-name="Text_20_body" style:list-style-name="L62">
      <style:paragraph-properties fo:margin-top="0cm" fo:margin-bottom="0cm" style:contextual-spacing="false"/>
    </style:style>
    <style:style style:name="P143" style:family="paragraph" style:parent-style-name="Text_20_body" style:list-style-name="L63"/>
    <style:style style:name="P144" style:family="paragraph" style:parent-style-name="Text_20_body" style:list-style-name="L63">
      <style:paragraph-properties fo:margin-top="0cm" fo:margin-bottom="0cm" style:contextual-spacing="false"/>
    </style:style>
    <style:style style:name="P145" style:family="paragraph" style:parent-style-name="Text_20_body" style:list-style-name="L64"/>
    <style:style style:name="P146" style:family="paragraph" style:parent-style-name="Text_20_body" style:list-style-name="L64">
      <style:paragraph-properties fo:margin-top="0cm" fo:margin-bottom="0cm" style:contextual-spacing="false"/>
    </style:style>
    <style:style style:name="P147" style:family="paragraph" style:parent-style-name="Text_20_body" style:list-style-name="L65"/>
    <style:style style:name="P148" style:family="paragraph" style:parent-style-name="Text_20_body" style:list-style-name="L65">
      <style:paragraph-properties fo:margin-top="0cm" fo:margin-bottom="0cm" style:contextual-spacing="false"/>
    </style:style>
    <style:style style:name="P149" style:family="paragraph" style:parent-style-name="Text_20_body" style:list-style-name="L66"/>
    <style:style style:name="P150" style:family="paragraph" style:parent-style-name="Text_20_body" style:list-style-name="L66">
      <style:paragraph-properties fo:margin-top="0cm" fo:margin-bottom="0cm" style:contextual-spacing="false"/>
    </style:style>
    <style:style style:name="P151" style:family="paragraph" style:parent-style-name="Text_20_body" style:list-style-name="L67"/>
    <style:style style:name="P152" style:family="paragraph" style:parent-style-name="Text_20_body" style:list-style-name="L67">
      <style:paragraph-properties fo:margin-top="0cm" fo:margin-bottom="0cm" style:contextual-spacing="false"/>
    </style:style>
    <style:style style:name="P153" style:family="paragraph" style:parent-style-name="Text_20_body" style:list-style-name="L68"/>
    <style:style style:name="P154" style:family="paragraph" style:parent-style-name="Text_20_body" style:list-style-name="L68">
      <style:paragraph-properties fo:margin-top="0cm" fo:margin-bottom="0cm" style:contextual-spacing="false"/>
    </style:style>
    <style:style style:name="P155" style:family="paragraph" style:parent-style-name="Text_20_body" style:list-style-name="L69"/>
    <style:style style:name="P156" style:family="paragraph" style:parent-style-name="Text_20_body" style:list-style-name="L69">
      <style:paragraph-properties fo:margin-top="0cm" fo:margin-bottom="0cm" style:contextual-spacing="false"/>
    </style:style>
    <style:style style:name="P157" style:family="paragraph" style:parent-style-name="Text_20_body" style:list-style-name="L70"/>
    <style:style style:name="P158" style:family="paragraph" style:parent-style-name="Text_20_body" style:list-style-name="L70">
      <style:paragraph-properties fo:margin-top="0cm" fo:margin-bottom="0cm" style:contextual-spacing="false"/>
    </style:style>
    <style:style style:name="P159" style:family="paragraph" style:parent-style-name="Text_20_body" style:list-style-name="L71"/>
    <style:style style:name="P160" style:family="paragraph" style:parent-style-name="Text_20_body" style:list-style-name="L71">
      <style:paragraph-properties fo:margin-top="0cm" fo:margin-bottom="0cm" style:contextual-spacing="false"/>
    </style:style>
    <style:style style:name="P161" style:family="paragraph" style:parent-style-name="Text_20_body" style:list-style-name="L72"/>
    <style:style style:name="P162" style:family="paragraph" style:parent-style-name="Text_20_body" style:list-style-name="L72">
      <style:paragraph-properties fo:margin-top="0cm" fo:margin-bottom="0cm" style:contextual-spacing="false"/>
    </style:style>
    <style:style style:name="P163" style:family="paragraph" style:parent-style-name="Text_20_body" style:list-style-name="L73"/>
    <style:style style:name="P164" style:family="paragraph" style:parent-style-name="Text_20_body" style:list-style-name="L73">
      <style:paragraph-properties fo:margin-top="0cm" fo:margin-bottom="0cm" style:contextual-spacing="false"/>
    </style:style>
    <style:style style:name="P165" style:family="paragraph" style:parent-style-name="Text_20_body" style:list-style-name="L74"/>
    <style:style style:name="P166" style:family="paragraph" style:parent-style-name="Text_20_body" style:list-style-name="L74">
      <style:paragraph-properties fo:margin-top="0cm" fo:margin-bottom="0cm" style:contextual-spacing="false"/>
    </style:style>
    <style:style style:name="P167" style:family="paragraph" style:parent-style-name="Text_20_body" style:list-style-name="L75"/>
    <style:style style:name="P168" style:family="paragraph" style:parent-style-name="Text_20_body" style:list-style-name="L75">
      <style:paragraph-properties fo:margin-top="0cm" fo:margin-bottom="0cm" style:contextual-spacing="false"/>
    </style:style>
    <style:style style:name="P169" style:family="paragraph" style:parent-style-name="Text_20_body" style:list-style-name="L76"/>
    <style:style style:name="P170" style:family="paragraph" style:parent-style-name="Text_20_body" style:list-style-name="L76">
      <style:paragraph-properties fo:margin-top="0cm" fo:margin-bottom="0cm" style:contextual-spacing="false"/>
    </style:style>
    <style:style style:name="P171" style:family="paragraph" style:parent-style-name="Text_20_body" style:list-style-name="L77"/>
    <style:style style:name="P172" style:family="paragraph" style:parent-style-name="Text_20_body">
      <style:paragraph-properties fo:margin-top="0cm" fo:margin-bottom="0cm" style:contextual-spacing="false"/>
      <style:text-properties officeooo:paragraph-rsid="002308c0"/>
    </style:style>
    <style:style style:name="P173" style:family="paragraph" style:parent-style-name="Text_20_body">
      <style:paragraph-properties fo:text-align="start" style:justify-single-word="false"/>
    </style:style>
    <style:style style:name="P174" style:family="paragraph" style:parent-style-name="Text_20_body" style:list-style-name="L78"/>
    <style:style style:name="P175" style:family="paragraph" style:parent-style-name="Text_20_body" style:list-style-name="L78">
      <style:paragraph-properties fo:margin-top="0cm" fo:margin-bottom="0cm" style:contextual-spacing="false"/>
    </style:style>
    <style:style style:name="P176" style:family="paragraph" style:parent-style-name="Text_20_body" style:list-style-name="L79"/>
    <style:style style:name="P177" style:family="paragraph" style:parent-style-name="Text_20_body" style:list-style-name="L79">
      <style:paragraph-properties fo:margin-top="0cm" fo:margin-bottom="0cm" style:contextual-spacing="false"/>
    </style:style>
    <style:style style:name="P178" style:family="paragraph" style:parent-style-name="Text_20_body" style:list-style-name="L80"/>
    <style:style style:name="P179" style:family="paragraph" style:parent-style-name="Text_20_body" style:list-style-name="L80">
      <style:paragraph-properties fo:margin-top="0cm" fo:margin-bottom="0cm" style:contextual-spacing="false"/>
    </style:style>
    <style:style style:name="P180" style:family="paragraph" style:parent-style-name="Text_20_body" style:list-style-name="L84"/>
    <style:style style:name="P181" style:family="paragraph" style:parent-style-name="Text_20_body" style:list-style-name="L84">
      <style:paragraph-properties fo:margin-top="0cm" fo:margin-bottom="0cm" style:contextual-spacing="false"/>
    </style:style>
    <style:style style:name="P182" style:family="paragraph" style:parent-style-name="Text_20_body" style:list-style-name="L85"/>
    <style:style style:name="P183" style:family="paragraph" style:parent-style-name="Text_20_body" style:list-style-name="L85">
      <style:paragraph-properties fo:margin-top="0cm" fo:margin-bottom="0cm" style:contextual-spacing="false"/>
    </style:style>
    <style:style style:name="P184" style:family="paragraph" style:parent-style-name="Text_20_body" style:list-style-name="L86"/>
    <style:style style:name="P185" style:family="paragraph" style:parent-style-name="Text_20_body" style:list-style-name="L86">
      <style:paragraph-properties fo:margin-top="0cm" fo:margin-bottom="0cm" style:contextual-spacing="false"/>
    </style:style>
    <style:style style:name="P186" style:family="paragraph" style:parent-style-name="Text_20_body" style:list-style-name="L87"/>
    <style:style style:name="P187" style:family="paragraph" style:parent-style-name="Text_20_body" style:list-style-name="L87">
      <style:paragraph-properties fo:margin-top="0cm" fo:margin-bottom="0cm" style:contextual-spacing="false"/>
    </style:style>
    <style:style style:name="P188" style:family="paragraph" style:parent-style-name="Text_20_body" style:list-style-name="L88"/>
    <style:style style:name="P189" style:family="paragraph" style:parent-style-name="Text_20_body" style:list-style-name="L88">
      <style:paragraph-properties fo:margin-top="0cm" fo:margin-bottom="0cm" style:contextual-spacing="false"/>
    </style:style>
    <style:style style:name="P190" style:family="paragraph" style:parent-style-name="Text_20_body" style:list-style-name="L89"/>
    <style:style style:name="P191" style:family="paragraph" style:parent-style-name="Text_20_body" style:list-style-name="L89">
      <style:paragraph-properties fo:margin-top="0cm" fo:margin-bottom="0cm" style:contextual-spacing="false"/>
    </style:style>
    <style:style style:name="P192" style:family="paragraph" style:parent-style-name="Text_20_body" style:list-style-name="L90"/>
    <style:style style:name="P193" style:family="paragraph" style:parent-style-name="Text_20_body" style:list-style-name="L90">
      <style:paragraph-properties fo:margin-top="0cm" fo:margin-bottom="0cm" style:contextual-spacing="false"/>
    </style:style>
    <style:style style:name="P194" style:family="paragraph" style:parent-style-name="Text_20_body" style:list-style-name="L91"/>
    <style:style style:name="P195" style:family="paragraph" style:parent-style-name="Text_20_body" style:list-style-name="L91">
      <style:paragraph-properties fo:margin-top="0cm" fo:margin-bottom="0cm" style:contextual-spacing="false"/>
    </style:style>
    <style:style style:name="P196" style:family="paragraph" style:parent-style-name="Text_20_body" style:list-style-name="L92"/>
    <style:style style:name="P197" style:family="paragraph" style:parent-style-name="Text_20_body" style:list-style-name="L92">
      <style:paragraph-properties fo:margin-top="0cm" fo:margin-bottom="0cm" style:contextual-spacing="false"/>
    </style:style>
    <style:style style:name="P198" style:family="paragraph" style:parent-style-name="Text_20_body" style:list-style-name="L93"/>
    <style:style style:name="P199" style:family="paragraph" style:parent-style-name="Text_20_body" style:list-style-name="L93">
      <style:paragraph-properties fo:margin-top="0cm" fo:margin-bottom="0cm" style:contextual-spacing="false"/>
    </style:style>
    <style:style style:name="P200" style:family="paragraph" style:parent-style-name="Text_20_body" style:list-style-name="L94"/>
    <style:style style:name="P201" style:family="paragraph" style:parent-style-name="Text_20_body" style:list-style-name="L94">
      <style:paragraph-properties fo:margin-top="0cm" fo:margin-bottom="0cm" style:contextual-spacing="false"/>
    </style:style>
    <style:style style:name="P202" style:family="paragraph" style:parent-style-name="Text_20_body" style:list-style-name="L95"/>
    <style:style style:name="P203" style:family="paragraph" style:parent-style-name="Text_20_body" style:list-style-name="L95">
      <style:paragraph-properties fo:margin-top="0cm" fo:margin-bottom="0cm" style:contextual-spacing="false"/>
    </style:style>
    <style:style style:name="P204" style:family="paragraph" style:parent-style-name="Text_20_body" style:list-style-name="L96"/>
    <style:style style:name="P205" style:family="paragraph" style:parent-style-name="Text_20_body" style:list-style-name="L96">
      <style:paragraph-properties fo:margin-top="0cm" fo:margin-bottom="0cm" style:contextual-spacing="false"/>
    </style:style>
    <style:style style:name="P206" style:family="paragraph" style:parent-style-name="Text_20_body" style:list-style-name="L97"/>
    <style:style style:name="P207" style:family="paragraph" style:parent-style-name="Text_20_body" style:list-style-name="L97">
      <style:paragraph-properties fo:margin-top="0cm" fo:margin-bottom="0cm" style:contextual-spacing="false"/>
    </style:style>
    <style:style style:name="T1" style:family="text">
      <style:text-properties officeooo:rsid="0017f8f2"/>
    </style:style>
    <style:style style:name="T2" style:family="text">
      <style:text-properties officeooo:rsid="001e0bc4"/>
    </style:style>
    <style:style style:name="T3" style:family="text">
      <style:text-properties officeooo:rsid="002a203c"/>
    </style:style>
    <style:style style:name="fr1"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
      <text:p text:style-name="Standard"/>
      <text:p text:style-name="Standard"/>
      <text:p text:style-name="P3"><text:s text:c="8"/>Qu'est-ce que le tout ?</text:p>
      <text:h text:style-name="Heading_20_6" text:outline-level="6">ChatGPT a dit :</text:h>
      <text:p text:style-name="Text_20_body">ChatGPT</text:p>
      <text:p text:style-name="Text_20_body">La question « Qu'est-ce que le tout ? » peut être interprétée de différentes manières selon le contexte, mais elle renvoie souvent à des notions philosophiques, scientifiques ou métaphysiques. Voici plusieurs interprétations possibles :</text:p>
      <text:list text:style-name="L1">
        <text:list-item>
          <text:p text:style-name="P20"><text:span text:style-name="Strong_20_Emphasis">Philosophiquement :</text:span> Dans la philosophie, notamment dans les réflexions sur l'ontologie (l'étude de l'être), le "tout" est souvent abordé comme la totalité de ce qui existe. Cette totalité peut être pensée comme un ensemble structuré, un cosmos ordonné, ou simplement la somme des entités individuelles. Des philosophes comme <text:span text:style-name="Strong_20_Emphasis">Héraclite</text:span> ou <text:span text:style-name="Strong_20_Emphasis">Parménide</text:span> ont réfléchi sur l'unité du tout, posant la question de savoir si le "tout" est un, immuable, ou bien en perpétuel changement.</text:p>
          <text:p text:style-name="P20"><text:span text:style-name="Strong_20_Emphasis">Spinoza</text:span>, par exemple, voyait Dieu comme un être infini qui englobe tout, où Dieu et la nature sont une seule et même chose (panthéisme). Dans cette perspective, le "tout" serait une substance unique dont tout découle et qui inclut toutes les réalités.</text:p>
        </text:list-item>
        <text:list-item>
          <text:p text:style-name="P20"><text:span text:style-name="Strong_20_Emphasis">Scientifiquement :</text:span> Du point de vue de la physique ou de la cosmologie, le "tout" pourrait désigner l'univers dans sa totalité. Cela inclut la matière, l'énergie, l'espace, le temps, et toutes les lois qui régissent l'univers. Le concept du "tout" dans ce cadre renvoie aussi à des réflexions sur la nature de l'univers : est-il fini ou infini ? Est-il en expansion éternelle ? Est-il constitué de multiples dimensions ou univers parallèles (multivers) ?</text:p>
        </text:list-item>
        <text:list-item>
          <text:p text:style-name="P20"><text:span text:style-name="Strong_20_Emphasis">Métaphysiquement ou spirituellement :</text:span> Dans certaines traditions religieuses ou spirituelles, le "tout" peut être perçu comme une unité transcendantale, une totalité ultime qui va au-delà des apparences fragmentées du monde physique. Cette idée se retrouve dans des traditions comme l'hindouisme (avec le concept de <text:span text:style-name="Strong_20_Emphasis">Brahman</text:span>, l'absolu) ou dans des formes de mysticisme où le but de la quête spirituelle est de retrouver cette unité avec le "tout".</text:p>
        </text:list-item>
        <text:list-item>
          <text:p text:style-name="P20"><text:span text:style-name="Strong_20_Emphasis">Dans la logique et les mathématiques :</text:span> En logique, le "tout" peut être utilisé pour parler d’un ensemble total, en tant qu’union de plusieurs sous-ensembles ou parties. Il y a des questions intéressantes sur la manière dont les parties se rapportent au tout, ou si un tout est plus que la somme de ses parties (pensée qui renvoie à la <text:span text:style-name="Strong_20_Emphasis">Gestalt</text:span> en psychologie).</text:p>
        </text:list-item>
      </text:list>
      <text:p text:style-name="Text_20_body">En résumé, "le tout" peut être compris comme une notion universelle qui englobe la totalité des êtres, des phénomènes ou des éléments d'un système, et son interprétation dépend fortement du cadre dans lequel on se place (philosophique, scientifique, spirituel, etc.).</text:p>
      <text:p text:style-name="Text_20_body">4o</text:p>
      <text:h text:style-name="Heading_20_5" text:outline-level="5"><text:soft-page-break/></text:h>
      <text:h text:style-name="Heading_20_5" text:outline-level="5">Vous avez dit :</text:h>
      <text:p text:style-name="Text_20_body">Partant du postulat que le tout est une notion universelle qui englobe la totalité des êtres, des phénomènes ou des éléments d'un système, de quel type ou catégorie seraient ces différents êtres, phénomènes ou éléments ?</text:p>
      <text:h text:style-name="Heading_20_6" text:outline-level="6">ChatGPT a dit :</text:h>
      <text:p text:style-name="Text_20_body">ChatGPT</text:p>
      <text:p text:style-name="Text_20_body">Si l’on part du postulat que le « tout » est une notion universelle englobant la totalité des êtres, des phénomènes et des éléments d’un système, les types ou catégories de ces êtres, phénomènes ou éléments peuvent être classifiés en fonction de différentes perspectives ou disciplines. Voici quelques approches possibles pour structurer cette totalité :</text:p>
      <text:h text:style-name="Heading_20_3" text:outline-level="3">1. <text:span text:style-name="Strong_20_Emphasis">Ontologique (l’être et l’existence)</text:span></text:h>
      <text:p text:style-name="Text_20_body">Dans l’ontologie, on s’intéresse aux différents modes d’existence des choses. Les catégories peuvent être :</text:p>
      <text:list text:style-name="L2">
        <text:list-item>
          <text:p text:style-name="P22"><text:span text:style-name="Strong_20_Emphasis">Êtres matériels</text:span> : Tout ce qui est physiquement tangible, comme les objets, les corps célestes, les organismes vivants, etc.</text:p>
        </text:list-item>
        <text:list-item>
          <text:p text:style-name="P22"><text:span text:style-name="Strong_20_Emphasis">Êtres immatériels</text:span> : Les entités non physiques, comme les idées, les concepts abstraits (le nombre, les formes géométriques), les émotions, ou encore les âmes dans certaines traditions religieuses.</text:p>
        </text:list-item>
        <text:list-item>
          <text:p text:style-name="P22"><text:span text:style-name="Strong_20_Emphasis">Substances</text:span> : Les êtres considérés comme ayant une existence autonome (comme les objets physiques ou les êtres vivants).</text:p>
        </text:list-item>
        <text:list-item>
          <text:p text:style-name="P22"><text:span text:style-name="Strong_20_Emphasis">Accidents</text:span> : Des propriétés qui existent dans quelque chose d'autre, comme la couleur, la forme ou la température d'un objet.</text:p>
        </text:list-item>
        <text:list-item>
          <text:p text:style-name="P21"><text:span text:style-name="Strong_20_Emphasis">Entités transcendantales</text:span> : Celles qui ne sont pas directement perceptibles, comme Dieu ou l'Absolu dans les métaphysiques religieuses et philosophiques.</text:p>
        </text:list-item>
      </text:list>
      <text:h text:style-name="Heading_20_3" text:outline-level="3">2. <text:span text:style-name="Strong_20_Emphasis">Physique et Cosmologique</text:span></text:h>
      <text:p text:style-name="Text_20_body">Dans la cosmologie, les éléments du « tout » se répartissent selon les lois physiques :</text:p>
      <text:list text:style-name="L3">
        <text:list-item>
          <text:p text:style-name="P24"><text:span text:style-name="Strong_20_Emphasis">Matière</text:span> : Cela inclut tout ce qui est constitué d’atomes, de particules élémentaires (quarks, électrons, etc.), formant les objets macroscopiques (planètes, étoiles, etc.) et microscopiques (molécules, cellules).</text:p>
        </text:list-item>
        <text:list-item>
          <text:p text:style-name="P24"><text:span text:style-name="Strong_20_Emphasis">Énergie</text:span> : Englobe toutes les formes d’énergie (cinétique, potentielle, thermique, nucléaire, électromagnétique), ainsi que l’énergie noire, qui compose une grande partie de l'univers observable.</text:p>
        </text:list-item>
        <text:list-item>
          <text:p text:style-name="P24"><text:span text:style-name="Strong_20_Emphasis">Forces fondamentales</text:span> : Les interactions qui régissent le comportement de la matière, telles que la gravitation, l'électromagnétisme, la force nucléaire forte et la force nucléaire faible.</text:p>
        </text:list-item>
        <text:list-item>
          <text:p text:style-name="P24"><text:span text:style-name="Strong_20_Emphasis">Espace-temps</text:span> : L’arène dans laquelle la matière et l’énergie existent et évoluent. Il est également considéré comme un élément fondamental de l’univers.</text:p>
        </text:list-item>
        <text:list-item>
          <text:p text:style-name="P23"><text:span text:style-name="Strong_20_Emphasis">Conscience (dans une perspective physico-cognitive)</text:span> : Certains scientifiques et philosophes incluent la conscience ou l'information comme une composante essentielle du « tout », même si sa nature exacte demeure controversée.</text:p>
        </text:list-item>
      </text:list>
      <text:h text:style-name="Heading_20_3" text:outline-level="3"><text:soft-page-break/>3. <text:span text:style-name="Strong_20_Emphasis">Biologique</text:span></text:h>
      <text:p text:style-name="Text_20_body">Dans la biologie, les éléments du « tout » se réfèrent à la vie et aux organismes vivants :</text:p>
      <text:list text:style-name="L4">
        <text:list-item>
          <text:p text:style-name="P26"><text:span text:style-name="Strong_20_Emphasis">Cellules et organismes vivants</text:span> : Les unités de base de la vie (bactéries, plantes, animaux, etc.).</text:p>
        </text:list-item>
        <text:list-item>
          <text:p text:style-name="P26"><text:span text:style-name="Strong_20_Emphasis">Écosystèmes</text:span> : Des ensembles complexes d'organismes interagissant entre eux et avec leur environnement.</text:p>
        </text:list-item>
        <text:list-item>
          <text:p text:style-name="P26"><text:span text:style-name="Strong_20_Emphasis">Espèces et biodiversité</text:span> : Les différentes espèces qui peuplent la planète, chacune jouant un rôle dans l’équilibre du tout biologique.</text:p>
        </text:list-item>
        <text:list-item>
          <text:p text:style-name="P26"><text:span text:style-name="Strong_20_Emphasis">Réseaux trophiques</text:span> : Les relations de prédation et de symbiose au sein des écosystèmes.</text:p>
        </text:list-item>
        <text:list-item>
          <text:p text:style-name="P25"><text:span text:style-name="Strong_20_Emphasis">Cycles biogéochimiques</text:span> : Comme le cycle du carbone ou de l'azote, qui relient les systèmes vivants à l’environnement inanimé.</text:p>
        </text:list-item>
      </text:list>
      <text:h text:style-name="Heading_20_3" text:outline-level="3">4. <text:span text:style-name="Strong_20_Emphasis">Psychologique et Conscience</text:span></text:h>
      <text:list text:style-name="L5">
        <text:list-item>
          <text:p text:style-name="P28"><text:span text:style-name="Strong_20_Emphasis">Conscience individuelle</text:span> : La perception subjective d’un être humain ou d’un autre être sensible, qui fait partie intégrante du « tout » en tant qu’expérience vécue.</text:p>
        </text:list-item>
        <text:list-item>
          <text:p text:style-name="P28"><text:span text:style-name="Strong_20_Emphasis">Inconscient collectif</text:span> : En psychologie jungienne, cela représente les archétypes et les éléments psychiques partagés par tous les humains.</text:p>
        </text:list-item>
        <text:list-item>
          <text:p text:style-name="P27"><text:span text:style-name="Strong_20_Emphasis">Interconnexions mentales</text:span> : Le lien entre les pensées individuelles, les croyances culturelles et les dynamiques sociales.</text:p>
        </text:list-item>
      </text:list>
      <text:h text:style-name="Heading_20_3" text:outline-level="3">5. <text:span text:style-name="Strong_20_Emphasis">Sociologique et Culturel</text:span></text:h>
      <text:p text:style-name="Text_20_body">Dans un cadre sociologique, le « tout » peut inclure :</text:p>
      <text:list text:style-name="L6">
        <text:list-item>
          <text:p text:style-name="P30"><text:span text:style-name="Strong_20_Emphasis">Individus</text:span> : Chaque être humain pris séparément, avec sa subjectivité et son rôle social.</text:p>
        </text:list-item>
        <text:list-item>
          <text:p text:style-name="P30"><text:span text:style-name="Strong_20_Emphasis">Institutions sociales</text:span> : Les structures organisées comme la famille, l’État, l’éducation, les religions, qui forment le tissu social.</text:p>
        </text:list-item>
        <text:list-item>
          <text:p text:style-name="P30"><text:span text:style-name="Strong_20_Emphasis">Systèmes économiques</text:span> : Les structures économiques qui organisent la production et l’échange des ressources.</text:p>
        </text:list-item>
        <text:list-item>
          <text:p text:style-name="P29"><text:span text:style-name="Strong_20_Emphasis">Cultures et civilisations</text:span> : Les ensembles d’idées, de traditions, d’arts, de connaissances qui définissent les groupes humains.</text:p>
        </text:list-item>
      </text:list>
      <text:h text:style-name="Heading_20_3" text:outline-level="3">6. <text:span text:style-name="Strong_20_Emphasis">Métaphysique et Spirituel</text:span></text:h>
      <text:p text:style-name="Text_20_body">Dans les traditions spirituelles, les éléments du « tout » peuvent inclure :</text:p>
      <text:list text:style-name="L7">
        <text:list-item>
          <text:p text:style-name="P32"><text:span text:style-name="Strong_20_Emphasis">Dieu, le divin ou l’Absolu</text:span> : Entité suprême englobant tout, que ce soit dans le monothéisme, le panthéisme ou d'autres formes religieuses.</text:p>
        </text:list-item>
        <text:list-item>
          <text:p text:style-name="P32"><text:span text:style-name="Strong_20_Emphasis">Âmes ou esprits</text:span> : Entités immatérielles qui pourraient interagir avec le monde matériel.</text:p>
        </text:list-item>
        <text:list-item>
          <text:p text:style-name="P31"><text:span text:style-name="Strong_20_Emphasis">Forces cosmiques ou énergétiques</text:span> : Dans certaines traditions, comme le taoïsme (avec le concept de Qi) ou l’hindouisme (avec le prana), l’univers est traversé par des flux d’énergie vitale qui relient tous les êtres.</text:p>
        </text:list-item>
      </text:list>
      <text:h text:style-name="Heading_20_3" text:outline-level="3">7. <text:span text:style-name="Strong_20_Emphasis">Logique et Mathématiques</text:span></text:h>
      <text:p text:style-name="Text_20_body">Dans une approche plus formelle, les éléments du « tout » peuvent être :</text:p>
      <text:list text:style-name="L8">
        <text:list-item>
          <text:p text:style-name="P34"><text:soft-page-break/><text:span text:style-name="Strong_20_Emphasis">Ensembles</text:span> : En mathématiques, le tout peut être formalisé comme un ensemble qui regroupe des éléments. Un ensemble peut contenir des nombres, des objets géométriques, des structures algébriques, etc.</text:p>
        </text:list-item>
        <text:list-item>
          <text:p text:style-name="P34"><text:span text:style-name="Strong_20_Emphasis">Relations et fonctions</text:span> : Les liens entre ces éléments peuvent être formalisés par des fonctions ou des relations logiques.</text:p>
        </text:list-item>
        <text:list-item>
          <text:p text:style-name="P33"><text:span text:style-name="Strong_20_Emphasis">Concepts abstraits</text:span> : Les entités comme les nombres, les structures logiques, ou encore les infinis, qui sont des abstractions mais font partie du tout en tant qu’éléments nécessaires pour décrire le monde.</text:p>
        </text:list-item>
      </text:list>
      <text:h text:style-name="Heading_20_3" text:outline-level="3">8. <text:span text:style-name="Strong_20_Emphasis">Systémique</text:span></text:h>
      <text:p text:style-name="Text_20_body">Dans les théories des systèmes, le « tout » est un ensemble d’éléments interconnectés qui interagissent entre eux :</text:p>
      <text:list text:style-name="L9">
        <text:list-item>
          <text:p text:style-name="P36"><text:span text:style-name="Strong_20_Emphasis">Systèmes fermés et ouverts</text:span> : Un système fermé n'échange pas de matière ni d'énergie avec son environnement, tandis qu'un système ouvert le fait, ce qui permet de considérer les interactions entre le système et le reste du tout.</text:p>
        </text:list-item>
        <text:list-item>
          <text:p text:style-name="P35"><text:span text:style-name="Strong_20_Emphasis">Parties et interactions</text:span> : Chaque partie a une influence sur le tout, et le tout peut influencer les parties. On étudie ici les rétroactions, les interdépendances et les dynamiques d’émergence.</text:p>
        </text:list-item>
      </text:list>
      <text:h text:style-name="Heading_20_3" text:outline-level="3">Conclusion</text:h>
      <text:p text:style-name="Text_20_body">Ces catégories montrent que les « êtres, phénomènes ou éléments » du « tout » sont extrêmement variés et peuvent être classifiés selon des critères ontologiques, physiques, biologiques, psychologiques, sociologiques, spirituels, mathématiques ou systémiques. L’unité du « tout » ne se réduit pas à une seule dimension, mais peut être vue comme une réalité multidimensionnelle qui englobe aussi bien l’existant matériel que l’immatériel, l'individuel que le collectif, le conscient que l’inconscient.</text:p>
      <text:p text:style-name="Text_20_body">4o</text:p>
      <text:h text:style-name="Heading_20_5" text:outline-level="5"/>
      <text:h text:style-name="Heading_20_5" text:outline-level="5"/>
      <text:h text:style-name="Heading_20_5" text:outline-level="5">Vous avez dit :</text:h>
      <text:p text:style-name="Text_20_body">Peut-il y avoir des mathématiques sans logique ?</text:p>
      <text:h text:style-name="Heading_20_6" text:outline-level="6">ChatGPT a dit :</text:h>
      <text:p text:style-name="Text_20_body">ChatGPT</text:p>
      <text:p text:style-name="Text_20_body">Non, les mathématiques sans logique ne peuvent pas exister, car la logique est à la base même des mathématiques. Voici pourquoi :</text:p>
      <text:h text:style-name="Heading_20_3" text:outline-level="3">1. <text:span text:style-name="Strong_20_Emphasis">Nature des Mathématiques :</text:span></text:h>
      <text:p text:style-name="Text_20_body">Les mathématiques sont fondées sur des règles formelles qui régissent la manipulation de symboles, les relations entre objets abstraits, et les structures formelles. Ces règles sont toutes issues de principes logiques. Les opérations mathématiques, comme l'addition, la soustraction, ou même la définition de concepts plus abstraits (ensembles, fonctions, nombres complexes, etc.), reposent sur <text:soft-page-break/>une structure logique sous-jacente qui permet de garantir la cohérence des manipulations et des résultats.</text:p>
      <text:h text:style-name="Heading_20_3" text:outline-level="3">2. <text:span text:style-name="Strong_20_Emphasis">Rôle de la Logique en Mathématiques :</text:span></text:h>
      <text:p text:style-name="Text_20_body">La logique sert de base à la <text:span text:style-name="Strong_20_Emphasis">déduction</text:span> et à la <text:span text:style-name="Strong_20_Emphasis">preuve</text:span> mathématique. Pour démontrer qu'une assertion mathématique est vraie, il faut utiliser des règles logiques, comme la déduction, la négation, l'implication, la quantification (pour tout, il existe), etc. Par exemple, un théorème mathématique est démontré par un raisonnement logique qui part d'axiomes ou de propositions déjà démontrées pour arriver à une conclusion.</text:p>
      <text:list text:style-name="L10">
        <text:list-item>
          <text:p text:style-name="P38"><text:span text:style-name="Strong_20_Emphasis">Logique propositionnelle</text:span> : Forme simple de logique qui traite des énoncés pouvant être vrais ou faux.</text:p>
        </text:list-item>
        <text:list-item>
          <text:p text:style-name="P37"><text:span text:style-name="Strong_20_Emphasis">Logique des prédicats</text:span> : Forme plus complexe de logique qui intègre des quantificateurs (comme "pour tout", "il existe").</text:p>
        </text:list-item>
      </text:list>
      <text:p text:style-name="Text_20_body">Sans ces outils logiques, il serait impossible de structurer des raisonnements mathématiques rigoureux.</text:p>
      <text:h text:style-name="Heading_20_3" text:outline-level="3">3. <text:span text:style-name="Strong_20_Emphasis">Axiomes et Systèmes Formels :</text:span></text:h>
      <text:p text:style-name="Text_20_body">Les mathématiques s’appuient sur des systèmes formels basés sur des <text:span text:style-name="Strong_20_Emphasis">axiomes</text:span> (des vérités de base acceptées sans démonstration). Les raisonnements mathématiques sont ensuite construits en appliquant des règles logiques pour dériver de nouveaux résultats à partir de ces axiomes. Par exemple, la géométrie euclidienne repose sur les axiomes d’Euclide, tandis que la théorie des ensembles repose sur les axiomes de Zermelo-Fraenkel.</text:p>
      <text:p text:style-name="Text_20_body">La logique sert à garantir que les conclusions tirées des axiomes sont valides, cohérentes, et non contradictoires. Si les règles logiques ne sont pas respectées, tout système axiomatique pourrait aboutir à des contradictions, ce qui entraînerait un effondrement du cadre mathématique.</text:p>
      <text:h text:style-name="Heading_20_3" text:outline-level="3">4. <text:span text:style-name="Strong_20_Emphasis">Exemples historiques :</text:span></text:h>
      <text:list text:style-name="L11">
        <text:list-item>
          <text:p text:style-name="P40"><text:span text:style-name="Strong_20_Emphasis">Logique et fondements des mathématiques</text:span> : Le lien entre logique et mathématiques a été exploré par des penseurs comme <text:span text:style-name="Strong_20_Emphasis">Aristote</text:span>, <text:span text:style-name="Strong_20_Emphasis">Leibniz</text:span>, et plus tard, <text:span text:style-name="Strong_20_Emphasis">Frege</text:span> et <text:span text:style-name="Strong_20_Emphasis">Russell</text:span>, qui ont travaillé à formaliser la logique pour poser les fondements des mathématiques modernes.</text:p>
        </text:list-item>
        <text:list-item>
          <text:p text:style-name="P39"><text:span text:style-name="Strong_20_Emphasis">Crise des fondements au début du 20e siècle</text:span> : Des crises, comme la découverte des paradoxes dans la théorie des ensembles (paradoxe de Russell), ont montré l’importance de la logique pour garantir la solidité des bases des mathématiques. Le développement de la théorie des ensembles moderne et des systèmes axiomatiques a permis de reconstruire les fondements des mathématiques sur des bases logiques rigoureuses.</text:p>
        </text:list-item>
      </text:list>
      <text:h text:style-name="Heading_20_3" text:outline-level="3">5. <text:span text:style-name="Strong_20_Emphasis">Logique constructive et intuitionnisme :</text:span></text:h>
      <text:p text:style-name="Text_20_body">Même les approches alternatives des mathématiques, comme l'<text:span text:style-name="Strong_20_Emphasis">intuitionnisme</text:span> (rejetant certaines formes de raisonnement classique, comme le tiers exclu), restent logiques. Les mathématiciens intuitionnistes insistent sur des méthodes constructives pour prouver l'existence d'objets, ce qui nécessite encore des règles logiques, même si elles sont plus restreintes.</text:p>
      <text:h text:style-name="Heading_20_3" text:outline-level="3"><text:soft-page-break/>6. <text:span text:style-name="Strong_20_Emphasis">Informatique et logique mathématique :</text:span></text:h>
      <text:p text:style-name="Text_20_body">L'essor de l'<text:span text:style-name="Strong_20_Emphasis">informatique théorique</text:span> et de la <text:span text:style-name="Strong_20_Emphasis">logique mathématique</text:span> montre l'importance croissante de la logique dans les mathématiques modernes. La formalisation des algorithmes, les preuves automatisées et les théorèmes informatiques reposent sur des systèmes logiques formels comme la logique booléenne.</text:p>
      <text:h text:style-name="Heading_20_3" text:outline-level="3">Conclusion :</text:h>
      <text:p text:style-name="Text_20_body">Les mathématiques sont inextricablement liées à la logique. Sans logique, il n’y aurait pas de cadre formel pour structurer les concepts, établir des preuves ou garantir la cohérence des théories mathématiques. Si l’on essaie de retirer la logique des mathématiques, ce qui reste ne serait plus qu’un ensemble d’assertions arbitraires et incohérentes, sans fondement ni méthode pour établir la vérité ou la validité des énoncés.</text:p>
      <text:p text:style-name="Text_20_body"/>
      <text:p text:style-name="Text_20_body"/>
      <text:p text:style-name="P12">2</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Vous avez dit :</text:h>
      <text:p text:style-name="Text_20_body">Que sont les différents êtres matériels selon le critère ontologique ? </text:p>
      <text:h text:style-name="Heading_20_6" text:outline-level="6">ChatGPT a dit :</text:h>
      <text:p text:style-name="Text_20_body">ChatGPT</text:p>
      <text:p text:style-name="Text_20_body">Dans une approche ontologique, les « êtres matériels » se réfèrent aux entités qui possèdent une existence physique et tangible dans le monde. Selon ce critère, les êtres matériels peuvent être classifiés en différentes catégories, en fonction de leur nature, de leur composition ou de leur place dans la réalité matérielle. Voici une classification possible des êtres matériels selon le critère ontologique :</text:p>
      <text:h text:style-name="Heading_20_3" text:outline-level="3">1. <text:span text:style-name="Strong_20_Emphasis">Objets physiques ou substances matérielles</text:span></text:h>
      <text:p text:style-name="Text_20_body">Ce sont les entités matérielles les plus immédiatement perceptibles. Elles existent de manière autonome dans l’espace et le temps.</text:p>
      <text:list text:style-name="L12">
        <text:list-item>
          <text:p text:style-name="P42"><text:span text:style-name="Strong_20_Emphasis">Objets macroscopiques</text:span> : Ce sont les objets du monde quotidien, perceptibles à l’œil nu et mesurables. Par exemple, des objets tels que des pierres, des arbres, des montagnes, des <text:soft-page-break/>planètes ou des bâtiments. Ils possèdent des caractéristiques physiques comme la forme, la taille, la masse, la texture.</text:p>
        </text:list-item>
        <text:list-item>
          <text:p text:style-name="P41"><text:span text:style-name="Strong_20_Emphasis">Organismes vivants</text:span> : Les êtres matériels qui ont la capacité de croître, se reproduire et s'adapter à leur environnement. Cela inclut les plantes, les animaux, les micro-organismes, et bien sûr, les êtres humains. Ils sont composés de matière, mais diffèrent des objets inanimés en raison de leur complexité biologique et de leurs processus vitaux.</text:p>
        </text:list-item>
      </text:list>
      <text:h text:style-name="Heading_20_3" text:outline-level="3">2. <text:span text:style-name="Strong_20_Emphasis">Particules élémentaires et objets subatomiques</text:span></text:h>
      <text:p text:style-name="Text_20_body">Au niveau fondamental, les êtres matériels peuvent être divisés en unités plus petites qui composent tout ce qui existe dans l'univers.</text:p>
      <text:list text:style-name="L13">
        <text:list-item>
          <text:p text:style-name="P44"><text:span text:style-name="Strong_20_Emphasis">Particules subatomiques</text:span> : Ce sont les composants fondamentaux de la matière, comme les quarks, les électrons, les protons, et les neutrons. Ces particules forment les atomes, qui eux-mêmes constituent les molécules et les objets plus grands.</text:p>
        </text:list-item>
        <text:list-item>
          <text:p text:style-name="P43"><text:span text:style-name="Strong_20_Emphasis">Atomes et molécules</text:span> : Les atomes sont des unités fondamentales de matière constituées de particules subatomiques. Ils se lient entre eux pour former des molécules, qui constituent les substances chimiques du monde matériel.</text:p>
        </text:list-item>
      </text:list>
      <text:h text:style-name="Heading_20_3" text:outline-level="3">3. <text:span text:style-name="Strong_20_Emphasis">Structures composites (êtres complexes)</text:span></text:h>
      <text:p text:style-name="Text_20_body">Les êtres matériels peuvent se combiner en des systèmes plus complexes, tels que des organismes vivants ou des objets technologiques créés par les humains.</text:p>
      <text:list text:style-name="L14">
        <text:list-item>
          <text:p text:style-name="P46"><text:span text:style-name="Strong_20_Emphasis">Organismes multicellulaires</text:span> : Les êtres vivants faits de nombreuses cellules, comme les plantes, les animaux et les êtres humains. Chaque cellule est elle-même un être matériel avec une structure et une fonction.</text:p>
        </text:list-item>
        <text:list-item>
          <text:p text:style-name="P45"><text:span text:style-name="Strong_20_Emphasis">Objets technologiques</text:span> : Créations humaines faites de matière physique, comme des machines, des véhicules, des bâtiments, des appareils électroniques. Ces objets sont des combinaisons de matériaux physiques assemblés pour des fonctions spécifiques.</text:p>
        </text:list-item>
      </text:list>
      <text:h text:style-name="Heading_20_3" text:outline-level="3">4. <text:span text:style-name="Strong_20_Emphasis">Objets géologiques et astrophysiques</text:span></text:h>
      <text:p text:style-name="Text_20_body">Les êtres matériels de grande échelle qui appartiennent au domaine de la géologie et de l’astrophysique peuvent être distingués des objets ordinaires par leur taille ou leur fonction au sein du cosmos.</text:p>
      <text:list text:style-name="L15">
        <text:list-item>
          <text:p text:style-name="P48"><text:span text:style-name="Strong_20_Emphasis">Corps célestes</text:span> : Les étoiles, les planètes, les astéroïdes, les comètes, et les galaxies sont des êtres matériels d’une échelle astronomique. Ce sont des agrégats massifs de matière qui forment des structures à grande échelle dans l'univers.</text:p>
        </text:list-item>
        <text:list-item>
          <text:p text:style-name="P47"><text:span text:style-name="Strong_20_Emphasis">Objets géologiques</text:span> : Ce sont les montagnes, les roches, les océans, les volcans, etc., qui font partie de la structure matérielle de la Terre. Ils résultent de processus naturels qui transforment et déplacent la matière à travers le temps géologique.</text:p>
        </text:list-item>
      </text:list>
      <text:h text:style-name="Heading_20_3" text:outline-level="3">5. <text:span text:style-name="Strong_20_Emphasis">Structures organiques microscopiques</text:span></text:h>
      <text:p text:style-name="Text_20_body">Les entités matérielles à l'échelle microscopique sont des composants essentiels des êtres vivants et non-vivants.</text:p>
      <text:list text:style-name="L16">
        <text:list-item>
          <text:p text:style-name="P50"><text:soft-page-break/><text:span text:style-name="Strong_20_Emphasis">Cellules et organites</text:span> : Les cellules sont les unités de base de la vie. Elles sont faites de matière organique et abritent des structures comme le noyau, la membrane cellulaire, les mitochondries, qui sont elles-mêmes des ensembles de molécules.</text:p>
        </text:list-item>
        <text:list-item>
          <text:p text:style-name="P49"><text:span text:style-name="Strong_20_Emphasis">Virus et autres micro-organismes</text:span> : Bien qu’il y ait un débat sur le statut ontologique des virus (matière vivante ou non-vivante), ils sont des êtres matériels qui existent dans le monde physique et interagissent avec les organismes vivants.</text:p>
        </text:list-item>
      </text:list>
      <text:h text:style-name="Heading_20_3" text:outline-level="3">6. <text:span text:style-name="Strong_20_Emphasis">Énergie matérialisée (formes matérielles d'énergie)</text:span></text:h>
      <text:p text:style-name="Text_20_body">Même si l’énergie est parfois considérée comme immatérielle, certaines formes d’énergie se manifestent physiquement dans le monde matériel. Elles interagissent avec la matière de manière observable et mesurable.</text:p>
      <text:list text:style-name="L17">
        <text:list-item>
          <text:p text:style-name="P52"><text:span text:style-name="Strong_20_Emphasis">Rayonnement électromagnétique</text:span> : La lumière, les ondes radio, les micro-ondes sont des manifestations matérielles de l’énergie qui interagit avec la matière, bien qu’elles n’aient pas une existence tangible comme les objets solides.</text:p>
        </text:list-item>
        <text:list-item>
          <text:p text:style-name="P51"><text:span text:style-name="Strong_20_Emphasis">Champs gravitationnels et électromagnétiques</text:span> : Ces champs influencent les objets matériels et sont donc des aspects physiques du monde, même s’ils ne sont pas perceptibles directement comme des objets matériels.</text:p>
        </text:list-item>
      </text:list>
      <text:h text:style-name="Heading_20_3" text:outline-level="3">7. <text:span text:style-name="Strong_20_Emphasis">États de la matière</text:span></text:h>
      <text:p text:style-name="Text_20_body">Les êtres matériels peuvent être classifiés selon l’état de la matière dans lequel ils existent.</text:p>
      <text:list text:style-name="L18">
        <text:list-item>
          <text:p text:style-name="P54"><text:span text:style-name="Strong_20_Emphasis">Solide</text:span> : Un état de la matière où les objets ont une forme et un volume définis, comme les roches ou les métaux.</text:p>
        </text:list-item>
        <text:list-item>
          <text:p text:style-name="P54"><text:span text:style-name="Strong_20_Emphasis">Liquide</text:span> : Un état de la matière où les molécules sont en mouvement constant mais restent liées entre elles, comme l’eau ou le mercure.</text:p>
        </text:list-item>
        <text:list-item>
          <text:p text:style-name="P54"><text:span text:style-name="Strong_20_Emphasis">Gazeux</text:span> : Un état de la matière où les particules sont très espacées et se déplacent librement, comme l’air ou le gaz naturel.</text:p>
        </text:list-item>
        <text:list-item>
          <text:p text:style-name="P53"><text:span text:style-name="Strong_20_Emphasis">Plasma</text:span> : Un état de la matière constitué de particules ionisées qui se trouvent souvent dans les étoiles ou dans des décharges électriques.</text:p>
        </text:list-item>
      </text:list>
      <text:h text:style-name="Heading_20_3" text:outline-level="3">8. <text:span text:style-name="Strong_20_Emphasis">Structures émergentes ou systémiques</text:span></text:h>
      <text:p text:style-name="Text_20_body">Ces êtres matériels sont des ensembles organisés où la totalité émerge de l’interaction de nombreuses parties matérielles.</text:p>
      <text:list text:style-name="L19">
        <text:list-item>
          <text:p text:style-name="P56"><text:span text:style-name="Strong_20_Emphasis">Écosystèmes</text:span> : Ce sont des systèmes matériels dans lesquels des organismes vivants interagissent entre eux et avec leur environnement physique. Bien qu’un écosystème ne soit pas un « être » matériel unique, il est constitué de composants matériels interdépendants.</text:p>
        </text:list-item>
        <text:list-item>
          <text:p text:style-name="P55"><text:span text:style-name="Strong_20_Emphasis">Systèmes technologiques complexes</text:span> : Comme les infrastructures urbaines, les réseaux de communication ou les systèmes énergétiques, qui sont des arrangements d’objets matériels interconnectés avec des fonctions spécifiques.</text:p>
        </text:list-item>
      </text:list>
      <text:h text:style-name="Heading_20_3" text:outline-level="3">9. <text:span text:style-name="Strong_20_Emphasis">Objets artificiels ou manufacturés</text:span></text:h>
      <text:p text:style-name="Text_20_body">Les objets créés par l’être humain sont également des êtres matériels. Ils sont produits à partir de matériaux naturels transformés par des procédés techniques.</text:p>
      <text:list text:style-name="L20">
        <text:list-item>
          <text:p text:style-name="P58"><text:soft-page-break/><text:span text:style-name="Strong_20_Emphasis">Objets industriels</text:span> : Machines, outils, appareils, constructions humaines qui sont faits à partir de matière brute (métaux, plastiques, etc.).</text:p>
        </text:list-item>
        <text:list-item>
          <text:p text:style-name="P57"><text:span text:style-name="Strong_20_Emphasis">Œuvres d’art matérielles</text:span> : Des sculptures, des peintures, ou d’autres formes d’art qui sont des entités matérielles ayant une existence physique autonome.</text:p>
        </text:list-item>
      </text:list>
      <text:h text:style-name="Heading_20_3" text:outline-level="3">Conclusion</text:h>
      <text:p text:style-name="Text_20_body">Les êtres matériels, selon une approche ontologique, peuvent être classifiés selon leur échelle (microscopique à macroscopique), leur nature (vivants ou non-vivants), leur complexité (particules élémentaires à systèmes émergents), ou leur état de la matière (solide, liquide, gazeux, plasma). Tous ces êtres ont en commun leur existence physique dans l’espace et le temps, ainsi que leur interaction avec d’autres entités matérielles. L’ontologie des êtres matériels traite donc de leur statut en tant que réalités physiques distinctes, mais aussi de leurs relations et de leur dépendance mutuelle.</text:p>
      <text:p text:style-name="P14"><text:s text:c="42"/></text:p>
      <text:p text:style-name="P14"/>
      <text:p text:style-name="P14"/>
      <text:p text:style-name="P14"/>
      <text:p text:style-name="P14"/>
      <text:p text:style-name="P14"/>
      <text:p text:style-name="P14"><text:s text:c="22"/></text:p>
      <text:h text:style-name="Heading_20_5" text:outline-level="5"/>
      <text:h text:style-name="Heading_20_5" text:outline-level="5"/>
      <text:h text:style-name="Heading_20_5" text:outline-level="5">Vous avez dit :</text:h>
      <text:p text:style-name="Text_20_body">Le critère ontologique a-t-il des différences sur la définition des états de la matière par rapport à la science physique ? </text:p>
      <text:h text:style-name="Heading_20_6" text:outline-level="6">ChatGPT a dit :</text:h>
      <text:p text:style-name="Text_20_body">ChatGPT</text:p>
      <text:p text:style-name="Text_20_body">Oui, le <text:span text:style-name="Strong_20_Emphasis">critère ontologique</text:span> peut différer de la <text:span text:style-name="Strong_20_Emphasis">science physique</text:span> dans la manière de concevoir les <text:span text:style-name="Strong_20_Emphasis">états de la matière</text:span>, bien que les deux perspectives soient interconnectées. Les différences résident principalement dans l'approche et les objectifs de chaque domaine.</text:p>
      <text:h text:style-name="Heading_20_3" text:outline-level="3">1. <text:span text:style-name="Strong_20_Emphasis">Perspectives différentes : Ontologie vs Science physique</text:span></text:h>
      <text:list text:style-name="L21">
        <text:list-item>
          <text:p text:style-name="P60"><text:span text:style-name="Strong_20_Emphasis">Ontologie</text:span> : En philosophie, l'ontologie s'intéresse à la <text:span text:style-name="Strong_20_Emphasis">nature de l'existence</text:span> et à la <text:span text:style-name="Strong_20_Emphasis">classification des êtres</text:span> en fonction de leur statut d'être, de leur essence et de leur relation avec le reste de la réalité. Lorsqu'elle aborde les états de la matière, l'ontologie se concentre sur <text:span text:style-name="Strong_20_Emphasis">ce que signifie être</text:span> un solide, un liquide, un gaz, etc. Elle cherche à comprendre comment ces états participent à la constitution de la réalité et quelles sont leurs caractéristiques fondamentales en tant qu’êtres matériels.</text:p>
        </text:list-item>
        <text:list-item>
          <text:p text:style-name="P59"><text:span text:style-name="Strong_20_Emphasis">Science physique</text:span> : La physique, en revanche, aborde les états de la matière de manière plus <text:span text:style-name="Strong_20_Emphasis">empirique</text:span> et <text:span text:style-name="Strong_20_Emphasis">descriptive</text:span>, en se basant sur des mesures et des observations expérimentales. <text:soft-page-break/>Elle s’intéresse aux propriétés physiques comme la densité, la température, la pression, et l’énergie, qui définissent les transitions d’un état à un autre, et explique ces phénomènes par des lois naturelles, comme la thermodynamique ou la mécanique quantique.</text:p>
        </text:list-item>
      </text:list>
      <text:h text:style-name="Heading_20_3" text:outline-level="3">2. <text:span text:style-name="Strong_20_Emphasis">État de la matière selon l’ontologie</text:span></text:h>
      <text:p text:style-name="Text_20_body">Dans une perspective ontologique, les états de la matière (solide, liquide, gazeux, plasma) peuvent être vus comme des <text:span text:style-name="Strong_20_Emphasis">manières d’être</text:span> spécifiques de la matière. L’ontologie pourrait chercher à définir ce qui, dans l’essence des entités matérielles, fait qu’elles existent sous une forme plutôt qu’une autre, ou à comprendre la <text:span text:style-name="Strong_20_Emphasis">réalité fondamentale</text:span> de ces états en tant qu’entités matérielles.</text:p>
      <text:p text:style-name="Text_20_body">Quelques distinctions philosophiques possibles :</text:p>
      <text:list text:style-name="L22">
        <text:list-item>
          <text:p text:style-name="P62"><text:span text:style-name="Strong_20_Emphasis">Solide</text:span> : En tant qu’être matériel, un solide pourrait être défini ontologiquement par sa stabilité et son identité formelle. Le solide conserve sa forme et son volume, ce qui fait de lui un être plus stable et « délimité » dans l’espace.</text:p>
        </text:list-item>
        <text:list-item>
          <text:p text:style-name="P62"><text:span text:style-name="Strong_20_Emphasis">Liquide</text:span> : L’ontologie pourrait considérer le liquide comme un être matériel dont l’essence inclut la fluidité et l’adaptabilité à des formes diverses tout en conservant un volume propre. Le liquide est plus malléable que le solide, ce qui lui confère une identité plus fluide, à mi-chemin entre stabilité et changement.</text:p>
        </text:list-item>
        <text:list-item>
          <text:p text:style-name="P62"><text:span text:style-name="Strong_20_Emphasis">Gaz</text:span> : D’un point de vue ontologique, un gaz pourrait être caractérisé par sa tendance à l’expansion et sa faible cohésion interne. Il occupe tout l’espace disponible, symbolisant une forme d’être qui est moins définie spatialement, marquée par la dispersion et la flexibilité.</text:p>
        </text:list-item>
        <text:list-item>
          <text:p text:style-name="P61"><text:span text:style-name="Strong_20_Emphasis">Plasma</text:span> : Le plasma, qui est un gaz ionisé, peut être interprété ontologiquement comme un état extrême de la matière, où l’individualité des particules est brouillée par l’énergie intense qui les traverse, ce qui reflète un degré de désordre ou de transition ontologique entre la matière et l’énergie.</text:p>
        </text:list-item>
      </text:list>
      <text:p text:style-name="Text_20_body">Dans cette perspective, l'ontologie peut s'intéresser à la <text:span text:style-name="Strong_20_Emphasis">relation entre l’être matériel et l’énergie</text:span> : quel est le statut ontologique de la matière en fonction de son interaction avec l’énergie, comme c'est le cas dans le plasma, où la matière commence à perdre ses caractéristiques matérielles stables.</text:p>
      <text:h text:style-name="Heading_20_3" text:outline-level="3">3. <text:span text:style-name="Strong_20_Emphasis">État de la matière selon la physique</text:span></text:h>
      <text:p text:style-name="Text_20_body">La physique décrit les états de la matière de manière plus concrète et <text:span text:style-name="Strong_20_Emphasis">quantifiable</text:span>. Voici comment elle aborde ces états :</text:p>
      <text:list text:style-name="L23">
        <text:list-item>
          <text:p text:style-name="P64"><text:span text:style-name="Strong_20_Emphasis">Solide</text:span> : Les atomes ou molécules sont organisés dans une structure régulière et ont peu de liberté de mouvement. Les solides ont une forme et un volume définis, avec des propriétés physiques comme la rigidité et la résistance.</text:p>
        </text:list-item>
        <text:list-item>
          <text:p text:style-name="P64"><text:span text:style-name="Strong_20_Emphasis">Liquide</text:span> : Les particules sont plus libres de bouger, mais restent liées par des forces intermoléculaires. Les liquides ont un volume défini, mais adoptent la forme du récipient qui les contient.</text:p>
        </text:list-item>
        <text:list-item>
          <text:p text:style-name="P64"><text:span text:style-name="Strong_20_Emphasis">Gaz</text:span> : Les particules sont très éloignées les unes des autres, se déplaçant librement sans forme ni volume défini. Les gaz se dilatent pour remplir l’espace dans lequel ils se trouvent.</text:p>
        </text:list-item>
        <text:list-item>
          <text:p text:style-name="P63"><text:span text:style-name="Strong_20_Emphasis">Plasma</text:span> : Un état où les atomes sont ionisés, c’est-à-dire où les électrons se séparent des noyaux, créant un mélange de particules chargées. Le plasma est souvent présent à des températures très élevées, comme dans les étoiles.</text:p>
        </text:list-item>
      </text:list>
      <text:p text:style-name="Text_20_body"><text:soft-page-break/>En physique, les états de la matière sont définis par des paramètres physiques mesurables (température, pression, densité, etc.) et les transitions entre ces états sont étudiées à travers des théories comme la thermodynamique ou la mécanique statistique.</text:p>
      <text:h text:style-name="Heading_20_3" text:outline-level="3">4. <text:span text:style-name="Strong_20_Emphasis">Transitions et processus physiques :</text:span></text:h>
      <text:p text:style-name="Text_20_body">En physique, les transitions entre les états de la matière (comme la fusion, l’ébullition, la condensation, la solidification) sont décrites en termes d’échanges d’énergie, d’interactions moléculaires et de changements dans la disposition des particules. Ces processus sont rigoureusement quantifiés et mesurés, donnant lieu à des concepts comme la chaleur latente, les points de fusion et d’ébullition, etc.</text:p>
      <text:p text:style-name="Text_20_body">En ontologie, les transitions entre les états pourraient être interprétées de manière plus abstraite, en termes de <text:span text:style-name="Strong_20_Emphasis">changement dans la forme d’être</text:span> ou de <text:span text:style-name="Strong_20_Emphasis">changement dans l’identité matérielle</text:span>. Par exemple, le passage d’un état solide à un état liquide peut être vu comme un changement dans la stabilité et la fixité de l’être matériel. L'ontologie pourrait s'intéresser aux questions suivantes : Qu'est-ce qui reste identique à travers ces transitions ? Quelle est la nature de l'être qui sous-tend ces changements ?</text:p>
      <text:h text:style-name="Heading_20_3" text:outline-level="3">5. <text:span text:style-name="Strong_20_Emphasis">États de la matière non classiques et perspective ontologique</text:span></text:h>
      <text:p text:style-name="Text_20_body">La physique moderne a élargi la classification des états de la matière au-delà des quatre états classiques (solide, liquide, gaz, plasma). Des états comme le <text:span text:style-name="Strong_20_Emphasis">condensat de Bose-Einstein</text:span> ou les <text:span text:style-name="Strong_20_Emphasis">fluides supercritiques</text:span> sont apparus dans les recherches récentes.</text:p>
      <text:p text:style-name="Text_20_body">D’un point de vue ontologique, ces nouveaux états pourraient soulever des questions sur la nature de l’être matériel :</text:p>
      <text:list text:style-name="L24">
        <text:list-item>
          <text:p text:style-name="P66"><text:span text:style-name="Strong_20_Emphasis">Condensat de Bose-Einstein</text:span> : Cet état, où des particules subatomiques se comportent comme une seule entité quantique à des températures extrêmement basses, pourrait être interprété ontologiquement comme une réduction de la multiplicité des êtres matériels vers une unité ontologique, ce qui remet en question la séparation habituelle entre les individus matériels.</text:p>
        </text:list-item>
        <text:list-item>
          <text:p text:style-name="P65"><text:span text:style-name="Strong_20_Emphasis">Superfluidité ou supraconductivité</text:span> : Ces phénomènes, où la matière adopte des propriétés non classiques comme l'absence de viscosité ou de résistance électrique, interrogent l'ontologie des propriétés émergentes, et ce que cela signifie pour l'essence même de la matière.</text:p>
        </text:list-item>
      </text:list>
      <text:h text:style-name="Heading_20_3" text:outline-level="3">Conclusion</text:h>
      <text:p text:style-name="Text_20_body">L'<text:span text:style-name="Strong_20_Emphasis">ontologie</text:span> et la <text:span text:style-name="Strong_20_Emphasis">science physique</text:span> traitent des <text:span text:style-name="Strong_20_Emphasis">états de la matière</text:span> sous des angles différents mais complémentaires :</text:p>
      <text:list text:style-name="L25">
        <text:list-item>
          <text:p text:style-name="P68"><text:span text:style-name="Strong_20_Emphasis">L'ontologie</text:span> explore la <text:span text:style-name="Strong_20_Emphasis">nature de l'être</text:span> de ces états, cherchant à comprendre ce qu'ils sont fondamentalement en tant que réalités matérielles, en s'intéressant à des questions plus abstraites sur leur identité et leur essence.</text:p>
        </text:list-item>
        <text:list-item>
          <text:p text:style-name="P67"><text:span text:style-name="Strong_20_Emphasis">La science physique</text:span> se concentre sur les <text:span text:style-name="Strong_20_Emphasis">propriétés mesurables</text:span> et les <text:span text:style-name="Strong_20_Emphasis">comportements dynamiques</text:span> de ces états, cherchant à modéliser et à quantifier les phénomènes observables.</text:p>
        </text:list-item>
      </text:list>
      <text:p text:style-name="Text_20_body">Ainsi, même si les deux perspectives se rejoignent pour reconnaître l’existence des mêmes états de la matière, leurs <text:span text:style-name="Strong_20_Emphasis">objectifs</text:span> et leurs <text:span text:style-name="Strong_20_Emphasis">méthodes</text:span> diffèrent. L’ontologie s’interroge sur la <text:span text:style-name="Strong_20_Emphasis">réalité </text:span><text:soft-page-break/><text:span text:style-name="Strong_20_Emphasis">fondamentale</text:span> de ces états en tant qu'êtres matériels, tandis que la physique cherche à les <text:span text:style-name="Strong_20_Emphasis">décrire</text:span> et à les <text:span text:style-name="Strong_20_Emphasis">comprendre</text:span> à travers des modèles et des lois naturelles.</text:p>
      <text:p text:style-name="P5"><text:s text:c="52"/></text:p>
      <text:p text:style-name="P5"/>
      <text:p text:style-name="P5"/>
      <text:p text:style-name="P5"/>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Question posée à ChatGPT sur Microsoft Edge :</text:span></text:p>
      <text:p text:style-name="P4"/>
      <text:p text:style-name="P4">Que sont les différents êtres immatériels selon le critère ontologique ? </text:p>
      <text:h text:style-name="Heading_20_6" text:outline-level="6">ChatGPT a dit :</text:h>
      <text:p text:style-name="Text_20_body">ChatGPT</text:p>
      <text:p text:style-name="Text_20_body">Les <text:span text:style-name="Strong_20_Emphasis">êtres immatériels</text:span> selon le <text:span text:style-name="Strong_20_Emphasis">critère ontologique</text:span> sont des entités qui n'ont pas de présence physique ou tangible dans l'espace et le temps, mais qui sont néanmoins considérées comme existant d'une manière ou d'une autre dans la réalité. Ils sont souvent compris comme des entités abstraites, mentales ou spirituelles. Voici une classification des différents êtres immatériels selon une perspective ontologique :</text:p>
      <text:h text:style-name="Heading_20_3" text:outline-level="3">1. <text:span text:style-name="Strong_20_Emphasis">Les objets abstraits</text:span></text:h>
      <text:p text:style-name="Text_20_body">Les objets abstraits sont des entités qui n'existent pas dans le monde physique, mais qui sont cependant considérés comme ayant une forme d'existence indépendante de l'esprit humain ou des phénomènes matériels. Ces objets n'ont ni masse, ni énergie, ni localisation spatiale ou temporelle.</text:p>
      <text:list text:style-name="L26">
        <text:list-item>
          <text:p text:style-name="P70"><text:span text:style-name="Strong_20_Emphasis">Nombres</text:span> : Les nombres, comme le 1, le 2 ou le 3, sont des exemples classiques d'objets abstraits. Ils existent de manière conceptuelle, indépendamment des objets physiques qui les incarnent.</text:p>
        </text:list-item>
        <text:list-item>
          <text:p text:style-name="P70"><text:span text:style-name="Strong_20_Emphasis">Formes géométriques</text:span> : Les entités comme le cercle, le triangle, ou le carré n'existent pas en tant que tels dans le monde physique, mais ils ont une réalité en tant qu'idées ou formes parfaites.</text:p>
        </text:list-item>
        <text:list-item>
          <text:p text:style-name="P69"><text:soft-page-break/><text:span text:style-name="Strong_20_Emphasis">Concepts mathématiques</text:span> : Des entités comme les ensembles, les vecteurs, les fonctions, et autres objets mathématiques sont également des êtres abstraits. Ils sont utilisés pour modéliser la réalité physique mais n'existent pas matériellement.</text:p>
        </text:list-item>
      </text:list>
      <text:h text:style-name="Heading_20_3" text:outline-level="3">2. <text:span text:style-name="Strong_20_Emphasis">Les propriétés</text:span></text:h>
      <text:p text:style-name="Text_20_body">Les propriétés sont des caractéristiques ou des attributs que possèdent les êtres matériels ou immatériels, mais elles ne sont pas des objets autonomes. Elles dépendent d'autres entités pour exister.</text:p>
      <text:list text:style-name="L27">
        <text:list-item>
          <text:p text:style-name="P72"><text:span text:style-name="Strong_20_Emphasis">Couleurs</text:span> : Une couleur comme le rouge ou le bleu n'existe pas indépendamment des objets physiques qui ont ces couleurs, mais ont néanmoins une existence en tant que propriétés immatérielles.</text:p>
        </text:list-item>
        <text:list-item>
          <text:p text:style-name="P72"><text:span text:style-name="Strong_20_Emphasis">Propriétés physiques</text:span> : Des propriétés comme la masse, la longueur, ou la température ne sont pas des objets matériels en soi, mais des qualités des objets matériels.</text:p>
        </text:list-item>
        <text:list-item>
          <text:p text:style-name="P71"><text:span text:style-name="Strong_20_Emphasis">Propriétés relationnelles</text:span> : Les relations comme « plus grand que », « à côté de » ou « cause de » ne sont pas des objets, mais elles définissent les interactions ou les relations entre des êtres.</text:p>
        </text:list-item>
      </text:list>
      <text:h text:style-name="Heading_20_3" text:outline-level="3">3. <text:span text:style-name="Strong_20_Emphasis">Les états mentaux</text:span></text:h>
      <text:p text:style-name="Text_20_body">Les états mentaux sont des êtres immatériels qui existent dans le domaine de la conscience ou de l’esprit, et qui sont fondamentaux à notre expérience subjective.</text:p>
      <text:list text:style-name="L28">
        <text:list-item>
          <text:p text:style-name="P74"><text:span text:style-name="Strong_20_Emphasis">Pensées</text:span> : Une pensée est immatérielle. Elle n'a pas de forme physique, mais elle a une réalité en tant qu'état mental conscient.</text:p>
        </text:list-item>
        <text:list-item>
          <text:p text:style-name="P74"><text:span text:style-name="Strong_20_Emphasis">Émotions</text:span> : Des sentiments comme la joie, la tristesse, ou la colère n'ont pas de réalité matérielle, mais ils existent en tant que phénomènes subjectifs.</text:p>
        </text:list-item>
        <text:list-item>
          <text:p text:style-name="P73"><text:span text:style-name="Strong_20_Emphasis">Croyances et désirs</text:span> : Ces états mentaux, comme la croyance en une vérité ou le désir d'accomplir un but, sont immatériels et font partie de la réalité intérieure des individus.</text:p>
        </text:list-item>
      </text:list>
      <text:h text:style-name="Heading_20_3" text:outline-level="3">4. <text:span text:style-name="Strong_20_Emphasis">Les concepts</text:span></text:h>
      <text:p text:style-name="Text_20_body">Les concepts sont des idées générales ou des catégories qui nous permettent de comprendre et d’organiser le monde. Ils existent en tant que structures mentales ou linguistiques, sans être des entités matérielles.</text:p>
      <text:list text:style-name="L29">
        <text:list-item>
          <text:p text:style-name="P76"><text:span text:style-name="Strong_20_Emphasis">Concepts généraux</text:span> : Par exemple, le concept de « justice » ou de « liberté » ne peut pas être localisé dans l'espace ou le temps. Ce sont des idées abstraites qui aident à structurer notre compréhension du monde.</text:p>
        </text:list-item>
        <text:list-item>
          <text:p text:style-name="P75"><text:span text:style-name="Strong_20_Emphasis">Concepts scientifiques</text:span> : Des notions comme l’énergie, la force, ou la gravité, bien qu’elles correspondent à des phénomènes physiques, sont des abstractions qui n’ont pas de forme tangible.</text:p>
        </text:list-item>
      </text:list>
      <text:h text:style-name="Heading_20_3" text:outline-level="3">5. <text:span text:style-name="Strong_20_Emphasis">Les entités logiques</text:span></text:h>
      <text:p text:style-name="Text_20_body">Les entités logiques sont les règles, principes et relations formelles qui structurent la pensée et le raisonnement.</text:p>
      <text:list text:style-name="L30">
        <text:list-item>
          <text:p text:style-name="P78"><text:span text:style-name="Strong_20_Emphasis">Lois de la logique</text:span> : Des principes comme le <text:span text:style-name="Strong_20_Emphasis">principe de non-contradiction</text:span> (une proposition ne peut être à la fois vraie et fausse), ou le <text:span text:style-name="Strong_20_Emphasis">principe du tiers exclu</text:span> (une <text:soft-page-break/>proposition est soit vraie, soit fausse) sont des vérités immatérielles qui gouvernent la cohérence des raisonnements.</text:p>
        </text:list-item>
        <text:list-item>
          <text:p text:style-name="P77"><text:span text:style-name="Strong_20_Emphasis">Relations logiques</text:span> : Les relations comme l’implication, la disjonction, la conjonction ou la négation sont des structures logiques qui permettent de relier des propositions, sans être des objets matériels.</text:p>
        </text:list-item>
      </text:list>
      <text:h text:style-name="Heading_20_3" text:outline-level="3">6. <text:span text:style-name="Strong_20_Emphasis">Les entités spirituelles ou métaphysiques</text:span></text:h>
      <text:p text:style-name="Text_20_body">Dans certaines traditions philosophiques et religieuses, des êtres immatériels sont considérés comme des entités métaphysiques ou spirituelles, transcendant le domaine de la matière.</text:p>
      <text:list text:style-name="L31">
        <text:list-item>
          <text:p text:style-name="P80"><text:span text:style-name="Strong_20_Emphasis">Âmes</text:span> : Dans de nombreuses traditions religieuses et philosophiques, l’âme est un être immatériel distinct du corps physique, souvent considéré comme immortel.</text:p>
        </text:list-item>
        <text:list-item>
          <text:p text:style-name="P80"><text:span text:style-name="Strong_20_Emphasis">Dieux ou entités divines</text:span> : Dans la théologie, les dieux ou entités divines sont des êtres immatériels, transcendant la réalité matérielle et souvent considérés comme créateurs ou régulateurs du monde.</text:p>
        </text:list-item>
        <text:list-item>
          <text:p text:style-name="P79"><text:span text:style-name="Strong_20_Emphasis">Esprits</text:span> : Les esprits ou les fantômes sont souvent conceptualisés comme des entités immatérielles qui existent dans une dimension autre que celle du monde physique.</text:p>
        </text:list-item>
      </text:list>
      <text:h text:style-name="Heading_20_3" text:outline-level="3">7. <text:span text:style-name="Strong_20_Emphasis">Les structures sociales et institutionnelles</text:span></text:h>
      <text:p text:style-name="Text_20_body">Les structures sociales ou institutionnelles sont des entités immatérielles qui existent à travers des accords, des conventions ou des pratiques humaines.</text:p>
      <text:list text:style-name="L32">
        <text:list-item>
          <text:p text:style-name="P82"><text:span text:style-name="Strong_20_Emphasis">États et nations</text:span> : Un pays comme la France ou le Japon n’est pas une entité physique en soi, mais une construction immatérielle basée sur des accords sociaux et politiques.</text:p>
        </text:list-item>
        <text:list-item>
          <text:p text:style-name="P82"><text:span text:style-name="Strong_20_Emphasis">Lois et règles</text:span> : Les lois et règles qui gouvernent la société n’ont pas d’existence matérielle, mais elles existent en tant que structures abstraites qui organisent les interactions humaines.</text:p>
        </text:list-item>
        <text:list-item>
          <text:p text:style-name="P81"><text:span text:style-name="Strong_20_Emphasis">Valeurs et normes</text:span> : Des valeurs comme la justice, l’égalité ou la liberté sont immatérielles, bien qu’elles jouent un rôle important dans la régulation des comportements humains.</text:p>
        </text:list-item>
      </text:list>
      <text:h text:style-name="Heading_20_3" text:outline-level="3">8. <text:span text:style-name="Strong_20_Emphasis">Les fictions et œuvres littéraires</text:span></text:h>
      <text:p text:style-name="Text_20_body">Les êtres fictifs ou les œuvres littéraires sont des créations de l'esprit humain, qui n'existent pas matériellement mais qui ont une forme d'existence dans la pensée et l'imaginaire.</text:p>
      <text:list text:style-name="L33">
        <text:list-item>
          <text:p text:style-name="P84"><text:span text:style-name="Strong_20_Emphasis">Personnages de fiction</text:span> : Des personnages comme Hamlet, Sherlock Holmes ou Harry Potter n'existent pas dans le monde matériel, mais ils existent dans l'imaginaire collectif, et leur existence repose sur la compréhension partagée des lecteurs ou spectateurs.</text:p>
        </text:list-item>
        <text:list-item>
          <text:p text:style-name="P83"><text:span text:style-name="Strong_20_Emphasis">Univers fictifs</text:span> : Les mondes créés dans des œuvres de fiction, comme la Terre du Milieu ou Narnia, sont des êtres immatériels qui n'ont pas de réalité matérielle, mais qui ont une consistance dans les récits.</text:p>
        </text:list-item>
      </text:list>
      <text:h text:style-name="Heading_20_3" text:outline-level="3">9. <text:span text:style-name="Strong_20_Emphasis">Les relations causales</text:span></text:h>
      <text:p text:style-name="Text_20_body">Les relations causales sont des entités immatérielles qui décrivent les liens de causalité entre les événements ou les objets dans le monde.</text:p>
      <text:list text:style-name="L34">
        <text:list-item>
          <text:p text:style-name="P86"><text:span text:style-name="Strong_20_Emphasis">Causalité</text:span> : La relation « A cause B » n’est pas une entité matérielle, mais elle décrit une connexion dans le temps et l’espace entre deux événements ou deux objets.</text:p>
        </text:list-item>
        <text:list-item>
          <text:p text:style-name="P85"><text:soft-page-break/><text:span text:style-name="Strong_20_Emphasis">Raisons et justifications</text:span> : Dans le domaine des actions humaines, les raisons pour lesquelles une personne agit d'une certaine manière ne sont pas matérielles, mais existent en tant qu'explications immatérielles des comportements.</text:p>
        </text:list-item>
      </text:list>
      <text:h text:style-name="Heading_20_3" text:outline-level="3">10. <text:span text:style-name="Strong_20_Emphasis">Les structures temporelles</text:span></text:h>
      <text:p text:style-name="Text_20_body">Le temps est un concept immatériel qui structure notre expérience du changement et de la durée.</text:p>
      <text:list text:style-name="L35">
        <text:list-item>
          <text:p text:style-name="P88"><text:span text:style-name="Strong_20_Emphasis">Passé, présent, futur</text:span> : Ces structures temporelles ne sont pas des objets matériels, mais des cadres immatériels à travers lesquels les événements sont ordonnés dans notre expérience de la réalité.</text:p>
        </text:list-item>
        <text:list-item>
          <text:p text:style-name="P87"><text:span text:style-name="Strong_20_Emphasis">Durée et éternité</text:span> : La durée est un concept qui permet de mesurer le passage du temps, mais elle n’a pas d’existence matérielle en soi. De même, l’éternité, dans un sens métaphysique, est une réalité immatérielle hors du temps.</text:p>
        </text:list-item>
      </text:list>
      <text:h text:style-name="Heading_20_3" text:outline-level="3">Conclusion</text:h>
      <text:p text:style-name="Text_20_body">Les <text:span text:style-name="Strong_20_Emphasis">êtres immatériels</text:span> selon le critère ontologique incluent un large éventail d'entités qui n'ont pas de forme matérielle, mais qui existent d'une manière ou d'une autre dans la réalité, que ce soit comme des concepts abstraits, des états mentaux, des relations logiques ou causales, des structures sociales, ou encore des entités spirituelles. Ils sont essentiels pour comprendre la réalité dans toute sa complexité, car ils englobent non seulement ce qui existe de manière tangible, mais aussi tout ce qui relève du monde des idées, des principes, des relations et des valeurs. L’ontologie, en tant que branche de la philosophie, s’efforce de comprendre la nature de ces êtres immatériels et leur place dans le cadre général de l’existence.</text:p>
      <text:p text:style-name="Text_20_body"/>
      <text:p text:style-name="P9">Même question posée sur firefox en y apportant le contexte :</text:p>
      <text:h text:style-name="Heading_20_5" text:outline-level="5">Vous avez dit :</text:h>
      <text:p text:style-name="Text_20_body">Partant du postulat que le tout est une notion universelle qui englobe la totalité des êtres, des phénomènes ou des éléments d'un système, de quel type ou catégorie seraient ces différents êtres, phénomènes ou éléments ?</text:p>
      <text:h text:style-name="Heading_20_6" text:outline-level="6">ChatGPT a dit :</text:h>
      <text:p text:style-name="Text_20_body">ChatGPT</text:p>
      <text:p text:style-name="Text_20_body">Partant du postulat que le « tout » est une notion universelle qui englobe la totalité des êtres, des phénomènes ou des éléments d'un système, les différents êtres, phénomènes ou éléments pourraient être catégorisés de manière à rendre compte de la diversité et de la nature complexe du « tout ». Voici quelques catégories principales qui pourraient émerger dans une telle conceptualisation :</text:p>
      <text:h text:style-name="Heading_20_3" text:outline-level="3">1. <text:span text:style-name="Strong_20_Emphasis">Catégories ontologiques</text:span> (ou catégories de l'existence)</text:h>
      <text:p text:style-name="Text_20_body">Il s'agit de types d'êtres et de phénomènes, chacun correspondant à une modalité d'existence. Quelques exemples courants incluent :</text:p>
      <text:list text:style-name="L36">
        <text:list-item>
          <text:p text:style-name="P90"><text:span text:style-name="Strong_20_Emphasis">Êtres matériels</text:span> : tout ce qui possède une existence physique, comme les objets, les êtres vivants, les planètes, etc. Cela inclut les éléments constitutifs de la matière, des particules subatomiques aux corps célestes.</text:p>
        </text:list-item>
        <text:list-item>
          <text:p text:style-name="P90"><text:soft-page-break/><text:span text:style-name="Strong_20_Emphasis">Êtres immatériels</text:span> : tout ce qui n'a pas d'existence physique tangible, comme les idées, les concepts abstraits, les émotions ou les âmes dans certaines croyances.</text:p>
        </text:list-item>
        <text:list-item>
          <text:p text:style-name="P90"><text:span text:style-name="Strong_20_Emphasis">Phénomènes naturels</text:span> : ce sont les événements ou processus qui se produisent indépendamment de l'action humaine, comme les lois de la nature (gravité, thermodynamique, etc.) ou les phénomènes météorologiques (pluie, tempêtes, etc.).</text:p>
        </text:list-item>
        <text:list-item>
          <text:p text:style-name="P90"><text:span text:style-name="Strong_20_Emphasis">Phénomènes sociaux ou culturels</text:span> : tout ce qui découle des interactions humaines, comme les langues, les religions, les systèmes économiques, les institutions sociales.</text:p>
        </text:list-item>
        <text:list-item>
          <text:p text:style-name="P89"><text:span text:style-name="Strong_20_Emphasis">Phénomènes mentaux</text:span> : expériences internes comme les pensées, les perceptions, les émotions et les états de conscience.</text:p>
        </text:list-item>
      </text:list>
      <text:h text:style-name="Heading_20_3" text:outline-level="3">2. <text:span text:style-name="Strong_20_Emphasis">Catégories temporelles</text:span></text:h>
      <text:p text:style-name="Text_20_body">Le temps joue un rôle important dans la catégorisation des éléments et phénomènes qui constituent le tout :</text:p>
      <text:list text:style-name="L37">
        <text:list-item>
          <text:p text:style-name="P92"><text:span text:style-name="Strong_20_Emphasis">Éphémères</text:span> : ces éléments ou phénomènes sont transitoires et ne durent qu'un certain temps, comme les sensations, les événements ponctuels, ou les êtres vivants qui naissent, vivent et meurent.</text:p>
        </text:list-item>
        <text:list-item>
          <text:p text:style-name="P91"><text:span text:style-name="Strong_20_Emphasis">Permanents</text:span> : certains éléments peuvent être considérés comme permanents ou quasi permanents dans l'échelle humaine, comme les lois physiques fondamentales, l'énergie dans l'univers (selon la loi de la conservation), ou les idées universelles.</text:p>
        </text:list-item>
      </text:list>
      <text:h text:style-name="Heading_20_3" text:outline-level="3">3. <text:span text:style-name="Strong_20_Emphasis">Catégories relationnelles</text:span></text:h>
      <text:p text:style-name="Text_20_body">Les éléments du tout peuvent être classés selon leurs interactions et leurs relations :</text:p>
      <text:list text:style-name="L38">
        <text:list-item>
          <text:p text:style-name="P94"><text:span text:style-name="Strong_20_Emphasis">Indépendants</text:span> : des êtres ou phénomènes qui existent sans avoir besoin d'autre chose pour exister. Cela pourrait inclure des lois universelles ou des idées abstraites, dans certaines visions philosophiques.</text:p>
        </text:list-item>
        <text:list-item>
          <text:p text:style-name="P93"><text:span text:style-name="Strong_20_Emphasis">Interdépendants</text:span> : des éléments qui ne peuvent pas exister isolément, comme les écosystèmes, les sociétés humaines, ou même certaines structures physiques et biologiques.</text:p>
        </text:list-item>
      </text:list>
      <text:h text:style-name="Heading_20_3" text:outline-level="3">4. <text:span text:style-name="Strong_20_Emphasis">Catégories structurelles</text:span></text:h>
      <text:p text:style-name="Text_20_body">Chaque élément du tout peut être envisagé sous un angle systémique, c'est-à-dire comme faisant partie d'un ensemble organisé :</text:p>
      <text:list text:style-name="L39">
        <text:list-item>
          <text:p text:style-name="P96"><text:span text:style-name="Strong_20_Emphasis">Éléments individuels</text:span> : des entités singulières ou isolées, comme des atomes, des individus ou des objets spécifiques.</text:p>
        </text:list-item>
        <text:list-item>
          <text:p text:style-name="P95"><text:span text:style-name="Strong_20_Emphasis">Éléments systémiques</text:span> : des éléments qui font partie d’un réseau ou d’un système plus large, comme des cellules au sein d’un organisme, des êtres vivants au sein d’un écosystème ou des planètes au sein d’un système solaire.</text:p>
        </text:list-item>
      </text:list>
      <text:h text:style-name="Heading_20_3" text:outline-level="3">5. <text:span text:style-name="Strong_20_Emphasis">Catégories de niveaux d’organisation</text:span></text:h>
      <text:p text:style-name="Text_20_body">Les éléments peuvent également être catégorisés selon leur niveau d’organisation ou de complexité :</text:p>
      <text:list text:style-name="L40">
        <text:list-item>
          <text:p text:style-name="P98"><text:span text:style-name="Strong_20_Emphasis">Microscopiques</text:span> : tout ce qui est à un niveau fondamental ou élémentaire, comme les particules subatomiques, les molécules ou les micro-organismes.</text:p>
        </text:list-item>
        <text:list-item>
          <text:p text:style-name="P98"><text:soft-page-break/><text:span text:style-name="Strong_20_Emphasis">Macroscopiques</text:span> : tout ce qui se situe à un niveau plus grand, observable à l’échelle humaine, comme les objets, les êtres vivants, les phénomènes météorologiques, etc.</text:p>
        </text:list-item>
        <text:list-item>
          <text:p text:style-name="P97"><text:span text:style-name="Strong_20_Emphasis">Cosmiques</text:span> : des éléments et phénomènes à l’échelle de l’univers, tels que les galaxies, les trous noirs, les forces cosmiques.</text:p>
        </text:list-item>
      </text:list>
      <text:h text:style-name="Heading_20_3" text:outline-level="3">6. <text:span text:style-name="Strong_20_Emphasis">Catégories dynamiques</text:span></text:h>
      <text:p text:style-name="Text_20_body">Le « tout » inclut des éléments en transformation :</text:p>
      <text:list text:style-name="L41">
        <text:list-item>
          <text:p text:style-name="P100"><text:span text:style-name="Strong_20_Emphasis">Statiques</text:span> : des éléments qui ne changent pas ou changent très peu dans le temps, comme certaines propriétés mathématiques ou des lois physiques.</text:p>
        </text:list-item>
        <text:list-item>
          <text:p text:style-name="P99"><text:span text:style-name="Strong_20_Emphasis">Dynamiques</text:span> : des éléments en constante évolution, comme les êtres vivants, les systèmes économiques ou même les phénomènes climatiques.</text:p>
        </text:list-item>
      </text:list>
      <text:p text:style-name="Horizontal_20_Line"/>
      <text:p text:style-name="Text_20_body">Ces catégories permettent de penser le « tout » non pas comme une simple collection d'éléments, mais comme un ensemble complexe, multidimensionnel et interconnecté. Chaque type d'être, de phénomène ou d'élément peut appartenir à plusieurs catégories à la fois (par exemple, un être humain est à la fois matériel, social, dynamique et interdépendant).</text:p>
      <text:h text:style-name="Heading_20_5" text:outline-level="5"/>
      <text:h text:style-name="Heading_20_5" text:outline-level="5"/>
      <text:h text:style-name="Heading_20_5" text:outline-level="5">Vous avez dit :</text:h>
      <text:p text:style-name="Text_20_body">Que sont les différents êtres immatériels selon le critère ontologique ? </text:p>
      <text:h text:style-name="Heading_20_6" text:outline-level="6">ChatGPT a dit :</text:h>
      <text:p text:style-name="Text_20_body">ChatGPT</text:p>
      <text:p text:style-name="Text_20_body">Selon le critère ontologique, les <text:span text:style-name="Strong_20_Emphasis">êtres immatériels</text:span> sont des entités qui n'ont pas d'existence physique tangible, mais qui existent d'une manière abstraite, conceptuelle, mentale ou spirituelle. Ils ne peuvent pas être perçus directement par les sens matériels, mais leur existence est souvent postulée pour expliquer des réalités ou des expériences humaines complexes. Voici les principales catégories d'êtres immatériels :</text:p>
      <text:h text:style-name="Heading_20_3" text:outline-level="3">1. <text:span text:style-name="Strong_20_Emphasis">Concepts abstraits</text:span></text:h>
      <text:list text:style-name="L42">
        <text:list-item>
          <text:p text:style-name="P102"><text:span text:style-name="Strong_20_Emphasis">Idées</text:span> : Les idées sont des constructions mentales qui représentent des objets, des états, ou des notions abstraites, comme la justice, la liberté, l'amour, ou la démocratie. Elles n'ont pas de forme matérielle mais elles ont un impact réel sur la pensée humaine et sur la manière dont les sociétés se structurent.</text:p>
        </text:list-item>
        <text:list-item>
          <text:p text:style-name="P101"><text:span text:style-name="Strong_20_Emphasis">Concepts mathématiques</text:span> : Les nombres, les formes géométriques, les fonctions mathématiques sont des entités immatérielles. Ils ne possèdent pas de réalité matérielle directe, mais ils sont essentiels pour décrire et comprendre le monde matériel.</text:p>
        </text:list-item>
      </text:list>
      <text:h text:style-name="Heading_20_3" text:outline-level="3">2. <text:span text:style-name="Strong_20_Emphasis">Entités mentales</text:span></text:h>
      <text:list text:style-name="L43">
        <text:list-item>
          <text:p text:style-name="P104"><text:span text:style-name="Strong_20_Emphasis">Pensées</text:span> : Les pensées sont des produits de l’esprit, des représentations immatérielles des objets, des événements ou des situations. Elles se produisent dans l’esprit humain sans avoir de correspondance matérielle immédiate.</text:p>
        </text:list-item>
        <text:list-item>
          <text:p text:style-name="P104"><text:soft-page-break/><text:span text:style-name="Strong_20_Emphasis">Emotions</text:span> : Les émotions, bien qu'elles puissent être accompagnées de réactions physiques (comme la peur ou la joie), sont elles-mêmes des expériences intérieures et immatérielles.</text:p>
        </text:list-item>
        <text:list-item>
          <text:p text:style-name="P103"><text:span text:style-name="Strong_20_Emphasis">Rêves</text:span> : Les rêves sont des phénomènes purement mentaux qui se produisent pendant le sommeil et qui n’ont pas d’existence matérielle, bien qu'ils puissent parfois influencer la réalité subjective de l'individu.</text:p>
        </text:list-item>
      </text:list>
      <text:h text:style-name="Heading_20_3" text:outline-level="3">3. <text:span text:style-name="Strong_20_Emphasis">Entités spirituelles</text:span></text:h>
      <text:list text:style-name="L44">
        <text:list-item>
          <text:p text:style-name="P106"><text:span text:style-name="Strong_20_Emphasis">Âmes</text:span> : Dans de nombreuses traditions philosophiques et religieuses, l'âme est considérée comme un être immatériel essentiel qui anime les êtres vivants, en particulier les humains. Elle est souvent perçue comme immortelle et distincte du corps physique.</text:p>
        </text:list-item>
        <text:list-item>
          <text:p text:style-name="P106"><text:span text:style-name="Strong_20_Emphasis">Esprits</text:span> : Les esprits, dans le cadre religieux ou mystique, sont des entités non physiques qui peuvent être des guides, des forces ou des manifestations de la réalité spirituelle. Cela inclut les anges, les démons, ou d'autres formes d'existences surnaturelles.</text:p>
        </text:list-item>
        <text:list-item>
          <text:p text:style-name="P105"><text:span text:style-name="Strong_20_Emphasis">Divinités</text:span> : Les dieux et les entités divines sont souvent conceptualisés comme étant immatériels, transcendants et hors du monde physique, gouvernant ou influençant la réalité matérielle depuis une dimension spirituelle.</text:p>
        </text:list-item>
      </text:list>
      <text:h text:style-name="Heading_20_3" text:outline-level="3">4. <text:span text:style-name="Strong_20_Emphasis">Lois et principes immatériels</text:span></text:h>
      <text:list text:style-name="L45">
        <text:list-item>
          <text:p text:style-name="P108"><text:span text:style-name="Strong_20_Emphasis">Lois naturelles</text:span> : Bien qu'elles décrivent des phénomènes physiques, les lois naturelles (comme la gravitation ou la relativité) sont elles-mêmes immatérielles. Ce sont des vérités universelles qui gouvernent le fonctionnement de l'univers sans posséder d'existence matérielle.</text:p>
        </text:list-item>
        <text:list-item>
          <text:p text:style-name="P107"><text:span text:style-name="Strong_20_Emphasis">Lois morales ou éthiques</text:span> : Des principes comme le bien, le mal, la justice, l'équité sont des normes abstraites qui guident les comportements humains. Ils sont immatériels, mais leur influence sur les sociétés et les individus est profondément réelle.</text:p>
        </text:list-item>
      </text:list>
      <text:h text:style-name="Heading_20_3" text:outline-level="3">5. <text:span text:style-name="Strong_20_Emphasis">Relations et structures immatérielles</text:span></text:h>
      <text:list text:style-name="L46">
        <text:list-item>
          <text:p text:style-name="P110"><text:span text:style-name="Strong_20_Emphasis">Relations sociales</text:span> : Les relations humaines, comme l’amitié, l’amour, ou l’autorité, sont des entités immatérielles qui organisent la vie en société. Elles existent en tant que relations entre les individus, mais elles ne peuvent pas être matérialisées.</text:p>
        </text:list-item>
        <text:list-item>
          <text:p text:style-name="P109"><text:span text:style-name="Strong_20_Emphasis">Systèmes économiques, politiques, ou linguistiques</text:span> : Les systèmes tels que l'économie ou le langage sont des structures immatérielles. Ils organisent la réalité sociale et régissent les interactions, mais ils n'ont pas de forme physique propre.</text:p>
        </text:list-item>
      </text:list>
      <text:h text:style-name="Heading_20_3" text:outline-level="3">6. <text:span text:style-name="Strong_20_Emphasis">Informations et données</text:span></text:h>
      <text:list text:style-name="L47">
        <text:list-item>
          <text:p text:style-name="P112"><text:span text:style-name="Strong_20_Emphasis">Informations</text:span> : L'information, en tant qu'entité, est immatérielle. Elle peut être codée et stockée sous forme matérielle (comme sur un disque dur ou un livre), mais en elle-même, elle n’est qu’une abstraction qui peut être interprétée et comprise par un être intelligent.</text:p>
        </text:list-item>
        <text:list-item>
          <text:p text:style-name="P111"><text:span text:style-name="Strong_20_Emphasis">Données</text:span> : Les données sont une forme brute d'information qui n'a de sens qu'une fois analysée ou interprétée. Elles sont immatérielles en elles-mêmes, bien qu'elles puissent être enregistrées sur des supports physiques.</text:p>
        </text:list-item>
      </text:list>
      <text:h text:style-name="Heading_20_3" text:outline-level="3"><text:soft-page-break/>7. <text:span text:style-name="Strong_20_Emphasis">Structures formelles</text:span></text:h>
      <text:list text:style-name="L48">
        <text:list-item>
          <text:p text:style-name="P114"><text:span text:style-name="Strong_20_Emphasis">Langues</text:span> : Les langues, en tant que systèmes de signes ou de symboles permettant la communication, sont immatérielles. Les mots peuvent être prononcés ou écrits, mais la langue en tant que structure reste une entité abstraite, existant par les conventions partagées.</text:p>
        </text:list-item>
        <text:list-item>
          <text:p text:style-name="P113"><text:span text:style-name="Strong_20_Emphasis">Algorithmes</text:span> : Les algorithmes, en tant que séquences d'instructions, n'ont pas d'existence matérielle. Ils sont des concepts qui dirigent des processus ou des calculs dans un cadre donné (informatique, mathématique).</text:p>
        </text:list-item>
      </text:list>
      <text:p text:style-name="Horizontal_20_Line"/>
      <text:p text:style-name="Text_20_body">Ces différentes formes d'êtres immatériels sont essentielles pour comprendre la complexité de la réalité humaine et universelle. Bien qu'elles n'aient pas de substance physique, leur existence est reconnue pour expliquer des aspects cruciaux du monde, qu'ils soient philosophiques, mentaux, sociaux, ou spirituels. Ces catégories révèlent à quel point l'immatériel joue un rôle central dans l'expérience humaine et dans l'organisation des systèmes intellectuels et culturels.</text:p>
      <text:section text:style-name="Sect1" text:name="prompt-textarea">
        <text:p text:style-name="P2"/>
      </text:section>
      <text:p text:style-name="P1"><draw:frame draw:style-name="fr1" draw:name="Objet1" text:anchor-type="as-char" svg:width="0.041cm" svg:height="0.041cm" draw:z-index="0"><draw:floating-frame/></draw:frame><text:s/></text:p>
      <text:p text:style-name="P9"/>
      <text:p text:style-name="P3"><text:s text:c="15"/></text:p>
      <text:p text:style-name="P6">Quelles sont les différentes substances en ontologie ?</text:p>
      <text:h text:style-name="Heading_20_6" text:outline-level="6">ChatGPT a dit :</text:h>
      <text:p text:style-name="P13">ChatGPT</text:p>
      <text:p text:style-name="P8">En philosophie, et plus spécifiquement en ontologie, le concept de substance fait référence à ce qui existe fondamentalement, c’est-à-dire à ce qui possède une existence indépendante ou qui est la réalité sous-jacente des choses. Les philosophes ont proposé différentes conceptions de ce qu'est une substance et des types de substances qui existent. Voici un aperçu des principales conceptions des substances en ontologie :</text:p>
      <text:h text:style-name="Heading_20_3" text:outline-level="3">1. <text:span text:style-name="Strong_20_Emphasis">Substances matérielles</text:span></text:h>
      <text:list text:style-name="L49">
        <text:list-item>
          <text:p text:style-name="P116"><text:span text:style-name="Strong_20_Emphasis">Définition</text:span> : Les substances matérielles sont des entités physiques, des objets constitués de matière, comme les êtres vivants, les objets, les planètes, etc.</text:p>
        </text:list-item>
        <text:list-item>
          <text:p text:style-name="P116"><text:span text:style-name="Strong_20_Emphasis">Propriétés</text:span> : Elles possèdent une existence tangible et sont sujettes aux lois de la physique. Ces substances sont souvent perçues comme ayant une étendue (c’est-à-dire occupent de l’espace).</text:p>
        </text:list-item>
        <text:list-item>
          <text:p text:style-name="P115"><text:span text:style-name="Strong_20_Emphasis">Exemples</text:span> : Une pierre, une table, un corps humain.</text:p>
        </text:list-item>
      </text:list>
      <text:h text:style-name="Heading_20_3" text:outline-level="3">2. <text:span text:style-name="Strong_20_Emphasis">Substances immatérielles</text:span></text:h>
      <text:list text:style-name="L50">
        <text:list-item>
          <text:p text:style-name="P118"><text:span text:style-name="Strong_20_Emphasis">Définition</text:span> : Les substances immatérielles sont des entités qui ne sont pas constituées de matière physique. Ce type de substance est souvent associé aux réalités mentales, spirituelles ou conceptuelles.</text:p>
        </text:list-item>
        <text:list-item>
          <text:p text:style-name="P118"><text:span text:style-name="Strong_20_Emphasis">Propriétés</text:span> : Elles n’occupent pas de l’espace et ne sont pas tangibles. Les substances immatérielles sont souvent considérées comme des réalités spirituelles ou mentales, indépendantes des lois physiques.</text:p>
        </text:list-item>
        <text:list-item>
          <text:p text:style-name="P117"><text:soft-page-break/><text:span text:style-name="Strong_20_Emphasis">Exemples</text:span> : Les âmes (dans certaines traditions philosophiques et religieuses), les esprits, ou encore l’esprit en général dans les dualismes classiques (comme le dualisme cartésien de Descartes).</text:p>
        </text:list-item>
      </text:list>
      <text:h text:style-name="Heading_20_3" text:outline-level="3">3. <text:span text:style-name="Strong_20_Emphasis">Substances individuelles et substances universelles</text:span></text:h>
      <text:list text:style-name="L51">
        <text:list-item>
          <text:p text:style-name="P120"><text:span text:style-name="Strong_20_Emphasis">Substances individuelles</text:span> :</text:p>
          <text:list>
            <text:list-item>
              <text:p text:style-name="P120"><text:span text:style-name="Strong_20_Emphasis">Définition</text:span> : Ce sont des entités qui existent de manière autonome, en tant qu'individus distincts.</text:p>
            </text:list-item>
            <text:list-item>
              <text:p text:style-name="P120"><text:span text:style-name="Strong_20_Emphasis">Propriétés</text:span> : Elles sont singulières et uniques dans leur identité.</text:p>
            </text:list-item>
            <text:list-item>
              <text:p text:style-name="P120"><text:span text:style-name="Strong_20_Emphasis">Exemples</text:span> : Un chien particulier, comme "Rex" en tant qu’individu, est une substance individuelle.</text:p>
            </text:list-item>
          </text:list>
        </text:list-item>
        <text:list-item>
          <text:p text:style-name="P120"><text:span text:style-name="Strong_20_Emphasis">Substances universelles</text:span> :</text:p>
          <text:list>
            <text:list-item>
              <text:p text:style-name="P120"><text:span text:style-name="Strong_20_Emphasis">Définition</text:span> : Elles ne sont pas des entités individuelles mais des qualités ou propriétés partagées par plusieurs individus. Les universaux désignent des concepts qui peuvent s'appliquer à plusieurs substances individuelles.</text:p>
            </text:list-item>
            <text:list-item>
              <text:p text:style-name="P119"><text:span text:style-name="Strong_20_Emphasis">Exemples</text:span> : "La blancheur" en général, "la rondeur" partagée par toutes les sphères, ou "l’humanité" partagée par tous les êtres humains.</text:p>
            </text:list-item>
          </text:list>
        </text:list-item>
      </text:list>
      <text:h text:style-name="Heading_20_3" text:outline-level="3">4. <text:span text:style-name="Strong_20_Emphasis">Substances monistes et substances pluralistes</text:span></text:h>
      <text:list text:style-name="L52">
        <text:list-item>
          <text:p text:style-name="P122"><text:span text:style-name="Strong_20_Emphasis">Substance moniste</text:span> :</text:p>
          <text:list>
            <text:list-item>
              <text:p text:style-name="P122"><text:span text:style-name="Strong_20_Emphasis">Définition</text:span> : Dans le cadre d'un monisme, la réalité entière est constituée d'une seule substance fondamentale, bien qu'elle puisse se manifester sous des formes différentes.</text:p>
            </text:list-item>
            <text:list-item>
              <text:p text:style-name="P122"><text:span text:style-name="Strong_20_Emphasis">Propriétés</text:span> : Les philosophies monistes, comme celle de Spinoza, considèrent qu'il n'y a qu'une seule substance qui constitue tout ce qui existe.</text:p>
            </text:list-item>
            <text:list-item>
              <text:p text:style-name="P122"><text:span text:style-name="Strong_20_Emphasis">Exemples</text:span> : Pour Spinoza, cette unique substance est "Dieu ou la Nature" (Deus sive Natura), qui englobe toute la réalité.</text:p>
            </text:list-item>
          </text:list>
        </text:list-item>
        <text:list-item>
          <text:p text:style-name="P122"><text:span text:style-name="Strong_20_Emphasis">Substance pluraliste</text:span> :</text:p>
          <text:list>
            <text:list-item>
              <text:p text:style-name="P122"><text:span text:style-name="Strong_20_Emphasis">Définition</text:span> : Dans le cadre du pluralisme, il existe plusieurs types ou catégories de substances qui constituent la réalité. Chaque type de substance possède ses caractéristiques propres.</text:p>
            </text:list-item>
            <text:list-item>
              <text:p text:style-name="P121"><text:span text:style-name="Strong_20_Emphasis">Exemples</text:span> : Les philosophies dualistes comme celle de Descartes, avec deux substances fondamentales : la substance pensante (res cogitans) et la substance étendue (res extensa).</text:p>
            </text:list-item>
          </text:list>
        </text:list-item>
      </text:list>
      <text:h text:style-name="Heading_20_3" text:outline-level="3">5. <text:span text:style-name="Strong_20_Emphasis">Substances premières et secondes</text:span></text:h>
      <text:list text:style-name="L53">
        <text:list-item>
          <text:p text:style-name="P124"><text:span text:style-name="Strong_20_Emphasis">Substance première</text:span> :</text:p>
          <text:list>
            <text:list-item>
              <text:p text:style-name="P124"><text:span text:style-name="Strong_20_Emphasis">Définition</text:span> : En ontologie aristotélicienne, une substance première est un individu concret, un être spécifique.</text:p>
            </text:list-item>
            <text:list-item>
              <text:p text:style-name="P124"><text:span text:style-name="Strong_20_Emphasis">Exemples</text:span> : Un arbre particulier, un chien particulier.</text:p>
            </text:list-item>
          </text:list>
        </text:list-item>
        <text:list-item>
          <text:p text:style-name="P124"><text:span text:style-name="Strong_20_Emphasis">Substance seconde</text:span> :</text:p>
          <text:list>
            <text:list-item>
              <text:p text:style-name="P124"><text:span text:style-name="Strong_20_Emphasis">Définition</text:span> : Les substances secondes correspondent aux classes ou catégories auxquelles les substances premières appartiennent. Ce sont des genres et espèces qui permettent de décrire les substances premières.</text:p>
            </text:list-item>
            <text:list-item>
              <text:p text:style-name="P123"><text:span text:style-name="Strong_20_Emphasis">Exemples</text:span> : L'espèce "chien" ou le genre "animal".</text:p>
            </text:list-item>
          </text:list>
        </text:list-item>
      </text:list>
      <text:h text:style-name="Heading_20_3" text:outline-level="3"><text:soft-page-break/>6. <text:span text:style-name="Strong_20_Emphasis">Substance en tant que substrat (ou hypokeimenon)</text:span></text:h>
      <text:list text:style-name="L54">
        <text:list-item>
          <text:p text:style-name="P126"><text:span text:style-name="Strong_20_Emphasis">Définition</text:span> : Ce concept provient également d'Aristote et désigne la substance comme un "substrat" ou un "soutien" qui porte les qualités ou attributs.</text:p>
        </text:list-item>
        <text:list-item>
          <text:p text:style-name="P126"><text:span text:style-name="Strong_20_Emphasis">Propriétés</text:span> : La substance est ce qui existe en soi et qui peut porter des attributs ou des qualités. Elle est distincte de ses propriétés, qui dépendent d’elle pour exister, mais qui ne la définissent pas entièrement.</text:p>
        </text:list-item>
        <text:list-item>
          <text:p text:style-name="P125"><text:span text:style-name="Strong_20_Emphasis">Exemple</text:span> : Un arbre peut être vert, haut ou vieux, mais ces propriétés changent sans que l’arbre cesse d'être lui-même.</text:p>
        </text:list-item>
      </text:list>
      <text:h text:style-name="Heading_20_3" text:outline-level="3">Résumé</text:h>
      <text:p text:style-name="Text_20_body">Ces distinctions permettent aux philosophes d'explorer des questions fondamentales comme la nature de la réalité, l'existence des objets abstraits, le rôle de la conscience, et la relation entre le mental et le physique.</text:p>
      <text:p text:style-name="P3"/>
      <text:p text:style-name="P3"/>
      <text:p text:style-name="P3"/>
      <text:p text:style-name="P7"><text:s text:c="70"/></text:p>
      <text:p text:style-name="P7"/>
      <text:p text:style-name="P7"><text:s text:c="15"/></text:p>
      <text:p text:style-name="P3"/>
      <text:p text:style-name="P3"/>
      <text:p text:style-name="P3">Y a-t-il une différence entre les substances et les êtres ? </text:p>
      <text:p text:style-name="P3"/>
      <text:p text:style-name="P8">Oui, il existe une distinction entre les notions de "substance" et "être" en ontologie, même si elles sont parfois confondues. Cette distinction est subtile mais importante pour comprendre les différents niveaux d’existence et de réalité en philosophie.</text:p>
      <text:h text:style-name="Heading_20_3" text:outline-level="3">1. <text:span text:style-name="Strong_20_Emphasis">La substance comme fondement de l'existence</text:span></text:h>
      <text:list text:style-name="L55">
        <text:list-item>
          <text:p text:style-name="P128"><text:span text:style-name="Strong_20_Emphasis">Substance</text:span> : En philosophie, la substance est souvent définie comme ce qui existe de manière indépendante et qui peut porter des propriétés ou des attributs. Elle est considérée comme le support fondamental d'une réalité donnée. La substance est donc ce qui "est en soi", selon Aristote, et ne dépend d’aucun autre être pour exister.</text:p>
        </text:list-item>
        <text:list-item>
          <text:p text:style-name="P127"><text:span text:style-name="Strong_20_Emphasis">Exemple</text:span> : Dans la pensée d’Aristote, une substance pourrait être un animal, un humain, ou un objet concret. Ce qui importe, c'est que la substance est vue comme une réalité fondamentale et indépendante qui supporte des qualités et des états.</text:p>
        </text:list-item>
      </text:list>
      <text:h text:style-name="Heading_20_3" text:outline-level="3">2. <text:span text:style-name="Strong_20_Emphasis">L'être comme concept plus large</text:span></text:h>
      <text:list text:style-name="L56">
        <text:list-item>
          <text:p text:style-name="P130"><text:span text:style-name="Strong_20_Emphasis">Être</text:span> : "Être" est un terme plus général en philosophie, qui renvoie simplement au fait d'exister. L’être inclut tout ce qui existe, indépendamment du fait que cela soit une substance ou non. Il est ainsi souvent employé pour désigner la totalité de ce qui existe, y compris les substances, les propriétés, les événements, les relations, et même les idées abstraites.</text:p>
        </text:list-item>
        <text:list-item>
          <text:p text:style-name="P129"><text:span text:style-name="Strong_20_Emphasis">Exemple</text:span> : Dans ce sens large, des concepts comme "la justice", "la beauté", ou même "le nombre trois" peuvent être considérés comme des "êtres", car ils ont une forme d’existence conceptuelle ou abstraite, mais ne sont pas des substances au sens strict.</text:p>
        </text:list-item>
      </text:list>
      <text:h text:style-name="Heading_20_3" text:outline-level="3"><text:soft-page-break/>3. <text:span text:style-name="Strong_20_Emphasis">Substances vs. êtres : les entités indépendantes et dépendantes</text:span></text:h>
      <text:list text:style-name="L57">
        <text:list-item>
          <text:p text:style-name="P132">Les <text:span text:style-name="Strong_20_Emphasis">substances</text:span> sont généralement des entités autonomes, ayant une existence propre (comme un arbre ou une personne), tandis que certains <text:span text:style-name="Strong_20_Emphasis">êtres</text:span> peuvent être dépendants d'autres entités pour exister (comme les attributs, relations ou qualités).</text:p>
        </text:list-item>
        <text:list-item>
          <text:p text:style-name="P131">Par exemple, une couleur ou une forme est un "être" en tant qu’il existe en tant que propriété, mais il ne s’agit pas d’une substance parce qu’il dépend d’un support matériel pour être actualisé (la couleur d’une pomme dépend de la substance "pomme").</text:p>
        </text:list-item>
      </text:list>
      <text:h text:style-name="Heading_20_3" text:outline-level="3">4. <text:span text:style-name="Strong_20_Emphasis">La hiérarchie dans l’être</text:span></text:h>
      <text:list text:style-name="L58">
        <text:list-item>
          <text:p text:style-name="P134">Les <text:span text:style-name="Strong_20_Emphasis">philosophes scolastiques</text:span> et certains philosophes modernes (comme Heidegger) ont exploré la notion d’"être" comme une réalité hiérarchisée où la substance occupe un niveau supérieur, car elle donne lieu à des réalités secondaires comme les accidents (qualités et états).</text:p>
        </text:list-item>
        <text:list-item>
          <text:p text:style-name="P133">Ainsi, dans cette perspective, les substances sont une catégorie particulière d’êtres, qui ont un statut plus "réel" ou plus fondamental en tant que porteurs d’autres formes d’êtres (qualités, relations, etc.).</text:p>
        </text:list-item>
      </text:list>
      <text:h text:style-name="Heading_20_3" text:outline-level="3">5. <text:span text:style-name="Strong_20_Emphasis">Point de vue des existentialistes</text:span></text:h>
      <text:list text:style-name="L59">
        <text:list-item>
          <text:p text:style-name="P136">Pour certains existentialistes comme Sartre, "l'être" n'est pas limité aux substances, mais englobe toutes les manifestations de l'existence, y compris la conscience. L’"être-en-soi" et l’"être-pour-soi" sont des concepts clés qui montrent que la notion d’être va au-delà de la simple substance matérielle.</text:p>
        </text:list-item>
        <text:list-item>
          <text:p text:style-name="P135">L’"être" en tant qu'existence pure devient ici plus fondamental que la substance, car il ne nécessite pas de "fondement stable" pour être, et est défini davantage par ses relations et possibilités.</text:p>
        </text:list-item>
      </text:list>
      <text:h text:style-name="Heading_20_3" text:outline-level="3">6. <text:span text:style-name="Strong_20_Emphasis">Synthèse de la différence entre substances et êtres</text:span></text:h>
      <text:list text:style-name="L60">
        <text:list-item>
          <text:p text:style-name="P138">En résumé, <text:span text:style-name="Strong_20_Emphasis">toutes les substances sont des êtres</text:span>, mais <text:span text:style-name="Strong_20_Emphasis">tous les êtres ne sont pas des substances</text:span>. La substance représente un type spécifique d’être : celui qui est autonome et constitue la réalité fondamentale d’un objet ou d’une entité.</text:p>
        </text:list-item>
        <text:list-item>
          <text:p text:style-name="P137">L’être, quant à lui, est un concept plus large et inclut aussi bien les entités autonomes que les attributs, les relations ou même les réalités abstraites.</text:p>
        </text:list-item>
      </text:list>
      <text:p text:style-name="Text_20_body">Cette distinction aide les philosophes à étudier différentes formes d’existence et à comprendre les fondements et les modalités de la réalité.</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106"/></text:p>
      <text:p text:style-name="P3"/>
      <text:p text:style-name="P6">Quelles sont les différentes substances matérielles en ontologie ?</text:p>
      <text:h text:style-name="Heading_20_6" text:outline-level="6">ChatGPT a dit :</text:h>
      <text:p text:style-name="P13">ChatGPT</text:p>
      <text:p text:style-name="P8">En ontologie, les substances matérielles sont considérées comme des entités physiques qui possèdent une existence concrète et tangible. Elles sont souvent définies par leur composition en matière, leur étendue dans l’espace et leur capacité à être perçues par les sens. Voici un aperçu des types de substances matérielles en fonction des perspectives philosophiques et scientifiques.</text:p>
      <text:h text:style-name="Heading_20_3" text:outline-level="3">1. <text:span text:style-name="Strong_20_Emphasis">Les substances matérielles fondamentales (ou simples)</text:span></text:h>
      <text:list text:style-name="L61">
        <text:list-item>
          <text:p text:style-name="P140"><text:span text:style-name="Strong_20_Emphasis">Définition</text:span> : Ce sont les constituants ultimes de la matière, que l'on considère souvent comme indivisibles ou fondamentaux dans un contexte donné.</text:p>
        </text:list-item>
        <text:list-item>
          <text:p text:style-name="P140"><text:span text:style-name="Strong_20_Emphasis">Exemples</text:span> :</text:p>
          <text:list>
            <text:list-item>
              <text:p text:style-name="P140"><text:span text:style-name="Strong_20_Emphasis">Atomes</text:span> : Dans la théorie atomiste, les atomes sont considérés comme des substances matérielles simples, les unités de base de la matière.</text:p>
            </text:list-item>
            <text:list-item>
              <text:p text:style-name="P140"><text:span text:style-name="Strong_20_Emphasis">Particules élémentaires</text:span> : Dans la physique moderne, les électrons, protons, neutrons et autres particules subatomiques (comme les quarks) sont des entités matérielles fondamentales.</text:p>
            </text:list-item>
          </text:list>
        </text:list-item>
        <text:list-item>
          <text:p text:style-name="P139"><text:span text:style-name="Strong_20_Emphasis">Approche philosophique</text:span> : Les matérialistes anciens, comme Démocrite et Épicure, considéraient les atomes comme des "briques" indivisibles de la réalité matérielle.</text:p>
        </text:list-item>
      </text:list>
      <text:h text:style-name="Heading_20_3" text:outline-level="3">2. <text:span text:style-name="Strong_20_Emphasis">Les substances matérielles composées</text:span></text:h>
      <text:list text:style-name="L62">
        <text:list-item>
          <text:p text:style-name="P142"><text:span text:style-name="Strong_20_Emphasis">Définition</text:span> : Ce sont des substances constituées de plusieurs substances simples ou fondamentales réunies en une unité. Elles ont une existence indépendante mais ne sont pas indivisibles.</text:p>
        </text:list-item>
        <text:list-item>
          <text:p text:style-name="P142"><text:span text:style-name="Strong_20_Emphasis">Exemples</text:span> :</text:p>
          <text:list>
            <text:list-item>
              <text:p text:style-name="P142"><text:span text:style-name="Strong_20_Emphasis">Objets inanimés</text:span> : Les roches, les montagnes, les meubles ou les bâtiments sont composés de multiples éléments matériels.</text:p>
            </text:list-item>
            <text:list-item>
              <text:p text:style-name="P142"><text:soft-page-break/><text:span text:style-name="Strong_20_Emphasis">Organismes vivants</text:span> : Les êtres vivants, bien qu'ayant des propriétés biologiques uniques, sont aussi des substances matérielles composées de cellules, elles-mêmes composées de molécules et d'atomes.</text:p>
            </text:list-item>
          </text:list>
        </text:list-item>
        <text:list-item>
          <text:p text:style-name="P141"><text:span text:style-name="Strong_20_Emphasis">Point de vue aristotélicien</text:span> : Aristote considérait ces substances matérielles comme des <text:span text:style-name="Strong_20_Emphasis">substances hylomorphiques</text:span> (formées de matière et de forme). Par exemple, une table a une matière (le bois) et une forme (l’agencement donné par l’artisan).</text:p>
        </text:list-item>
      </text:list>
      <text:h text:style-name="Heading_20_3" text:outline-level="3">3. <text:span text:style-name="Strong_20_Emphasis">Les corps naturels</text:span></text:h>
      <text:list text:style-name="L63">
        <text:list-item>
          <text:p text:style-name="P144"><text:span text:style-name="Strong_20_Emphasis">Définition</text:span> : Les corps naturels sont des substances matérielles qui existent dans la nature et qui possèdent des propriétés intrinsèques et autonomes. Contrairement aux artefacts, ils ne sont pas fabriqués par l'homme.</text:p>
        </text:list-item>
        <text:list-item>
          <text:p text:style-name="P144"><text:span text:style-name="Strong_20_Emphasis">Exemples</text:span> :</text:p>
          <text:list>
            <text:list-item>
              <text:p text:style-name="P144"><text:span text:style-name="Strong_20_Emphasis">Minéraux</text:span> et <text:span text:style-name="Strong_20_Emphasis">roches</text:span> : Ils ont des compositions chimiques et des structures cristallines spécifiques.</text:p>
            </text:list-item>
            <text:list-item>
              <text:p text:style-name="P144"><text:span text:style-name="Strong_20_Emphasis">Éléments biologiques</text:span> : Les plantes et les animaux sont aussi considérés comme des corps naturels en tant qu’ils possèdent une organisation biologique qui leur est propre.</text:p>
            </text:list-item>
          </text:list>
        </text:list-item>
        <text:list-item>
          <text:p text:style-name="P143"><text:span text:style-name="Strong_20_Emphasis">Caractéristiques</text:span> : Les corps naturels ont des propriétés essentielles, comme la capacité de croître, de se transformer, ou encore de se reproduire pour les organismes vivants.</text:p>
        </text:list-item>
      </text:list>
      <text:h text:style-name="Heading_20_3" text:outline-level="3">4. <text:span text:style-name="Strong_20_Emphasis">Les artefacts ou objets artificiels</text:span></text:h>
      <text:list text:style-name="L64">
        <text:list-item>
          <text:p text:style-name="P146"><text:span text:style-name="Strong_20_Emphasis">Définition</text:span> : Ce sont des substances matérielles créées par l’homme, constituées de matières transformées ou assemblées en fonction d’une finalité.</text:p>
        </text:list-item>
        <text:list-item>
          <text:p text:style-name="P146"><text:span text:style-name="Strong_20_Emphasis">Exemples</text:span> :</text:p>
          <text:list>
            <text:list-item>
              <text:p text:style-name="P146"><text:span text:style-name="Strong_20_Emphasis">Outils</text:span> et <text:span text:style-name="Strong_20_Emphasis">machines</text:span> : Les marteaux, les voitures et les ordinateurs sont des substances matérielles artificielles.</text:p>
            </text:list-item>
            <text:list-item>
              <text:p text:style-name="P146"><text:span text:style-name="Strong_20_Emphasis">Bâtiments et infrastructures</text:span> : Les ponts, les maisons, les routes, etc., font partie des artefacts matériels.</text:p>
            </text:list-item>
          </text:list>
        </text:list-item>
        <text:list-item>
          <text:p text:style-name="P145"><text:span text:style-name="Strong_20_Emphasis">Différence avec les corps naturels</text:span> : Les artefacts n’ont pas de propriétés intrinsèques qui déterminent leur comportement (par exemple, une voiture ne "vit" pas de la même façon qu'un arbre). Leur existence et leur forme dépendent de l'intention humaine.</text:p>
        </text:list-item>
      </text:list>
      <text:h text:style-name="Heading_20_3" text:outline-level="3">5. <text:span text:style-name="Strong_20_Emphasis">Les substances matérielles dynamiques ou fluides</text:span></text:h>
      <text:list text:style-name="L65">
        <text:list-item>
          <text:p text:style-name="P148"><text:span text:style-name="Strong_20_Emphasis">Définition</text:span> : Les substances dynamiques ou fluides sont des formes de matière qui n’ont pas de forme fixe et sont en mouvement ou en transformation.</text:p>
        </text:list-item>
        <text:list-item>
          <text:p text:style-name="P148"><text:span text:style-name="Strong_20_Emphasis">Exemples</text:span> :</text:p>
          <text:list>
            <text:list-item>
              <text:p text:style-name="P148"><text:span text:style-name="Strong_20_Emphasis">Liquides</text:span> : L’eau, l’huile, et autres substances liquides sont en constante adaptation de forme.</text:p>
            </text:list-item>
            <text:list-item>
              <text:p text:style-name="P148"><text:span text:style-name="Strong_20_Emphasis">Gaz</text:span> : L’air, l’oxygène et d’autres gaz remplissent l’espace disponible et sont également des substances matérielles fluides.</text:p>
            </text:list-item>
            <text:list-item>
              <text:p text:style-name="P148"><text:span text:style-name="Strong_20_Emphasis">Plasma</text:span> : Le plasma est une matière ionisée présente dans les étoiles et certaines expériences de laboratoire.</text:p>
            </text:list-item>
          </text:list>
        </text:list-item>
        <text:list-item>
          <text:p text:style-name="P147"><text:span text:style-name="Strong_20_Emphasis">Caractéristiques</text:span> : Ces substances n’ont pas de forme propre, elles adoptent celle de leur contenant. Leur comportement obéit à des lois spécifiques, comme celles de la thermodynamique pour les gaz.</text:p>
        </text:list-item>
      </text:list>
      <text:h text:style-name="Heading_20_3" text:outline-level="3"><text:soft-page-break/>6. <text:span text:style-name="Strong_20_Emphasis">La matière noire et l’énergie sombre (perspective scientifique moderne)</text:span></text:h>
      <text:list text:style-name="L66">
        <text:list-item>
          <text:p text:style-name="P150"><text:span text:style-name="Strong_20_Emphasis">Définition</text:span> : Ce sont des formes hypothétiques de matière et d'énergie postulées pour expliquer certaines observations cosmologiques, bien que leur nature reste incertaine.</text:p>
        </text:list-item>
        <text:list-item>
          <text:p text:style-name="P150"><text:span text:style-name="Strong_20_Emphasis">Exemples</text:span> :</text:p>
          <text:list>
            <text:list-item>
              <text:p text:style-name="P150"><text:span text:style-name="Strong_20_Emphasis">Matière noire</text:span> : Invisible directement, elle interagit par la gravité et représente une grande partie de la masse de l'univers.</text:p>
            </text:list-item>
            <text:list-item>
              <text:p text:style-name="P150"><text:span text:style-name="Strong_20_Emphasis">Énergie sombre</text:span> : Une force mystérieuse qui semble agir contre la gravité et accélérer l’expansion de l'univers.</text:p>
            </text:list-item>
          </text:list>
        </text:list-item>
        <text:list-item>
          <text:p text:style-name="P149"><text:span text:style-name="Strong_20_Emphasis">Caractère ontologique</text:span> : Bien que leur statut soit débattu, leur inclusion dans les substances matérielles est possible selon les perspectives qui incluent toute entité physique mesurable dans la catégorie des substances matérielles.</text:p>
        </text:list-item>
      </text:list>
      <text:h text:style-name="Heading_20_3" text:outline-level="3">7. <text:span text:style-name="Strong_20_Emphasis">La matière vivante</text:span></text:h>
      <text:list text:style-name="L67">
        <text:list-item>
          <text:p text:style-name="P152"><text:span text:style-name="Strong_20_Emphasis">Définition</text:span> : La matière vivante est la matière qui compose les organismes ayant des caractéristiques propres à la vie, comme la croissance, la reproduction, le métabolisme et l’adaptation.</text:p>
        </text:list-item>
        <text:list-item>
          <text:p text:style-name="P152"><text:span text:style-name="Strong_20_Emphasis">Exemples</text:span> :</text:p>
          <text:list>
            <text:list-item>
              <text:p text:style-name="P152"><text:span text:style-name="Strong_20_Emphasis">Cellules</text:span> et <text:span text:style-name="Strong_20_Emphasis">tissus</text:span> : Ils sont constitués de molécules spécifiques comme l’ADN, les protéines, etc., qui permettent la reproduction et la régulation biologique.</text:p>
            </text:list-item>
            <text:list-item>
              <text:p text:style-name="P152"><text:span text:style-name="Strong_20_Emphasis">Organismes multicellulaires</text:span> : Les plantes, les animaux et les humains sont des compositions très organisées de matière vivante.</text:p>
            </text:list-item>
          </text:list>
        </text:list-item>
        <text:list-item>
          <text:p text:style-name="P151"><text:span text:style-name="Strong_20_Emphasis">Point de vue vitaliste</text:span> : Certains philosophes vitalistes considèrent que la matière vivante est une catégorie à part en raison de ses propriétés dynamiques et finalisées (comme Aristote, qui voyait la matière vivante comme ayant une âme ou un "principe vital").</text:p>
        </text:list-item>
      </text:list>
      <text:h text:style-name="Heading_20_3" text:outline-level="3">Conclusion</text:h>
      <text:p text:style-name="Text_20_body">Ces distinctions montrent la variété des substances matérielles en fonction de leur composition, de leur origine, de leur état (solide, liquide, gaz, plasma), et de leur organisation biologique ou non. Cette typologie aide à clarifier les différents types de réalités matérielles avec lesquelles les philosophes et scientifiques cherchent à comprendre la nature de la réalité phys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text:s text:c="124"/></text:p>
      <text:p text:style-name="P3"/>
      <text:p text:style-name="P6">Quels sont les différents accidents en ontologie ?</text:p>
      <text:h text:style-name="Heading_20_6" text:outline-level="6">ChatGPT a dit :</text:h>
      <text:p text:style-name="P13">ChatGPT</text:p>
      <text:p text:style-name="P8">En ontologie, les accidents sont des propriétés ou des caractéristiques qui appartiennent aux substances mais qui ne sont pas essentielles à leur nature. Contrairement à l’essence, qui définit ce qu’une substance est fondamentalement, les accidents sont des attributs contingents, changeants, et non indispensables à l’existence d’une substance donnée. Cette distinction, héritée d’Aristote, permet de classer les accidents en différentes catégories en fonction de leurs caractéristiques et de leur relation avec la substance.</text:p>
      <text:p text:style-name="Text_20_body">Voici un aperçu des principales catégories d’accidents :</text:p>
      <text:h text:style-name="Heading_20_3" text:outline-level="3">1. <text:span text:style-name="Strong_20_Emphasis">La quantité</text:span></text:h>
      <text:list text:style-name="L68">
        <text:list-item>
          <text:p text:style-name="P154"><text:span text:style-name="Strong_20_Emphasis">Définition</text:span> : La quantité concerne l’extension ou la mesure d’une substance dans l’espace ou dans le temps. Elle peut inclure la taille, le volume, la longueur, la hauteur, le poids, etc.</text:p>
        </text:list-item>
        <text:list-item>
          <text:p text:style-name="P154"><text:span text:style-name="Strong_20_Emphasis">Exemple</text:span> : La taille d'un arbre, le poids d’une pierre ou la longueur d’un bâton sont des accidents quantitatifs. Un arbre peut grandir ou rétrécir sans que sa nature d’arbre change.</text:p>
        </text:list-item>
        <text:list-item>
          <text:p text:style-name="P153"><text:span text:style-name="Strong_20_Emphasis">Particularité</text:span> : Les accidents quantitatifs sont mesurables et souvent représentés de manière numérique.</text:p>
        </text:list-item>
      </text:list>
      <text:h text:style-name="Heading_20_3" text:outline-level="3">2. <text:span text:style-name="Strong_20_Emphasis">La qualité</text:span></text:h>
      <text:list text:style-name="L69">
        <text:list-item>
          <text:p text:style-name="P156"><text:span text:style-name="Strong_20_Emphasis">Définition</text:span> : La qualité est l’ensemble des propriétés qui modifient l’apparence ou les caractéristiques sensibles d’une substance, sans toucher à son essence.</text:p>
        </text:list-item>
        <text:list-item>
          <text:p text:style-name="P156"><text:span text:style-name="Strong_20_Emphasis">Exemple</text:span> : La couleur d’un objet (rouge, bleu), la texture (lisse, rugueux), la saveur (sucré, salé) ou encore la température (chaud, froid) sont des accidents qualitatifs.</text:p>
        </text:list-item>
        <text:list-item>
          <text:p text:style-name="P155"><text:span text:style-name="Strong_20_Emphasis">Caractéristique philosophique</text:span> : Les qualités peuvent être perçues directement par les sens et influencent la manière dont une substance est perçue ou ressentie.</text:p>
        </text:list-item>
      </text:list>
      <text:h text:style-name="Heading_20_3" text:outline-level="3">3. <text:span text:style-name="Strong_20_Emphasis">La relation</text:span></text:h>
      <text:list text:style-name="L70">
        <text:list-item>
          <text:p text:style-name="P158"><text:span text:style-name="Strong_20_Emphasis">Définition</text:span> : La relation est un accident qui existe entre deux ou plusieurs substances et définit leur lien ou leur dépendance mutuelle.</text:p>
        </text:list-item>
        <text:list-item>
          <text:p text:style-name="P158"><text:soft-page-break/><text:span text:style-name="Strong_20_Emphasis">Exemple</text:span> : La parenté (être parent ou enfant de quelqu’un), l’amitié, la position (être à gauche ou à droite d’un objet) sont des accidents relationnels.</text:p>
        </text:list-item>
        <text:list-item>
          <text:p text:style-name="P157"><text:span text:style-name="Strong_20_Emphasis">Importance en ontologie</text:span> : La relation est un accident unique, car elle dépend de la coexistence de plusieurs substances. Elle ne change pas directement la substance elle-même, mais bien le lien entre celle-ci et d’autres.</text:p>
        </text:list-item>
      </text:list>
      <text:h text:style-name="Heading_20_3" text:outline-level="3">4. <text:span text:style-name="Strong_20_Emphasis">Le lieu (ou la position dans l’espace)</text:span></text:h>
      <text:list text:style-name="L71">
        <text:list-item>
          <text:p text:style-name="P160"><text:span text:style-name="Strong_20_Emphasis">Définition</text:span> : Le lieu est un accident qui réfère à la position spatiale occupée par une substance dans un espace donné.</text:p>
        </text:list-item>
        <text:list-item>
          <text:p text:style-name="P160"><text:span text:style-name="Strong_20_Emphasis">Exemple</text:span> : Un livre sur une table, un arbre dans un jardin, une voiture sur une route.</text:p>
        </text:list-item>
        <text:list-item>
          <text:p text:style-name="P159"><text:span text:style-name="Strong_20_Emphasis">Particularité</text:span> : Ce type d’accident peut changer facilement sans affecter la nature de la substance. Déplacer un livre d’une pièce à une autre ne change pas sa nature de livre.</text:p>
        </text:list-item>
      </text:list>
      <text:h text:style-name="Heading_20_3" text:outline-level="3">5. <text:span text:style-name="Strong_20_Emphasis">Le temps (ou la position dans le temps)</text:span></text:h>
      <text:list text:style-name="L72">
        <text:list-item>
          <text:p text:style-name="P162"><text:span text:style-name="Strong_20_Emphasis">Définition</text:span> : Le temps en tant qu’accident réfère à la position temporelle ou à la durée de l’existence d’une substance.</text:p>
        </text:list-item>
        <text:list-item>
          <text:p text:style-name="P162"><text:span text:style-name="Strong_20_Emphasis">Exemple</text:span> : Être un enfant ou un adulte est une position temporelle pour un humain, tout comme le fait d’être à un moment spécifique de l’année ou de la journée.</text:p>
        </text:list-item>
        <text:list-item>
          <text:p text:style-name="P161"><text:span text:style-name="Strong_20_Emphasis">Particularité</text:span> : Le temps affecte souvent les substances en fonction de leur durée ou de leur étape de développement, mais il ne modifie pas l’essence d’une substance.</text:p>
        </text:list-item>
      </text:list>
      <text:h text:style-name="Heading_20_3" text:outline-level="3">6. <text:span text:style-name="Strong_20_Emphasis">La situation (ou la disposition)</text:span></text:h>
      <text:list text:style-name="L73">
        <text:list-item>
          <text:p text:style-name="P164"><text:span text:style-name="Strong_20_Emphasis">Définition</text:span> : La situation concerne l’orientation ou la disposition d’une substance par rapport à elle-même ou à son environnement.</text:p>
        </text:list-item>
        <text:list-item>
          <text:p text:style-name="P164"><text:span text:style-name="Strong_20_Emphasis">Exemple</text:span> : Être debout, assis, allongé pour une personne ; un vase incliné ou droit.</text:p>
        </text:list-item>
        <text:list-item>
          <text:p text:style-name="P163"><text:span text:style-name="Strong_20_Emphasis">Caractéristique</text:span> : Cet accident est particulièrement changeant et dépend souvent de facteurs externes, mais il n’a aucune incidence sur la nature de la substance.</text:p>
        </text:list-item>
      </text:list>
      <text:h text:style-name="Heading_20_3" text:outline-level="3">7. <text:span text:style-name="Strong_20_Emphasis">La possession (ou l’état)</text:span></text:h>
      <text:list text:style-name="L74">
        <text:list-item>
          <text:p text:style-name="P166"><text:span text:style-name="Strong_20_Emphasis">Définition</text:span> : La possession fait référence aux états temporaires ou aux attributs acquis qui ne sont pas inhérents à la substance.</text:p>
        </text:list-item>
        <text:list-item>
          <text:p text:style-name="P166"><text:span text:style-name="Strong_20_Emphasis">Exemple</text:span> : Le fait de porter un chapeau ou d’avoir les cheveux teints sont des accidents de possession pour une personne.</text:p>
        </text:list-item>
        <text:list-item>
          <text:p text:style-name="P165"><text:span text:style-name="Strong_20_Emphasis">Spécificité</text:span> : La possession est particulièrement contingente, car elle peut être facilement modifiée ou retirée sans altérer la nature de la substance.</text:p>
        </text:list-item>
      </text:list>
      <text:h text:style-name="Heading_20_3" text:outline-level="3">8. <text:span text:style-name="Strong_20_Emphasis">L’action (ou le fait d’agir)</text:span></text:h>
      <text:list text:style-name="L75">
        <text:list-item>
          <text:p text:style-name="P168"><text:span text:style-name="Strong_20_Emphasis">Définition</text:span> : L’action désigne les opérations ou les actes accomplis par une substance, en général volontairement.</text:p>
        </text:list-item>
        <text:list-item>
          <text:p text:style-name="P168"><text:span text:style-name="Strong_20_Emphasis">Exemple</text:span> : Marcher, parler, écrire sont des actions pour un être humain.</text:p>
        </text:list-item>
        <text:list-item>
          <text:p text:style-name="P167"><text:span text:style-name="Strong_20_Emphasis">Importance</text:span> : L’action est un accident dynamique qui reflète les capacités de la substance, mais elle reste extérieure à son essence. Une personne qui cesse de marcher n’arrête pas pour autant d’être humaine.</text:p>
        </text:list-item>
      </text:list>
      <text:h text:style-name="Heading_20_3" text:outline-level="3"><text:soft-page-break/>9. <text:span text:style-name="Strong_20_Emphasis">La passion (ou le fait de subir une action)</text:span></text:h>
      <text:list text:style-name="L76">
        <text:list-item>
          <text:p text:style-name="P170"><text:span text:style-name="Strong_20_Emphasis">Définition</text:span> : La passion est l’accident par lequel une substance subit une action provenant d'une autre substance ou d'une force externe.</text:p>
        </text:list-item>
        <text:list-item>
          <text:p text:style-name="P170"><text:span text:style-name="Strong_20_Emphasis">Exemple</text:span> : Être frappé, chauffé, ou mouillé est un accident de passion pour la substance qui subit cette action.</text:p>
        </text:list-item>
        <text:list-item>
          <text:p text:style-name="P169"><text:span text:style-name="Strong_20_Emphasis">Caractéristique philosophique</text:span> : Contrairement à l’action, la passion est passive et représente l’effet d’une influence externe sur la substance.</text:p>
        </text:list-item>
      </text:list>
      <text:h text:style-name="Heading_20_3" text:outline-level="3">Synthèse</text:h>
      <text:p text:style-name="Text_20_body">Ces neuf catégories d’accidents décrites par Aristote sont des manières d’appréhender les modifications non essentielles qui affectent les substances. Tandis que la substance est le support permanent, les accidents sont les caractéristiques changeantes et contingentes qui n’altèrent pas fondamentalement la nature de la substance mais contribuent à sa diversité et à ses états temporair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70"/></text:p>
      <text:p text:style-name="P6"><text:soft-page-break/>Quelles sont les différentes entités transcendantales en ontologie ? </text:p>
      <text:h text:style-name="P15" text:outline-level="6">ChatGPT a dit :</text:h>
      <text:p text:style-name="P172">ChatGPT</text:p>
      <text:p text:style-name="P3"/>
      <text:p text:style-name="P3"/>
      <text:p text:style-name="P3">En ontologie, les entités transcendantales font référence aux concepts universels, fondamentaux et abstraits qui dépassent les catégories particulières des objets individuels et s’appliquent à tous les êtres de manière universelle. Dans la philosophie classique, surtout dans la tradition métaphysique aristotélicienne et thomiste, ces entités transcendantales sont généralement associées à des propriétés qui caractérisent l’Être en lui-même, indépendamment de ses particularités. Les transcendantaux principaux sont au nombre de trois à cinq, selon les auteurs, et ils incluent :</text:p>
      <text:list text:style-name="L77">
        <text:list-item>
          <text:p text:style-name="P171"><text:span text:style-name="Strong_20_Emphasis">L’Être (Ens)</text:span> : L'Être est le premier transcendantal, la condition même de toute existence. Tous les autres transcendantaux sont considérés comme des propriétés de l'Être. C'est la notion la plus fondamentale, car sans l'existence, aucune autre qualité ne pourrait être attribuée.</text:p>
        </text:list-item>
        <text:list-item>
          <text:p text:style-name="P171"><text:span text:style-name="Strong_20_Emphasis">L'Unité (Unum)</text:span> : L'unité fait référence au caractère indivisible de chaque être en tant qu'entité unique. Pour qu'un être soit, il doit être un et distinct de ce qui n'est pas lui. Ce transcendantal exprime l'idée que tout être possède une certaine cohérence et individualité.</text:p>
        </text:list-item>
        <text:list-item>
          <text:p text:style-name="P171"><text:span text:style-name="Strong_20_Emphasis">La Vérité (Verum)</text:span> : La vérité est une propriété de l'Être qui désigne son intelligibilité. Un être est vrai dans la mesure où il est conforme à une certaine notion ou concept, c'est-à-dire qu'il est « connaissable ». Ce transcendantal est crucial pour la possibilité de connaissance.</text:p>
        </text:list-item>
        <text:list-item>
          <text:p text:style-name="P171"><text:span text:style-name="Strong_20_Emphasis">La Bonté (Bonum)</text:span> : La bonté signifie que l'Être possède une valeur intrinsèque. Elle est souvent définie comme ce qui est désirable ou ce qui est en soi un bien. Dans cette perspective, tout être est bon simplement parce qu’il existe et qu’il est un aspect de l’Être lui-même.</text:p>
        </text:list-item>
        <text:list-item>
          <text:p text:style-name="P171"><text:span text:style-name="Strong_20_Emphasis">La Beauté (Pulchrum)</text:span> : Ce transcendantal est ajouté par certains philosophes (comme les néoplatoniciens et des penseurs médiévaux tels que Thomas d'Aquin). La beauté est ici conçue comme l’harmonie, la proportion et l’éclat de l’Être. La beauté transcendantale repose sur l’idée que tout ce qui existe, en raison de son ordre ou de sa clarté, participe à un idéal de perfection perceptible.</text:p>
        </text:list-item>
      </text:list>
      <text:h text:style-name="Heading_20_3" text:outline-level="3">Importance des transcendantaux en ontologie</text:h>
      <text:p text:style-name="Text_20_body">Ces transcendantaux ont une importance particulière dans les questions ontologiques et métaphysiques car ils permettent de comprendre les caractéristiques les plus fondamentales de l'existence, applicables de manière universelle à tout ce qui est. Ils permettent aussi de poser des questions centrales sur l'essence de l'Être, sa possibilité d’être connu et sa valeur intrinsèque.</text:p>
      <text:h text:style-name="Heading_20_3" text:outline-level="3">Approches modernes et perspectives alternatives</text:h>
      <text:p text:style-name="Text_20_body">Dans la philosophie contemporaine, l'intérêt pour les transcendantaux a souvent été réinterprété sous la forme de réflexions sur les catégories de l'existence, les conditions de possibilité de la connaissance et les propriétés formelles des objets.</text:p>
      <text:p text:style-name="P3"/>
      <text:p text:style-name="P3"/>
      <text:p text:style-name="P3"><text:soft-page-break/>Du point de vue de l'ontologie, quels sont les différents types de quantités que l'on peut rencontrer dans les accidents ? </text:p>
      <text:p text:style-name="P3"/>
      <text:p text:style-name="P8">En ontologie, les <text:span text:style-name="Emphasis">quantités</text:span> sont considérées comme des accidents, c’est-à-dire des propriétés qui appartiennent aux substances sans constituer leur essence. Dans cette perspective, les quantités permettent de décrire les aspects mesurables des êtres sans toucher à leur identité fondamentale. Traditionnellement, les types de quantités dans les accidents sont classifiés en deux grandes catégories : la <text:span text:style-name="Emphasis">quantité discrète</text:span> et la <text:span text:style-name="Emphasis">quantité continue</text:span>.</text:p>
      <text:h text:style-name="Heading_20_3" text:outline-level="3">1. <text:span text:style-name="Strong_20_Emphasis">Quantité discrète</text:span></text:h>
      <text:p text:style-name="Text_20_body">La quantité discrète concerne les éléments qui peuvent être divisés en unités distinctes, séparées les unes des autres. Elle permet de compter les objets et s’applique donc aux entités que l'on peut énumérer sans intermédiaires entre chaque unité. Par exemple :</text:p>
      <text:list text:style-name="L78">
        <text:list-item>
          <text:p text:style-name="P175"><text:span text:style-name="Strong_20_Emphasis">Nombre</text:span> : Il s'agit du type de quantité discrète le plus fondamental, permettant de compter des individus ou des unités distinctes. Par exemple, le nombre de pommes dans un panier est une quantité discrète.</text:p>
        </text:list-item>
        <text:list-item>
          <text:p text:style-name="P174"><text:span text:style-name="Strong_20_Emphasis">Relations numériques</text:span> : Les relations comme l’addition, la multiplication ou la séquence (premier, deuxième, etc.) découlent de la quantité discrète et sont utilisées pour organiser les éléments en ensembles bien définis.</text:p>
        </text:list-item>
      </text:list>
      <text:p text:style-name="Text_20_body">La quantité discrète est essentielle dans des domaines où l’énumération est cruciale, comme les mathématiques ou la logique, où chaque entité est distincte.</text:p>
      <text:h text:style-name="Heading_20_3" text:outline-level="3">2. <text:span text:style-name="Strong_20_Emphasis">Quantité continue</text:span></text:h>
      <text:p text:style-name="Text_20_body">La quantité continue, en revanche, concerne les propriétés qui ne peuvent pas être divisées en parties distinctes sans perdre leur nature intrinsèque. Elle est liée aux dimensions qui sont divisibles à l’infini sans que les parties perdent leur connexion. Les types de quantités continues comprennent notamment :</text:p>
      <text:list text:style-name="L79">
        <text:list-item>
          <text:p text:style-name="P177"><text:span text:style-name="Strong_20_Emphasis">L’étendue (ou la quantité de grandeur)</text:span> : Il s’agit de la propriété d’avoir une dimension spatiale, comme la longueur, la largeur ou la profondeur. Par exemple, la longueur d'une ligne ou la superficie d'une surface est une quantité continue, car elle peut être divisée en sous-segments infiniment petits.</text:p>
        </text:list-item>
        <text:list-item>
          <text:p text:style-name="P177"><text:span text:style-name="Strong_20_Emphasis">La surface</text:span> : En tant qu’étendue bidimensionnelle, une surface est une quantité continue qui est liée à l'espace occupé en deux dimensions (comme la surface d'une feuille de papier).</text:p>
        </text:list-item>
        <text:list-item>
          <text:p text:style-name="P177"><text:span text:style-name="Strong_20_Emphasis">Le volume</text:span> : Quantité tridimensionnelle qui mesure l’espace occupé par un objet en hauteur, largeur et profondeur, comme le volume d'une boîte ou d'un liquide dans un récipient.</text:p>
        </text:list-item>
        <text:list-item>
          <text:p text:style-name="P177"><text:span text:style-name="Strong_20_Emphasis">Le temps</text:span> : Souvent compris comme une quantité continue, le temps peut être divisé en intervalles sans que ces intervalles ne perdent leur relation de succession, chaque moment suivant de manière continue le précédent.</text:p>
        </text:list-item>
        <text:list-item>
          <text:p text:style-name="P176"><text:span text:style-name="Strong_20_Emphasis">Le mouvement</text:span> : Associé à la fois au temps et à l'espace, le mouvement est une quantité continue qui décrit un changement d'état spatial sur une durée donnée.</text:p>
        </text:list-item>
      </text:list>
      <text:p text:style-name="Text_20_body">La quantité continue s’applique aux phénomènes qui ne peuvent pas être facilement énumérés mais qui occupent un espace ou un temps mesurable. Elle est cruciale dans des domaines comme la physique, où les concepts de distance, de volume et de durée sont fondamentaux pour décrire les phénomènes naturels.</text:p>
      <text:h text:style-name="Heading_20_3" text:outline-level="3"><text:soft-page-break/>3. <text:span text:style-name="Strong_20_Emphasis">Quantité intensive</text:span></text:h>
      <text:p text:style-name="Text_20_body">Certains philosophes ajoutent la notion de <text:span text:style-name="Emphasis">quantité intensive</text:span>, bien qu’elle ne soit pas toujours incluse dans les catégories classiques. Elle désigne des propriétés comme la chaleur, la luminosité ou la pression, qui peuvent varier en intensité sans pour autant impliquer une extension dans l'espace ou une divisibilité en parties discrètes. La quantité intensive est liée à :</text:p>
      <text:list text:style-name="L80">
        <text:list-item>
          <text:p text:style-name="P179"><text:span text:style-name="Strong_20_Emphasis">La température</text:span> : Par exemple, la température d'un corps peut augmenter ou diminuer, mais elle n’est pas étendue dans l'espace de la même façon qu'une longueur ou une surface.</text:p>
        </text:list-item>
        <text:list-item>
          <text:p text:style-name="P179"><text:span text:style-name="Strong_20_Emphasis">La pression</text:span> : Similaire à la température, la pression est une grandeur qui se mesure par son intensité et qui ne dépend pas de la divisibilité en parties discrètes.</text:p>
        </text:list-item>
        <text:list-item>
          <text:p text:style-name="P178"><text:span text:style-name="Strong_20_Emphasis">La luminosité</text:span> : La quantité de lumière ou d’éclat perçue dans une certaine zone est également une quantité intensive, qui peut varier d’une faible à une forte intensité sans changer sa nature.</text:p>
        </text:list-item>
      </text:list>
      <text:p text:style-name="Text_20_body">Ces quantités sont dites "intensives" car elles augmentent ou diminuent en intensité, contrairement aux quantités extensives (comme la longueur ou le volume) qui augmentent en fonction de l'extension dans l'espace.</text:p>
      <text:h text:style-name="Heading_20_3" text:outline-level="3">Récapitulatif des catégories de quantités accidentelles en ontologie</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ype de quantité</text:p>
            </table:table-cell>
            <table:table-cell table:style-name="Tableau1.A1" office:value-type="string">
              <text:p text:style-name="Table_20_Heading">Description</text:p>
            </table:table-cell>
            <table:table-cell table:style-name="Tableau1.A1" office:value-type="string">
              <text:p text:style-name="Table_20_Heading">Exemples</text:p>
            </table:table-cell>
          </table:table-row>
        </table:table-header-rows>
        <table:table-row>
          <table:table-cell table:style-name="Tableau1.A1" office:value-type="string">
            <text:p text:style-name="Table_20_Contents"><text:span text:style-name="Strong_20_Emphasis">Quantité discrète</text:span></text:p>
          </table:table-cell>
          <table:table-cell table:style-name="Tableau1.A1" office:value-type="string">
            <text:p text:style-name="Table_20_Contents">Quantités divisibles en unités distinctes</text:p>
          </table:table-cell>
          <table:table-cell table:style-name="Tableau1.A1" office:value-type="string">
            <text:p text:style-name="Table_20_Contents">Nombre, séquences numériques</text:p>
          </table:table-cell>
        </table:table-row>
        <table:table-row>
          <table:table-cell table:style-name="Tableau1.A1" office:value-type="string">
            <text:p text:style-name="Table_20_Contents"><text:span text:style-name="Strong_20_Emphasis">Quantité continue</text:span></text:p>
          </table:table-cell>
          <table:table-cell table:style-name="Tableau1.A1" office:value-type="string">
            <text:p text:style-name="Table_20_Contents">Quantités divisibles infiniment sans séparation complète</text:p>
          </table:table-cell>
          <table:table-cell table:style-name="Tableau1.A1" office:value-type="string">
            <text:p text:style-name="Table_20_Contents">Longueur, surface, volume, temps, mouvement</text:p>
          </table:table-cell>
        </table:table-row>
        <table:table-row>
          <table:table-cell table:style-name="Tableau1.A1" office:value-type="string">
            <text:p text:style-name="Table_20_Contents"><text:span text:style-name="Strong_20_Emphasis">Quantité intensive</text:span></text:p>
          </table:table-cell>
          <table:table-cell table:style-name="Tableau1.A1" office:value-type="string">
            <text:p text:style-name="Table_20_Contents">Quantités qui varient en intensité, non divisibles en parties extensives</text:p>
          </table:table-cell>
          <table:table-cell table:style-name="Tableau1.A1" office:value-type="string">
            <text:p text:style-name="Table_20_Contents">Température, pression, luminosité</text:p>
          </table:table-cell>
        </table:table-row>
      </table:table>
      <text:p text:style-name="Text_20_body">Ces distinctions permettent de mieux comprendre les différentes modalités de la quantité comme accident, en fonction de la manière dont les objets occupent l’espace ou sont mesurés par rapport à leur nature essentielle.</text:p>
      <text:p text:style-name="P3"/>
      <text:p text:style-name="P3"/>
      <text:p text:style-name="P3"/>
      <text:p text:style-name="P3"/>
      <text:p text:style-name="P3"/>
      <text:p text:style-name="P3"/>
      <text:p text:style-name="P3"/>
      <text:p text:style-name="P3"><text:s text:c="78"/></text:p>
      <text:p text:style-name="P3"/>
      <text:p text:style-name="P3"/>
      <text:p text:style-name="P3"/>
      <text:p text:style-name="P3"/>
      <text:p text:style-name="P3"/>
      <text:p text:style-name="P3"/>
      <text:p text:style-name="P3"/>
      <text:p text:style-name="P3"/>
      <text:p text:style-name="P3"/>
      <text:p text:style-name="P3"/>
      <text:p text:style-name="P3"><text:soft-page-break/>Quels sont les différentes cellules et les différents organismes vivants en biologie ? </text:p>
      <text:p text:style-name="P3"/>
      <text:p text:style-name="P8">En biologie, les cellules et les organismes vivants sont classifiés en fonction de leur structure, leur mode de reproduction, leur niveau de complexité, et d'autres caractéristiques biologiques fondamentales. Voici une classification générale des différents types de cellules et organismes vivants.</text:p>
      <text:p text:style-name="Horizontal_20_Line"/>
      <text:h text:style-name="Heading_20_3" text:outline-level="3">1. <text:span text:style-name="Strong_20_Emphasis">Les différents types de cellules</text:span></text:h>
      <text:p text:style-name="Text_20_body">Les cellules sont les unités fondamentales de la vie. Elles peuvent être divisées en deux grandes catégories : les cellules procaryotes et les cellules eucaryotes.</text:p>
      <text:h text:style-name="Heading_20_4" text:outline-level="4">A. <text:span text:style-name="Strong_20_Emphasis">Les cellules procaryotes</text:span></text:h>
      <text:list text:style-name="L84">
        <text:list-item>
          <text:p text:style-name="P181"><text:span text:style-name="Strong_20_Emphasis">Caractéristiques principales</text:span> : Les cellules procaryotes sont dépourvues de noyau et d'organites membranés. Leur ADN est libre dans le cytoplasme.</text:p>
        </text:list-item>
        <text:list-item>
          <text:p text:style-name="P181"><text:span text:style-name="Strong_20_Emphasis">Exemples de procaryotes</text:span> :</text:p>
          <text:list>
            <text:list-item>
              <text:p text:style-name="P181"><text:span text:style-name="Strong_20_Emphasis">Bactéries</text:span> : Organismes unicellulaires, très diversifiés, et présents dans presque tous les environnements. Certaines sont pathogènes, d'autres bénéfiques (comme dans le microbiote intestinal).</text:p>
            </text:list-item>
            <text:list-item>
              <text:p text:style-name="P180"><text:span text:style-name="Strong_20_Emphasis">Archées</text:span> : Aussi unicellulaires, elles ressemblent aux bactéries mais possèdent des caractéristiques moléculaires et génétiques spécifiques. Elles vivent souvent dans des environnements extrêmes (hautes températures, pH acides, forte salinité).</text:p>
            </text:list-item>
          </text:list>
        </text:list-item>
      </text:list>
      <text:h text:style-name="Heading_20_4" text:outline-level="4">B. <text:span text:style-name="Strong_20_Emphasis">Les cellules eucaryotes</text:span></text:h>
      <text:list text:style-name="L85">
        <text:list-item>
          <text:p text:style-name="P183"><text:span text:style-name="Strong_20_Emphasis">Caractéristiques principales</text:span> : Les cellules eucaryotes possèdent un noyau contenant l'ADN et divers organites membranés (comme les mitochondries, le réticulum endoplasmique, les chloroplastes chez les plantes).</text:p>
        </text:list-item>
        <text:list-item>
          <text:p text:style-name="P183"><text:span text:style-name="Strong_20_Emphasis">Types de cellules eucaryotes</text:span> :</text:p>
          <text:list>
            <text:list-item>
              <text:p text:style-name="P183"><text:span text:style-name="Strong_20_Emphasis">Cellules animales</text:span> : Elles n’ont pas de paroi rigide ni de chloroplastes. Exemples : cellules nerveuses, musculaires, épithéliales.</text:p>
            </text:list-item>
            <text:list-item>
              <text:p text:style-name="P183"><text:span text:style-name="Strong_20_Emphasis">Cellules végétales</text:span> : Elles possèdent une paroi cellulaire rigide (faite de cellulose), des chloroplastes pour la photosynthèse et de grandes vacuoles.</text:p>
            </text:list-item>
            <text:list-item>
              <text:p text:style-name="P183"><text:span text:style-name="Strong_20_Emphasis">Cellules fongiques</text:span> : Elles possèdent une paroi cellulaire (composée de chitine) et ne réalisent pas la photosynthèse. Exemples : cellules de levure, cellules des champignons.</text:p>
            </text:list-item>
            <text:list-item>
              <text:p text:style-name="P182"><text:span text:style-name="Strong_20_Emphasis">Cellules des protistes</text:span> : Les protistes incluent des cellules très diversifiées qui peuvent ressembler à des cellules animales ou végétales, comme les amibes ou les algues unicellulaires.</text:p>
            </text:list-item>
          </text:list>
        </text:list-item>
      </text:list>
      <text:p text:style-name="Horizontal_20_Line"/>
      <text:h text:style-name="Heading_20_3" text:outline-level="3"><text:soft-page-break/></text:h>
      <text:h text:style-name="Heading_20_3" text:outline-level="3">2. <text:span text:style-name="Strong_20_Emphasis">Les différents types d’organismes vivants</text:span></text:h>
      <text:p text:style-name="Text_20_body">Les organismes vivants sont classifiés selon leur organisation cellulaire, leur mode de nutrition, et leur reproduction en cinq grands règnes biologiques : bactéries, archées, protistes, champignons, plantes et animaux. Voici une présentation détaillée de chaque groupe.</text:p>
      <text:h text:style-name="Heading_20_4" text:outline-level="4">A. <text:span text:style-name="Strong_20_Emphasis">Les Bactéries (Règne Bacteria)</text:span></text:h>
      <text:list text:style-name="L86">
        <text:list-item>
          <text:p text:style-name="P185"><text:span text:style-name="Strong_20_Emphasis">Organisation cellulaire</text:span> : Unicellulaire procaryote.</text:p>
        </text:list-item>
        <text:list-item>
          <text:p text:style-name="P185"><text:span text:style-name="Strong_20_Emphasis">Reproduction</text:span> : Majoritairement asexuée (fission binaire).</text:p>
        </text:list-item>
        <text:list-item>
          <text:p text:style-name="P185"><text:span text:style-name="Strong_20_Emphasis">Mode de nutrition</text:span> : Autotrophe (comme les cyanobactéries) ou hétérotrophe.</text:p>
        </text:list-item>
        <text:list-item>
          <text:p text:style-name="P185"><text:span text:style-name="Strong_20_Emphasis">Exemples</text:span> : <text:span text:style-name="Emphasis">Escherichia coli</text:span>, <text:span text:style-name="Emphasis">Staphylococcus aureus</text:span>.</text:p>
        </text:list-item>
        <text:list-item>
          <text:p text:style-name="P184"><text:span text:style-name="Strong_20_Emphasis">Rôle écologique</text:span> : Certaines bactéries sont essentielles pour les cycles biogéochimiques, la décomposition, et d'autres sont pathogènes.</text:p>
        </text:list-item>
      </text:list>
      <text:h text:style-name="Heading_20_4" text:outline-level="4">B. <text:span text:style-name="Strong_20_Emphasis">Les Archées (Règne Archaea)</text:span></text:h>
      <text:list text:style-name="L87">
        <text:list-item>
          <text:p text:style-name="P187"><text:span text:style-name="Strong_20_Emphasis">Organisation cellulaire</text:span> : Unicellulaire procaryote.</text:p>
        </text:list-item>
        <text:list-item>
          <text:p text:style-name="P187"><text:span text:style-name="Strong_20_Emphasis">Reproduction</text:span> : Asexuée.</text:p>
        </text:list-item>
        <text:list-item>
          <text:p text:style-name="P187"><text:span text:style-name="Strong_20_Emphasis">Mode de nutrition</text:span> : Autotrophe ou hétérotrophe ; souvent adaptées aux milieux extrêmes.</text:p>
        </text:list-item>
        <text:list-item>
          <text:p text:style-name="P187"><text:span text:style-name="Strong_20_Emphasis">Exemples</text:span> : Méthanogènes (producteurs de méthane), halophiles (vivent dans des milieux très salins).</text:p>
        </text:list-item>
        <text:list-item>
          <text:p text:style-name="P186"><text:span text:style-name="Strong_20_Emphasis">Rôle écologique</text:span> : Cruciales pour des environnements extrêmes et dans certains processus de fermentation.</text:p>
        </text:list-item>
      </text:list>
      <text:h text:style-name="Heading_20_4" text:outline-level="4">C. <text:span text:style-name="Strong_20_Emphasis">Les Protistes (Règne Protista)</text:span></text:h>
      <text:list text:style-name="L88">
        <text:list-item>
          <text:p text:style-name="P189"><text:span text:style-name="Strong_20_Emphasis">Organisation cellulaire</text:span> : Majoritairement unicellulaire eucaryote, quelques formes multicellulaires.</text:p>
        </text:list-item>
        <text:list-item>
          <text:p text:style-name="P189"><text:span text:style-name="Strong_20_Emphasis">Reproduction</text:span> : Asexuée (par mitose) ou sexuée (par méiose).</text:p>
        </text:list-item>
        <text:list-item>
          <text:p text:style-name="P189"><text:span text:style-name="Strong_20_Emphasis">Mode de nutrition</text:span> : Autotrophe (algues) ou hétérotrophe (protozoaires).</text:p>
        </text:list-item>
        <text:list-item>
          <text:p text:style-name="P189"><text:span text:style-name="Strong_20_Emphasis">Exemples</text:span> : <text:span text:style-name="Emphasis">Paramecium</text:span>, <text:span text:style-name="Emphasis">Amoeba</text:span>, algues unicellulaires.</text:p>
        </text:list-item>
        <text:list-item>
          <text:p text:style-name="P188"><text:span text:style-name="Strong_20_Emphasis">Rôle écologique</text:span> : Ils constituent une grande partie du plancton et sont essentiels pour les chaînes alimentaires aquatiques.</text:p>
        </text:list-item>
      </text:list>
      <text:h text:style-name="Heading_20_4" text:outline-level="4">D. <text:span text:style-name="Strong_20_Emphasis">Les Champignons (Règne Fungi)</text:span></text:h>
      <text:list text:style-name="L89">
        <text:list-item>
          <text:p text:style-name="P191"><text:span text:style-name="Strong_20_Emphasis">Organisation cellulaire</text:span> : Principalement multicellulaire eucaryote (sauf les levures qui sont unicellulaires).</text:p>
        </text:list-item>
        <text:list-item>
          <text:p text:style-name="P191"><text:span text:style-name="Strong_20_Emphasis">Reproduction</text:span> : Asexuée ou sexuée (production de spores).</text:p>
        </text:list-item>
        <text:list-item>
          <text:p text:style-name="P191"><text:span text:style-name="Strong_20_Emphasis">Mode de nutrition</text:span> : Hétérotrophe par absorption, souvent saprophytes (décomposeurs) ou parasites.</text:p>
        </text:list-item>
        <text:list-item>
          <text:p text:style-name="P191"><text:span text:style-name="Strong_20_Emphasis">Exemples</text:span> : <text:span text:style-name="Emphasis">Saccharomyces cerevisiae</text:span> (levure), <text:span text:style-name="Emphasis">Agaricus bisporus</text:span> (champignon de Paris).</text:p>
        </text:list-item>
        <text:list-item>
          <text:p text:style-name="P190"><text:span text:style-name="Strong_20_Emphasis">Rôle écologique</text:span> : Décomposition de la matière organique, symbiose avec les plantes (mycorhizes).</text:p>
        </text:list-item>
      </text:list>
      <text:h text:style-name="Heading_20_4" text:outline-level="4">E. <text:span text:style-name="Strong_20_Emphasis">Les Plantes (Règne Plantae)</text:span></text:h>
      <text:list text:style-name="L90">
        <text:list-item>
          <text:p text:style-name="P193"><text:span text:style-name="Strong_20_Emphasis">Organisation cellulaire</text:span> : Multicellulaire eucaryote avec des cellules spécialisées.</text:p>
        </text:list-item>
        <text:list-item>
          <text:p text:style-name="P193"><text:soft-page-break/><text:span text:style-name="Strong_20_Emphasis">Reproduction</text:span> : Sexuée (graines, spores) et asexuée (bouturage, division).</text:p>
        </text:list-item>
        <text:list-item>
          <text:p text:style-name="P193"><text:span text:style-name="Strong_20_Emphasis">Mode de nutrition</text:span> : Autotrophe par photosynthèse (présence de chloroplastes).</text:p>
        </text:list-item>
        <text:list-item>
          <text:p text:style-name="P193"><text:span text:style-name="Strong_20_Emphasis">Exemples</text:span> : Mousses, fougères, conifères, plantes à fleurs.</text:p>
        </text:list-item>
        <text:list-item>
          <text:p text:style-name="P192"><text:span text:style-name="Strong_20_Emphasis">Rôle écologique</text:span> : Production d’oxygène, base des chaînes alimentaires terrestres, habitats pour d’autres espèces.</text:p>
        </text:list-item>
      </text:list>
      <text:h text:style-name="Heading_20_4" text:outline-level="4">F. <text:span text:style-name="Strong_20_Emphasis">Les Animaux (Règne Animalia)</text:span></text:h>
      <text:list text:style-name="L91">
        <text:list-item>
          <text:p text:style-name="P195"><text:span text:style-name="Strong_20_Emphasis">Organisation cellulaire</text:span> : Multicellulaire eucaryote, avec des systèmes biologiques complexes.</text:p>
        </text:list-item>
        <text:list-item>
          <text:p text:style-name="P195"><text:span text:style-name="Strong_20_Emphasis">Reproduction</text:span> : Majoritairement sexuée, bien que certains animaux aient des modes de reproduction asexuée.</text:p>
        </text:list-item>
        <text:list-item>
          <text:p text:style-name="P195"><text:span text:style-name="Strong_20_Emphasis">Mode de nutrition</text:span> : Hétérotrophe par ingestion.</text:p>
        </text:list-item>
        <text:list-item>
          <text:p text:style-name="P195"><text:span text:style-name="Strong_20_Emphasis">Exemples</text:span> : Invertébrés (insectes, mollusques), vertébrés (poissons, mammifères).</text:p>
        </text:list-item>
        <text:list-item>
          <text:p text:style-name="P194"><text:span text:style-name="Strong_20_Emphasis">Rôle écologique</text:span> : Consommateurs dans les écosystèmes, interactions variées avec d’autres règnes (prédation, symbiose).</text:p>
        </text:list-item>
      </text:list>
      <text:p text:style-name="Horizontal_20_Line"/>
      <text:h text:style-name="Heading_20_3" text:outline-level="3">Récapitulatif des groupes d’organismes vivants</text:h>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Table_20_Heading">Règne</text:p>
            </table:table-cell>
            <table:table-cell table:style-name="Tableau2.A1" office:value-type="string">
              <text:p text:style-name="Table_20_Heading">Type cellulaire</text:p>
            </table:table-cell>
            <table:table-cell table:style-name="Tableau2.A1" office:value-type="string">
              <text:p text:style-name="Table_20_Heading">Mode de nutrition</text:p>
            </table:table-cell>
            <table:table-cell table:style-name="Tableau2.A1" office:value-type="string">
              <text:p text:style-name="Table_20_Heading">Exemples</text:p>
            </table:table-cell>
            <table:table-cell table:style-name="Tableau2.A1" office:value-type="string">
              <text:p text:style-name="Table_20_Heading">Rôle écologique</text:p>
            </table:table-cell>
          </table:table-row>
        </table:table-header-rows>
        <table:table-row>
          <table:table-cell table:style-name="Tableau2.A1" office:value-type="string">
            <text:p text:style-name="Table_20_Contents"><text:span text:style-name="Strong_20_Emphasis">Bactéries</text:span></text:p>
          </table:table-cell>
          <table:table-cell table:style-name="Tableau2.A1" office:value-type="string">
            <text:p text:style-name="Table_20_Contents">Procaryote</text:p>
          </table:table-cell>
          <table:table-cell table:style-name="Tableau2.A1" office:value-type="string">
            <text:p text:style-name="Table_20_Contents">Autotrophe / Hétérotrophe</text:p>
          </table:table-cell>
          <table:table-cell table:style-name="Tableau2.A1" office:value-type="string">
            <text:p text:style-name="Table_20_Contents"><text:span text:style-name="Emphasis">Escherichia coli</text:span></text:p>
          </table:table-cell>
          <table:table-cell table:style-name="Tableau2.A1" office:value-type="string">
            <text:p text:style-name="Table_20_Contents">Cycle des nutriments, pathogènes, symbiose</text:p>
          </table:table-cell>
        </table:table-row>
        <table:table-row>
          <table:table-cell table:style-name="Tableau2.A1" office:value-type="string">
            <text:p text:style-name="Table_20_Contents"><text:span text:style-name="Strong_20_Emphasis">Archées</text:span></text:p>
          </table:table-cell>
          <table:table-cell table:style-name="Tableau2.A1" office:value-type="string">
            <text:p text:style-name="Table_20_Contents">Procaryote</text:p>
          </table:table-cell>
          <table:table-cell table:style-name="Tableau2.A1" office:value-type="string">
            <text:p text:style-name="Table_20_Contents">Autotrophe / Hétérotrophe</text:p>
          </table:table-cell>
          <table:table-cell table:style-name="Tableau2.A1" office:value-type="string">
            <text:p text:style-name="Table_20_Contents">Méthanogènes</text:p>
          </table:table-cell>
          <table:table-cell table:style-name="Tableau2.A1" office:value-type="string">
            <text:p text:style-name="Table_20_Contents">Environnements extrêmes, cycles géochimiques</text:p>
          </table:table-cell>
        </table:table-row>
        <table:table-row>
          <table:table-cell table:style-name="Tableau2.A1" office:value-type="string">
            <text:p text:style-name="Table_20_Contents"><text:span text:style-name="Strong_20_Emphasis">Protistes</text:span></text:p>
          </table:table-cell>
          <table:table-cell table:style-name="Tableau2.A1" office:value-type="string">
            <text:p text:style-name="Table_20_Contents">Eucaryote</text:p>
          </table:table-cell>
          <table:table-cell table:style-name="Tableau2.A1" office:value-type="string">
            <text:p text:style-name="Table_20_Contents">Autotrophe / Hétérotrophe</text:p>
          </table:table-cell>
          <table:table-cell table:style-name="Tableau2.A1" office:value-type="string">
            <text:p text:style-name="Table_20_Contents"><text:span text:style-name="Emphasis">Paramecium</text:span>, algues</text:p>
          </table:table-cell>
          <table:table-cell table:style-name="Tableau2.A1" office:value-type="string">
            <text:p text:style-name="Table_20_Contents">Base de chaînes alimentaires aquatiques</text:p>
          </table:table-cell>
        </table:table-row>
        <table:table-row>
          <table:table-cell table:style-name="Tableau2.A1" office:value-type="string">
            <text:p text:style-name="Table_20_Contents"><text:span text:style-name="Strong_20_Emphasis">Champignons</text:span></text:p>
          </table:table-cell>
          <table:table-cell table:style-name="Tableau2.A1" office:value-type="string">
            <text:p text:style-name="Table_20_Contents">Eucaryote</text:p>
          </table:table-cell>
          <table:table-cell table:style-name="Tableau2.A1" office:value-type="string">
            <text:p text:style-name="Table_20_Contents">Hétérotrophe</text:p>
          </table:table-cell>
          <table:table-cell table:style-name="Tableau2.A1" office:value-type="string">
            <text:p text:style-name="Table_20_Contents"><text:span text:style-name="Emphasis">Saccharomyces</text:span> (levure)</text:p>
          </table:table-cell>
          <table:table-cell table:style-name="Tableau2.A1" office:value-type="string">
            <text:p text:style-name="Table_20_Contents">Décomposition, symbiose</text:p>
          </table:table-cell>
        </table:table-row>
        <table:table-row>
          <table:table-cell table:style-name="Tableau2.A1" office:value-type="string">
            <text:p text:style-name="Table_20_Contents"><text:span text:style-name="Strong_20_Emphasis">Plantes</text:span></text:p>
          </table:table-cell>
          <table:table-cell table:style-name="Tableau2.A1" office:value-type="string">
            <text:p text:style-name="Table_20_Contents">Eucaryote</text:p>
          </table:table-cell>
          <table:table-cell table:style-name="Tableau2.A1" office:value-type="string">
            <text:p text:style-name="Table_20_Contents">Autotrophe</text:p>
          </table:table-cell>
          <table:table-cell table:style-name="Tableau2.A1" office:value-type="string">
            <text:p text:style-name="Table_20_Contents">Fougères, conifères</text:p>
          </table:table-cell>
          <table:table-cell table:style-name="Tableau2.A1" office:value-type="string">
            <text:p text:style-name="Table_20_Contents">Production d’oxygène, base des chaînes alimentaires</text:p>
          </table:table-cell>
        </table:table-row>
        <table:table-row>
          <table:table-cell table:style-name="Tableau2.A1" office:value-type="string">
            <text:p text:style-name="Table_20_Contents"><text:span text:style-name="Strong_20_Emphasis">Animaux</text:span></text:p>
          </table:table-cell>
          <table:table-cell table:style-name="Tableau2.A1" office:value-type="string">
            <text:p text:style-name="Table_20_Contents">Eucaryote</text:p>
          </table:table-cell>
          <table:table-cell table:style-name="Tableau2.A1" office:value-type="string">
            <text:p text:style-name="Table_20_Contents">Hétérotrophe</text:p>
          </table:table-cell>
          <table:table-cell table:style-name="Tableau2.A1" office:value-type="string">
            <text:p text:style-name="Table_20_Contents">Insectes, mammifères</text:p>
          </table:table-cell>
          <table:table-cell table:style-name="Tableau2.A1" office:value-type="string">
            <text:p text:style-name="Table_20_Contents">Consommateurs, symbiose</text:p>
          </table:table-cell>
        </table:table-row>
      </table:table>
      <text:p text:style-name="Horizontal_20_Line"/>
      <text:p text:style-name="Text_20_body">Cette classification permet de comprendre les différents types de cellules et les divers règnes biologiques, essentiels pour étudier les interactions écologiques et la diversité de la vie sur Terre.</text:p>
      <text:p text:style-name="P3"/>
      <text:p text:style-name="P3"/>
      <text:p text:style-name="P3"/>
      <text:p text:style-name="P3"/>
      <text:p text:style-name="P3"/>
      <text:p text:style-name="P3"/>
      <text:p text:style-name="P3"><text:s text:c="124"/></text:p>
      <text:p text:style-name="P3"/>
      <text:p text:style-name="P3"/>
      <text:p text:style-name="P3"/>
      <text:p text:style-name="P3"/>
      <text:p text:style-name="P19"><text:soft-page-break/>Quels sont les différents cycles biogéochimiques en biologie ?</text:p>
      <text:p text:style-name="P19"/>
      <text:p text:style-name="P19"/>
      <text:p text:style-name="P18"><text:span text:style-name="T3"><text:s/></text:span>Les <text:span text:style-name="Strong_20_Emphasis">cycles biogéochimiques</text:span> sont les processus naturels par lesquels les éléments essentiels à la vie circulent et se transforment entre les différentes parties de la biosphère (atmosphère, hydrosphère, lithosphère et biosphère). Ils assurent la régulation de la matière et de l'énergie nécessaires pour les organismes vivants. Voici les principaux cycles biogéochimiques en biologie :</text:p>
      <text:p text:style-name="Horizontal_20_Line"/>
      <text:h text:style-name="Heading_20_3" text:outline-level="3">1. <text:span text:style-name="Strong_20_Emphasis">Le Cycle du Carbone</text:span></text:h>
      <text:p text:style-name="Text_20_body">Le cycle du carbone est essentiel pour la régulation du climat et pour la production d'énergie dans les êtres vivants. Le carbone circule entre :</text:p>
      <text:list text:style-name="L92">
        <text:list-item>
          <text:p text:style-name="P197"><text:span text:style-name="Strong_20_Emphasis">L’atmosphère</text:span> sous forme de dioxyde de carbone (CO₂).</text:p>
        </text:list-item>
        <text:list-item>
          <text:p text:style-name="P197"><text:span text:style-name="Strong_20_Emphasis">Les organismes vivants</text:span> par la photosynthèse (qui fixe le carbone sous forme de glucose) et la respiration (qui libère du CO₂).</text:p>
        </text:list-item>
        <text:list-item>
          <text:p text:style-name="P197"><text:span text:style-name="Strong_20_Emphasis">Les océans</text:span> qui absorbent une grande partie du CO₂ atmosphérique, participant à la régulation du climat.</text:p>
        </text:list-item>
        <text:list-item>
          <text:p text:style-name="P196"><text:span text:style-name="Strong_20_Emphasis">Les sols et les roches</text:span> où le carbone est stocké sous forme de carbone organique (matière organique) ou de carbone inorganique (roches carbonatées).</text:p>
        </text:list-item>
      </text:list>
      <text:p text:style-name="Text_20_body">Les principaux processus impliqués incluent la <text:span text:style-name="Strong_20_Emphasis">photosynthèse</text:span>, la <text:span text:style-name="Strong_20_Emphasis">respiration</text:span>, la <text:span text:style-name="Strong_20_Emphasis">décomposition</text:span>, et la <text:span text:style-name="Strong_20_Emphasis">combustion des énergies fossiles</text:span>, qui libèrent le CO₂ stocké pendant des millions d'années.</text:p>
      <text:p text:style-name="Horizontal_20_Line"/>
      <text:h text:style-name="Heading_20_3" text:outline-level="3">2. <text:span text:style-name="Strong_20_Emphasis">Le Cycle de l’Azote</text:span></text:h>
      <text:p text:style-name="Text_20_body">Le cycle de l’azote est crucial pour la formation des protéines et des acides nucléiques dans les organismes. L’azote circule entre :</text:p>
      <text:list text:style-name="L93">
        <text:list-item>
          <text:p text:style-name="P199"><text:span text:style-name="Strong_20_Emphasis">L’atmosphère</text:span> où il est présent sous forme de N₂ (qui représente 78 % de l’air mais n'est pas directement utilisable par la plupart des êtres vivants).</text:p>
        </text:list-item>
        <text:list-item>
          <text:p text:style-name="P199"><text:span text:style-name="Strong_20_Emphasis">Les plantes et les animaux</text:span> grâce à des processus de <text:span text:style-name="Strong_20_Emphasis">fixation de l’azote</text:span>, où certaines bactéries transforment le N₂ atmosphérique en ammoniaque (NH₃), utilisable par les plantes.</text:p>
        </text:list-item>
        <text:list-item>
          <text:p text:style-name="P198"><text:span text:style-name="Strong_20_Emphasis">Les sols</text:span> où la <text:span text:style-name="Strong_20_Emphasis">nitrification</text:span> transforme l’ammoniaque en nitrates (NO₃⁻) absorbables par les plantes, puis la <text:span text:style-name="Strong_20_Emphasis">dénitrification</text:span> libère l’azote sous forme de N₂ dans l’atmosphère, bouclant ainsi le cycle.</text:p>
        </text:list-item>
      </text:list>
      <text:p text:style-name="Text_20_body">Les bactéries jouent un rôle clé dans ce cycle en assurant la transformation de l’azote sous ses différentes formes.</text:p>
      <text:p text:style-name="Horizontal_20_Line"/>
      <text:h text:style-name="Heading_20_3" text:outline-level="3">3. <text:span text:style-name="Strong_20_Emphasis">Le Cycle de l’Oxygène</text:span></text:h>
      <text:p text:style-name="Text_20_body">Le cycle de l’oxygène est essentiel pour la respiration des êtres vivants et la combustion. Il comprend :</text:p>
      <text:list text:style-name="L94">
        <text:list-item>
          <text:p text:style-name="P201"><text:span text:style-name="Strong_20_Emphasis">L’atmosphère</text:span> qui contient de l’oxygène sous forme de O₂, essentiel pour la respiration.</text:p>
        </text:list-item>
        <text:list-item>
          <text:p text:style-name="P201"><text:soft-page-break/><text:span text:style-name="Strong_20_Emphasis">Les plantes</text:span> qui produisent de l’oxygène par la photosynthèse, libérant O₂ dans l’atmosphère.</text:p>
        </text:list-item>
        <text:list-item>
          <text:p text:style-name="P201"><text:span text:style-name="Strong_20_Emphasis">Les organismes vivants</text:span> qui consomment cet oxygène pour la <text:span text:style-name="Strong_20_Emphasis">respiration cellulaire</text:span>, générant de l’énergie en libérant du CO₂ et de l’eau.</text:p>
        </text:list-item>
        <text:list-item>
          <text:p text:style-name="P200"><text:span text:style-name="Strong_20_Emphasis">Les océans</text:span> qui jouent aussi un rôle important dans le stockage de l'oxygène dissous, utile pour les organismes marins.</text:p>
        </text:list-item>
      </text:list>
      <text:p text:style-name="Text_20_body">La <text:span text:style-name="Strong_20_Emphasis">photosynthèse</text:span> et la <text:span text:style-name="Strong_20_Emphasis">respiration</text:span> sont les processus clés qui permettent de maintenir un équilibre d'oxygène dans l’atmosphère.</text:p>
      <text:p text:style-name="Horizontal_20_Line"/>
      <text:h text:style-name="Heading_20_3" text:outline-level="3">4. <text:span text:style-name="Strong_20_Emphasis">Le Cycle de l’Eau (Hydrologique)</text:span></text:h>
      <text:p text:style-name="Text_20_body">Le cycle de l’eau est le processus de circulation de l’eau à l’échelle globale. Il comprend :</text:p>
      <text:list text:style-name="L95">
        <text:list-item>
          <text:p text:style-name="P203"><text:span text:style-name="Strong_20_Emphasis">L’évaporation</text:span> : L’eau des océans, rivières et sols s’évapore dans l’atmosphère sous forme de vapeur d’eau.</text:p>
        </text:list-item>
        <text:list-item>
          <text:p text:style-name="P203"><text:span text:style-name="Strong_20_Emphasis">La condensation</text:span> : La vapeur d’eau se refroidit et forme des nuages.</text:p>
        </text:list-item>
        <text:list-item>
          <text:p text:style-name="P203"><text:span text:style-name="Strong_20_Emphasis">Les précipitations</text:span> : L’eau retourne sur Terre sous forme de pluie, neige, etc.</text:p>
        </text:list-item>
        <text:list-item>
          <text:p text:style-name="P202"><text:span text:style-name="Strong_20_Emphasis">L’infiltration et le ruissellement</text:span> : L’eau s’infiltre dans le sol pour recharger les nappes phréatiques ou ruisselle pour rejoindre les océans.</text:p>
        </text:list-item>
      </text:list>
      <text:p text:style-name="Text_20_body">Ce cycle est essentiel pour le renouvellement de l’eau douce, indispensable à la vie des organismes terrestres.</text:p>
      <text:p text:style-name="Horizontal_20_Line"/>
      <text:h text:style-name="Heading_20_3" text:outline-level="3">5. <text:span text:style-name="Strong_20_Emphasis">Le Cycle du Phosphore</text:span></text:h>
      <text:p text:style-name="Text_20_body">Le cycle du phosphore est fondamental pour la formation des acides nucléiques et des membranes cellulaires. Contrairement aux autres cycles, il ne comprend pas d'étape atmosphérique et se déroule principalement dans :</text:p>
      <text:list text:style-name="L96">
        <text:list-item>
          <text:p text:style-name="P205"><text:span text:style-name="Strong_20_Emphasis">Les roches</text:span> contenant des phosphates qui sont libérés par <text:span text:style-name="Strong_20_Emphasis">l’altération</text:span> (érosion) des roches.</text:p>
        </text:list-item>
        <text:list-item>
          <text:p text:style-name="P205"><text:span text:style-name="Strong_20_Emphasis">Les sols et les plantes</text:span> qui absorbent les phosphates dissous dans le sol.</text:p>
        </text:list-item>
        <text:list-item>
          <text:p text:style-name="P204"><text:span text:style-name="Strong_20_Emphasis">Les organismes vivants</text:span> qui utilisent le phosphore pour la croissance et la reproduction, avant qu'il ne retourne dans le sol par la décomposition des matières organiques.</text:p>
        </text:list-item>
      </text:list>
      <text:p text:style-name="Text_20_body">Ce cycle est souvent plus lent que les autres cycles, car il dépend de l’altération des roches.</text:p>
      <text:p text:style-name="Horizontal_20_Line"/>
      <text:h text:style-name="Heading_20_3" text:outline-level="3">6. <text:span text:style-name="Strong_20_Emphasis">Le Cycle du Soufre</text:span></text:h>
      <text:p text:style-name="Text_20_body">Le soufre est important pour certaines acides aminés et protéines. Le cycle du soufre implique :</text:p>
      <text:list text:style-name="L97">
        <text:list-item>
          <text:p text:style-name="P207"><text:span text:style-name="Strong_20_Emphasis">L’atmosphère</text:span> où le soufre est présent sous forme de gaz, comme le dioxyde de soufre (SO₂).</text:p>
        </text:list-item>
        <text:list-item>
          <text:p text:style-name="P207"><text:span text:style-name="Strong_20_Emphasis">Les sols et les océans</text:span> où les bactéries transforment le soufre sous des formes utilisables par les plantes.</text:p>
        </text:list-item>
        <text:list-item>
          <text:p text:style-name="P206"><text:span text:style-name="Strong_20_Emphasis">Les organismes vivants</text:span> qui incorporent le soufre dans des molécules essentielles, le retournant dans l'environnement lors de la décomposition.</text:p>
        </text:list-item>
      </text:list>
      <text:p text:style-name="Text_20_body"><text:soft-page-break/>Les processus incluent la <text:span text:style-name="Strong_20_Emphasis">sulfatation</text:span>, la <text:span text:style-name="Strong_20_Emphasis">réduction bactérienne</text:span> du soufre et la <text:span text:style-name="Strong_20_Emphasis">combustion des combustibles fossiles</text:span>, qui libèrent du SO₂ dans l'atmosphère, contribuant parfois aux pluies acides.</text:p>
      <text:p text:style-name="Horizontal_20_Line"/>
      <text:h text:style-name="Heading_20_3" text:outline-level="3">Récapitulatif des cycles biogéochimiques</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Cycle</text:p>
            </table:table-cell>
            <table:table-cell table:style-name="Tableau3.A1" office:value-type="string">
              <text:p text:style-name="Table_20_Heading">Éléments impliqués</text:p>
            </table:table-cell>
            <table:table-cell table:style-name="Tableau3.A1" office:value-type="string">
              <text:p text:style-name="Table_20_Heading">Importance écologique</text:p>
            </table:table-cell>
          </table:table-row>
        </table:table-header-rows>
        <table:table-row>
          <table:table-cell table:style-name="Tableau3.A1" office:value-type="string">
            <text:p text:style-name="Table_20_Contents"><text:span text:style-name="Strong_20_Emphasis">Carbone</text:span></text:p>
          </table:table-cell>
          <table:table-cell table:style-name="Tableau3.A1" office:value-type="string">
            <text:p text:style-name="Table_20_Contents">CO₂, carbone organique, carbone inorganique</text:p>
          </table:table-cell>
          <table:table-cell table:style-name="Tableau3.A1" office:value-type="string">
            <text:p text:style-name="Table_20_Contents">Régule le climat, source d’énergie (respiration et photosynthèse)</text:p>
          </table:table-cell>
        </table:table-row>
        <table:table-row>
          <table:table-cell table:style-name="Tableau3.A1" office:value-type="string">
            <text:p text:style-name="Table_20_Contents"><text:span text:style-name="Strong_20_Emphasis">Azote</text:span></text:p>
          </table:table-cell>
          <table:table-cell table:style-name="Tableau3.A1" office:value-type="string">
            <text:p text:style-name="Table_20_Contents">N₂, ammoniaque, nitrates</text:p>
          </table:table-cell>
          <table:table-cell table:style-name="Tableau3.A1" office:value-type="string">
            <text:p text:style-name="Table_20_Contents">Essentiel pour les protéines et acides nucléiques</text:p>
          </table:table-cell>
        </table:table-row>
        <table:table-row>
          <table:table-cell table:style-name="Tableau3.A1" office:value-type="string">
            <text:p text:style-name="Table_20_Contents"><text:span text:style-name="Strong_20_Emphasis">Oxygène</text:span></text:p>
          </table:table-cell>
          <table:table-cell table:style-name="Tableau3.A1" office:value-type="string">
            <text:p text:style-name="Table_20_Contents">O₂, CO₂</text:p>
          </table:table-cell>
          <table:table-cell table:style-name="Tableau3.A1" office:value-type="string">
            <text:p text:style-name="Table_20_Contents">Nécessaire pour la respiration et la photosynthèse</text:p>
          </table:table-cell>
        </table:table-row>
        <table:table-row>
          <table:table-cell table:style-name="Tableau3.A1" office:value-type="string">
            <text:p text:style-name="Table_20_Contents"><text:span text:style-name="Strong_20_Emphasis">Eau</text:span></text:p>
          </table:table-cell>
          <table:table-cell table:style-name="Tableau3.A1" office:value-type="string">
            <text:p text:style-name="Table_20_Contents">H₂O sous forme liquide, vapeur</text:p>
          </table:table-cell>
          <table:table-cell table:style-name="Tableau3.A1" office:value-type="string">
            <text:p text:style-name="Table_20_Contents">Maintient l’hydratation des organismes, régule les écosystèmes</text:p>
          </table:table-cell>
        </table:table-row>
        <table:table-row>
          <table:table-cell table:style-name="Tableau3.A1" office:value-type="string">
            <text:p text:style-name="Table_20_Contents"><text:span text:style-name="Strong_20_Emphasis">Phosphore</text:span></text:p>
          </table:table-cell>
          <table:table-cell table:style-name="Tableau3.A1" office:value-type="string">
            <text:p text:style-name="Table_20_Contents">Phosphates</text:p>
          </table:table-cell>
          <table:table-cell table:style-name="Tableau3.A1" office:value-type="string">
            <text:p text:style-name="Table_20_Contents">Fondamental pour l’ADN, membranes cellulaires</text:p>
          </table:table-cell>
        </table:table-row>
        <table:table-row>
          <table:table-cell table:style-name="Tableau3.A1" office:value-type="string">
            <text:p text:style-name="Table_20_Contents"><text:span text:style-name="Strong_20_Emphasis">Soufre</text:span></text:p>
          </table:table-cell>
          <table:table-cell table:style-name="Tableau3.A1" office:value-type="string">
            <text:p text:style-name="Table_20_Contents">Sulfates, dioxyde de soufre (SO₂)</text:p>
          </table:table-cell>
          <table:table-cell table:style-name="Tableau3.A1" office:value-type="string">
            <text:p text:style-name="Table_20_Contents">Important pour certaines protéines et acides aminés</text:p>
          </table:table-cell>
        </table:table-row>
      </table:table>
      <text:p text:style-name="Horizontal_20_Line"/>
      <text:p text:style-name="Text_20_body">Ces cycles sont tous interconnectés et jouent un rôle crucial dans le maintien de l'équilibre des écosystèmes. Ils permettent aux éléments chimiques d’être continuellement recyclés, assurant la disponibilité des ressources essentielles pour la vie et l'équilibre écologique de la planète.</text:p>
      <text:p text:style-name="P19"><text:s text:c="1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2:40:33.534000000</meta:creation-date>
    <dc:date>2024-10-26T13:13:22.397000000</dc:date>
    <meta:editing-duration>PT1H39M53S</meta:editing-duration>
    <meta:editing-cycles>16</meta:editing-cycles>
    <meta:generator>LibreOffice/24.2.6.2$Windows_X86_64 LibreOffice_project/ef66aa7e36a1bb8e65bfbc63aba53045a14d0871</meta:generator>
    <meta:document-statistic meta:table-count="3" meta:image-count="0" meta:object-count="1" meta:page-count="37" meta:paragraph-count="656" meta:word-count="12984" meta:character-count="85350" meta:non-whitespace-character-count="72489"/>
  </office:meta>
</office:document-meta>
</file>